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2">
          <table:table-cell office:value-type="string">
            <text:p>2014-02-05 19:45:13.974 Location Tryout[2551:60b] Multi-tasking -&gt; Device: YES, App: YES</text:p>
          </table:table-cell>
        </table:table-row>
        <table:table-row table:style-name="ro2">
          <table:table-cell office:value-type="string">
            <text:p>2014-02-05 19:45:13.993 Location Tryout[2551:60b] Unlimited access to network resources</text:p>
          </table:table-cell>
        </table:table-row>
        <table:table-row table:style-name="ro2">
          <table:table-cell office:value-type="string">
            <text:p>2014-02-05 19:45:14.741 Location Tryout[2551:60b] didUpdateToLocation: &lt;+45.36324218,-75.78631251&gt; +/- 5.00m (speed 14.39 mps / course 58.71) @ 05/02/2014 19:45:14 Eastern Standard Time</text:p>
          </table:table-cell>
        </table:table-row>
        <table:table-row table:style-name="ro2">
          <table:table-cell office:value-type="string">
            <text:p>2014-02-05 19:45:14.746 Location Tryout[2551:60b] didUpdateToLocation: &lt;+45.36324218,-75.78631251&gt; +/- 5.00m (speed 14.39 mps / course 58.71) @ 05/02/2014 19:45:14 Eastern Standard Time</text:p>
          </table:table-cell>
        </table:table-row>
        <table:table-row table:style-name="ro2">
          <table:table-cell office:value-type="string">
            <text:p>2014-02-05 19:45:14.764 Location Tryout[2551:60b] didUpdateToLocation: &lt;+45.36331229,-75.78615049&gt; +/- 5.00m (speed 14.67 mps / course 59.06) @ 05/02/2014 19:45:14 Eastern Standard Time</text:p>
          </table:table-cell>
        </table:table-row>
        <table:table-row table:style-name="ro2">
          <table:table-cell office:value-type="string">
            <text:p>2014-02-05 19:45:14.779 Location Tryout[2551:60b] Resetting plugins due to page load.</text:p>
          </table:table-cell>
        </table:table-row>
        <table:table-row table:style-name="ro2">
          <table:table-cell office:value-type="string">
            <text:p>2014-02-05 19:45:14.944 Location Tryout[2551:60b] Finished load of: file:///var/mobile/Applications/C953A026-CCAA-458A-9E67-1E61CC8B55F4/Location%20Tryout.app/www/index.html</text:p>
          </table:table-cell>
        </table:table-row>
        <table:table-row table:style-name="ro2">
          <table:table-cell office:value-type="string">
            <text:p>2014-02-05 19:45:15.357 Location Tryout[2551:60b] didUpdateToLocation: &lt;+45.36336904,-75.78600925&gt; +/- 5.00m (speed 14.55 mps / course 58.71) @ 05/02/2014 19:45:15 Eastern Standard Time</text:p>
          </table:table-cell>
        </table:table-row>
        <table:table-row table:style-name="ro2">
          <table:table-cell office:value-type="string">
            <text:p>2014-02-05 19:45:16.146 Location Tryout[2551:60b] didUpdateToLocation: &lt;+45.36344008,-75.78585645&gt; +/- 5.00m (speed 14.91 mps / course 58.71) @ 05/02/2014 19:45:16 Eastern Standard Time</text:p>
          </table:table-cell>
        </table:table-row>
        <table:table-row table:style-name="ro2">
          <table:table-cell office:value-type="string">
            <text:p>2014-02-05 19:45:17.262 Location Tryout[2551:60b] didUpdateToLocation: &lt;+45.36349390,-75.78566544&gt; +/- 5.00m (speed 15.07 mps / course 55.19) @ 05/02/2014 19:45:17 Eastern Standard Time</text:p>
          </table:table-cell>
        </table:table-row>
        <table:table-row table:style-name="ro2">
          <table:table-cell office:value-type="string">
            <text:p>2014-02-05 19:45:18.147 Location Tryout[2551:60b] didUpdateToLocation: &lt;+45.36357681,-75.78549457&gt; +/- 5.00m (speed 15.22 mps / course 56.69) @ 05/02/2014 19:45:18 Eastern Standard Time</text:p>
          </table:table-cell>
        </table:table-row>
        <table:table-row table:style-name="ro2">
          <table:table-cell office:value-type="string">
            <text:p>2014-02-05 19:45:19.152 Location Tryout[2551:60b] didUpdateToLocation: &lt;+45.36365088,-75.78532636&gt; +/- 5.00m (speed 15.09 mps / course 58.89) @ 05/02/2014 19:45:19 Eastern Standard Time</text:p>
          </table:table-cell>
        </table:table-row>
        <table:table-row table:style-name="ro2">
          <table:table-cell office:value-type="string">
            <text:p>2014-02-05 19:45:20.016 Location Tryout[2551:60b] didUpdateToLocation: &lt;+45.36372111,-75.78516070&gt; +/- 5.00m (speed 14.96 mps / course 58.89) @ 05/02/2014 19:45:20 Eastern Standard Time</text:p>
          </table:table-cell>
        </table:table-row>
        <table:table-row table:style-name="ro2">
          <table:table-cell office:value-type="string">
            <text:p>2014-02-05 19:45:21.030 Location Tryout[2551:60b] didUpdateToLocation: &lt;+45.36379212,-75.78500325&gt; +/- 5.00m (speed 14.96 mps / course 56.42) @ 05/02/2014 19:45:21 Eastern Standard Time</text:p>
          </table:table-cell>
        </table:table-row>
        <table:table-row table:style-name="ro2">
          <table:table-cell office:value-type="string">
            <text:p>2014-02-05 19:45:22.013 Location Tryout[2551:60b] didUpdateToLocation: &lt;+45.36387076,-75.78483462&gt; +/- 5.00m (speed 14.81 mps / course 56.42) @ 05/02/2014 19:45:22 Eastern Standard Time</text:p>
          </table:table-cell>
        </table:table-row>
        <table:table-row table:style-name="ro2">
          <table:table-cell office:value-type="string">
            <text:p>2014-02-05 19:45:23.016 Location Tryout[2551:60b] didUpdateToLocation: &lt;+45.36393756,-75.78469140&gt; +/- 5.00m (speed 14.56 mps / course 56.42) @ 05/02/2014 19:45:23 Eastern Standard Time</text:p>
          </table:table-cell>
        </table:table-row>
        <table:table-row table:style-name="ro2">
          <table:table-cell office:value-type="string">
            <text:p>2014-02-05 19:45:24.019 Location Tryout[2551:60b] didUpdateToLocation: &lt;+45.36401337,-75.78452885&gt; +/- 5.00m (speed 14.62 mps / course 56.42) @ 05/02/2014 19:45:24 Eastern Standard Time</text:p>
          </table:table-cell>
        </table:table-row>
        <table:table-row table:style-name="ro2">
          <table:table-cell office:value-type="string">
            <text:p>2014-02-05 19:45:24.996 Location Tryout[2551:60b] didUpdateToLocation: &lt;+45.36408636,-75.78437088&gt; +/- 5.00m (speed 14.77 mps / course 56.76) @ 05/02/2014 19:45:24 Eastern Standard Time</text:p>
          </table:table-cell>
        </table:table-row>
        <table:table-row table:style-name="ro2">
          <table:table-cell office:value-type="string">
            <text:p>2014-02-05 19:45:26.012 Location Tryout[2551:60b] didUpdateToLocation: &lt;+45.36415962,-75.78421177&gt; +/- 5.00m (speed 14.86 mps / course 56.76) @ 05/02/2014 19:45:26 Eastern Standard Time</text:p>
          </table:table-cell>
        </table:table-row>
        <table:table-row table:style-name="ro2">
          <table:table-cell office:value-type="string">
            <text:p>2014-02-05 19:45:26.991 Location Tryout[2551:60b] didUpdateToLocation: &lt;+45.36423119,-75.78404673&gt; +/- 5.00m (speed 15.04 mps / course 58.34) @ 05/02/2014 19:45:26 Eastern Standard Time</text:p>
          </table:table-cell>
        </table:table-row>
        <table:table-row table:style-name="ro2">
          <table:table-cell office:value-type="string">
            <text:p>2014-02-05 19:45:28.007 Location Tryout[2551:60b] didUpdateToLocation: &lt;+45.36430416,-75.78387828&gt; +/- 5.00m (speed 15.30 mps / course 58.34) @ 05/02/2014 19:45:27 Eastern Standard Time</text:p>
          </table:table-cell>
        </table:table-row>
        <table:table-row table:style-name="ro2">
          <table:table-cell office:value-type="string">
            <text:p>2014-02-05 19:45:29.019 Location Tryout[2551:60b] didUpdateToLocation: &lt;+45.36437639,-75.78371154&gt; +/- 5.00m (speed 15.43 mps / course 58.34) @ 05/02/2014 19:45:29 Eastern Standard Time</text:p>
          </table:table-cell>
        </table:table-row>
        <table:table-row table:style-name="ro2">
          <table:table-cell office:value-type="string">
            <text:p>2014-02-05 19:45:30.025 Location Tryout[2551:60b] didUpdateToLocation: &lt;+45.36444671,-75.78354508&gt; +/- 5.00m (speed 15.50 mps / course 59.07) @ 05/02/2014 19:45:30 Eastern Standard Time</text:p>
          </table:table-cell>
        </table:table-row>
        <table:table-row table:style-name="ro2">
          <table:table-cell office:value-type="string">
            <text:p>2014-02-05 19:45:31.009 Location Tryout[2551:60b] didUpdateToLocation: &lt;+45.36451421,-75.78338482&gt; +/- 5.00m (speed 15.66 mps / course 58.07) @ 05/02/2014 19:45:30 Eastern Standard Time</text:p>
          </table:table-cell>
        </table:table-row>
        <table:table-row table:style-name="ro2">
          <table:table-cell office:value-type="string">
            <text:p>2014-02-05 19:45:32.009 Location Tryout[2551:60b] didUpdateToLocation: &lt;+45.36458744,-75.78321753&gt; +/- 5.00m (speed 15.74 mps / course 58.07) @ 05/02/2014 19:45:31 Eastern Standard Time</text:p>
          </table:table-cell>
        </table:table-row>
        <table:table-row table:style-name="ro2">
          <table:table-cell office:value-type="string">
            <text:p>2014-02-05 19:45:33.345 Location Tryout[2551:60b] didUpdateToLocation: &lt;+45.36466195,-75.78304732&gt; +/- 5.00m (speed 15.69 mps / course 58.07) @ 05/02/2014 19:45:33 Eastern Standard Time</text:p>
          </table:table-cell>
        </table:table-row>
        <table:table-row table:style-name="ro2">
          <table:table-cell office:value-type="string">
            <text:p>2014-02-05 19:45:34.087 Location Tryout[2551:60b] didUpdateToLocation: &lt;+45.36473062,-75.78288075&gt; +/- 5.00m (speed 15.48 mps / course 58.84) @ 05/02/2014 19:45:34 Eastern Standard Time</text:p>
          </table:table-cell>
        </table:table-row>
        <table:table-row table:style-name="ro2">
          <table:table-cell office:value-type="string">
            <text:p>2014-02-05 19:45:35.289 Location Tryout[2551:60b] didUpdateToLocation: &lt;+45.36480354,-75.78271164&gt; +/- 5.00m (speed 15.44 mps / course 58.57) @ 05/02/2014 19:45:35 Eastern Standard Time</text:p>
          </table:table-cell>
        </table:table-row>
        <table:table-row table:style-name="ro2">
          <table:table-cell office:value-type="string">
            <text:p>2014-02-05 19:45:36.117 Location Tryout[2551:60b] didUpdateToLocation: &lt;+45.36487178,-75.78255270&gt; +/- 10.00m (speed 15.06 mps / course 58.57) @ 05/02/2014 19:45:36 Eastern Standard Time</text:p>
          </table:table-cell>
        </table:table-row>
        <table:table-row table:style-name="ro2">
          <table:table-cell office:value-type="string">
            <text:p>2014-02-05 19:45:37.227 Location Tryout[2551:60b] didUpdateToLocation: &lt;+45.36494116,-75.78239110&gt; +/- 10.00m (speed 14.81 mps / course 58.57) @ 05/02/2014 19:45:37 Eastern Standard Time</text:p>
          </table:table-cell>
        </table:table-row>
        <table:table-row table:style-name="ro2">
          <table:table-cell office:value-type="string">
            <text:p>2014-02-05 19:45:38.320 Location Tryout[2551:60b] didUpdateToLocation: &lt;+45.36500859,-75.78223402&gt; +/- 10.00m (speed 14.62 mps / course 58.57) @ 05/02/2014 19:45:38 Eastern Standard Time</text:p>
          </table:table-cell>
        </table:table-row>
        <table:table-row table:style-name="ro2">
          <table:table-cell office:value-type="string">
            <text:p>2014-02-05 19:45:39.213 Location Tryout[2551:60b] didUpdateToLocation: &lt;+45.36507767,-75.78207312&gt; +/- 10.00m (speed 14.56 mps / course 58.57) @ 05/02/2014 19:45:39 Eastern Standard Time</text:p>
          </table:table-cell>
        </table:table-row>
        <table:table-row table:style-name="ro2">
          <table:table-cell office:value-type="string">
            <text:p>2014-02-05 19:45:40.399 Location Tryout[2551:60b] didUpdateToLocation: &lt;+45.36514477,-75.78191682&gt; +/- 10.00m (speed 14.47 mps / course 58.57) @ 05/02/2014 19:45:40 Eastern Standard Time</text:p>
          </table:table-cell>
        </table:table-row>
        <table:table-row table:style-name="ro2">
          <table:table-cell office:value-type="string">
            <text:p>2014-02-05 19:45:41.190 Location Tryout[2551:60b] didUpdateToLocation: &lt;+45.36521168,-75.78176098&gt; +/- 10.00m (speed 14.44 mps / course 58.57) @ 05/02/2014 19:45:41 Eastern Standard Time</text:p>
          </table:table-cell>
        </table:table-row>
        <table:table-row table:style-name="ro2">
          <table:table-cell office:value-type="string">
            <text:p>2014-02-05 19:45:42.312 Location Tryout[2551:60b] didUpdateToLocation: &lt;+45.36527857,-75.78160518&gt; +/- 10.00m (speed 14.20 mps / course 58.57) @ 05/02/2014 19:45:42 Eastern Standard Time</text:p>
          </table:table-cell>
        </table:table-row>
        <table:table-row table:style-name="ro2">
          <table:table-cell office:value-type="string">
            <text:p>2014-02-05 19:45:43.208 Location Tryout[2551:60b] didUpdateToLocation: &lt;+45.36534191,-75.78145764&gt; +/- 10.00m (speed 14.19 mps / course 58.57) @ 05/02/2014 19:45:43 Eastern Standard Time</text:p>
          </table:table-cell>
        </table:table-row>
        <table:table-row table:style-name="ro2">
          <table:table-cell office:value-type="string">
            <text:p>2014-02-05 19:45:44.247 Location Tryout[2551:60b] didUpdateToLocation: &lt;+45.36540561,-75.78130950&gt; +/- 10.00m (speed 13.96 mps / course 58.40) @ 05/02/2014 19:45:44 Eastern Standard Time</text:p>
          </table:table-cell>
        </table:table-row>
        <table:table-row table:style-name="ro2">
          <table:table-cell office:value-type="string">
            <text:p>2014-02-05 19:45:45.169 Location Tryout[2551:60b] didUpdateToLocation: &lt;+45.36546717,-75.78116709&gt; +/- 10.00m (speed 13.60 mps / course 58.40) @ 05/02/2014 19:45:45 Eastern Standard Time</text:p>
          </table:table-cell>
        </table:table-row>
        <table:table-row table:style-name="ro2">
          <table:table-cell office:value-type="string">
            <text:p>2014-02-05 19:45:46.218 Location Tryout[2551:60b] didUpdateToLocation: &lt;+45.36553243,-75.78101610&gt; +/- 10.00m (speed 13.74 mps / course 58.40) @ 05/02/2014 19:45:46 Eastern Standard Time</text:p>
          </table:table-cell>
        </table:table-row>
        <table:table-row table:style-name="ro2">
          <table:table-cell office:value-type="string">
            <text:p>2014-02-05 19:45:47.354 Location Tryout[2551:60b] didUpdateToLocation: &lt;+45.36559689,-75.78086698&gt; +/- 10.00m (speed 13.33 mps / course 58.40) @ 05/02/2014 19:45:47 Eastern Standard Time</text:p>
          </table:table-cell>
        </table:table-row>
        <table:table-row table:style-name="ro2">
          <table:table-cell office:value-type="string">
            <text:p>2014-02-05 19:45:48.148 Location Tryout[2551:60b] didUpdateToLocation: &lt;+45.36566535,-75.78070860&gt; +/- 10.00m (speed 13.62 mps / course 58.40) @ 05/02/2014 19:45:48 Eastern Standard Time</text:p>
          </table:table-cell>
        </table:table-row>
        <table:table-row table:style-name="ro2">
          <table:table-cell office:value-type="string">
            <text:p>2014-02-05 19:45:49.324 Location Tryout[2551:60b] didUpdateToLocation: &lt;+45.36573341,-75.78055568&gt; +/- 10.00m (speed 14.03 mps / course 56.82) @ 05/02/2014 19:45:49 Eastern Standard Time</text:p>
          </table:table-cell>
        </table:table-row>
        <table:table-row table:style-name="ro2">
          <table:table-cell office:value-type="string">
            <text:p>2014-02-05 19:45:50.171 Location Tryout[2551:60b] didUpdateToLocation: &lt;+45.36582042,-75.78036627&gt; +/- 10.00m (speed 15.31 mps / course 56.82) @ 05/02/2014 19:45:50 Eastern Standard Time</text:p>
          </table:table-cell>
        </table:table-row>
        <table:table-row table:style-name="ro2">
          <table:table-cell office:value-type="string">
            <text:p>2014-02-05 19:45:51.295 Location Tryout[2551:60b] didUpdateToLocation: &lt;+45.36589410,-75.78020589&gt; +/- 10.00m (speed 14.96 mps / course 56.82) @ 05/02/2014 19:45:51 Eastern Standard Time</text:p>
          </table:table-cell>
        </table:table-row>
        <table:table-row table:style-name="ro2">
          <table:table-cell office:value-type="string">
            <text:p>2014-02-05 19:45:52.134 Location Tryout[2551:60b] didUpdateToLocation: &lt;+45.36596693,-75.78004735&gt; +/- 10.00m (speed 15.04 mps / course 56.82) @ 05/02/2014 19:45:52 Eastern Standard Time</text:p>
          </table:table-cell>
        </table:table-row>
        <table:table-row table:style-name="ro2">
          <table:table-cell office:value-type="string">
            <text:p>2014-02-05 19:45:53.221 Location Tryout[2551:60b] didUpdateToLocation: &lt;+45.36603495,-75.77989927&gt; +/- 10.00m (speed 15.05 mps / course 56.82) @ 05/02/2014 19:45:53 Eastern Standard Time</text:p>
          </table:table-cell>
        </table:table-row>
        <table:table-row table:style-name="ro2">
          <table:table-cell office:value-type="string">
            <text:p>2014-02-05 19:45:54.255 Location Tryout[2551:60b] didUpdateToLocation: &lt;+45.36610112,-75.77975426&gt; +/- 10.00m (speed 14.97 mps / course 57.04) @ 05/02/2014 19:45:54 Eastern Standard Time</text:p>
          </table:table-cell>
        </table:table-row>
        <table:table-row table:style-name="ro2">
          <table:table-cell office:value-type="string">
            <text:p>2014-02-05 19:45:55.159 Location Tryout[2551:60b] didUpdateToLocation: &lt;+45.36617274,-75.77959706&gt; +/- 10.00m (speed 14.87 mps / course 57.04) @ 05/02/2014 19:45:55 Eastern Standard Time</text:p>
          </table:table-cell>
        </table:table-row>
        <table:table-row table:style-name="ro2">
          <table:table-cell office:value-type="string">
            <text:p>2014-02-05 19:45:56.366 Location Tryout[2551:60b] didUpdateToLocation: &lt;+45.36625031,-75.77942682&gt; +/- 10.00m (speed 14.71 mps / course 57.04) @ 05/02/2014 19:45:56 Eastern Standard Time</text:p>
          </table:table-cell>
        </table:table-row>
        <table:table-row table:style-name="ro2">
          <table:table-cell office:value-type="string">
            <text:p>2014-02-05 19:45:57.164 Location Tryout[2551:60b] didUpdateToLocation: &lt;+45.36631872,-75.77927490&gt; +/- 10.00m (speed 14.57 mps / course 57.85) @ 05/02/2014 19:45:57 Eastern Standard Time</text:p>
          </table:table-cell>
        </table:table-row>
        <table:table-row table:style-name="ro2">
          <table:table-cell office:value-type="string">
            <text:p>2014-02-05 19:45:58.316 Location Tryout[2551:60b] didUpdateToLocation: &lt;+45.36637540,-75.77914655&gt; +/- 10.00m (speed 14.41 mps / course 57.85) @ 05/02/2014 19:45:58 Eastern Standard Time</text:p>
          </table:table-cell>
        </table:table-row>
        <table:table-row table:style-name="ro2">
          <table:table-cell office:value-type="string">
            <text:p>2014-02-05 19:45:59.148 Location Tryout[2551:60b] didUpdateToLocation: &lt;+45.36645898,-75.77895577&gt; +/- 10.00m (speed 14.49 mps / course 58.06) @ 05/02/2014 19:45:59 Eastern Standard Time</text:p>
          </table:table-cell>
        </table:table-row>
        <table:table-row table:style-name="ro2">
          <table:table-cell office:value-type="string">
            <text:p>2014-02-05 19:46:00.238 Location Tryout[2551:60b] didUpdateToLocation: &lt;+45.36652546,-75.77880398&gt; +/- 10.00m (speed 14.01 mps / course 58.06) @ 05/02/2014 19:46:00 Eastern Standard Time</text:p>
          </table:table-cell>
        </table:table-row>
        <table:table-row table:style-name="ro2">
          <table:table-cell office:value-type="string">
            <text:p>2014-02-05 19:46:01.013 Location Tryout[2551:60b] didUpdateToLocation: &lt;+45.36659566,-75.77864372&gt; +/- 10.00m (speed 13.91 mps / course 58.06) @ 05/02/2014 19:46:01 Eastern Standard Time</text:p>
          </table:table-cell>
        </table:table-row>
        <table:table-row table:style-name="ro2">
          <table:table-cell office:value-type="string">
            <text:p>2014-02-05 19:46:02.016 Location Tryout[2551:60b] didUpdateToLocation: &lt;+45.36666569,-75.77848382&gt; +/- 10.00m (speed 14.14 mps / course 58.06) @ 05/02/2014 19:46:02 Eastern Standard Time</text:p>
          </table:table-cell>
        </table:table-row>
        <table:table-row table:style-name="ro2">
          <table:table-cell office:value-type="string">
            <text:p>2014-02-05 19:46:03.008 Location Tryout[2551:60b] didUpdateToLocation: &lt;+45.36673091,-75.77833493&gt; +/- 10.00m (speed 14.03 mps / course 58.06) @ 05/02/2014 19:46:02 Eastern Standard Time</text:p>
          </table:table-cell>
        </table:table-row>
        <table:table-row table:style-name="ro2">
          <table:table-cell office:value-type="string">
            <text:p>2014-02-05 19:46:04.020 Location Tryout[2551:60b] didUpdateToLocation: &lt;+45.36680095,-75.77817499&gt; +/- 10.00m (speed 15.04 mps / course 58.06) @ 05/02/2014 19:46:03 Eastern Standard Time</text:p>
          </table:table-cell>
        </table:table-row>
        <table:table-row table:style-name="ro2">
          <table:table-cell office:value-type="string">
            <text:p>2014-02-05 19:46:04.999 Location Tryout[2551:60b] didUpdateToLocation: &lt;+45.36687427,-75.77800757&gt; +/- 10.00m (speed 15.82 mps / course 58.06) @ 05/02/2014 19:46:04 Eastern Standard Time</text:p>
          </table:table-cell>
        </table:table-row>
        <table:table-row table:style-name="ro2">
          <table:table-cell office:value-type="string">
            <text:p>2014-02-05 19:46:06.006 Location Tryout[2551:60b] didUpdateToLocation: &lt;+45.36694679,-75.77784197&gt; +/- 10.00m (speed 15.89 mps / course 58.06) @ 05/02/2014 19:46:05 Eastern Standard Time</text:p>
          </table:table-cell>
        </table:table-row>
        <table:table-row table:style-name="ro2">
          <table:table-cell office:value-type="string">
            <text:p>2014-02-05 19:46:07.009 Location Tryout[2551:60b] didUpdateToLocation: &lt;+45.36701635,-75.77768314&gt; +/- 10.00m (speed 15.92 mps / course 58.06) @ 05/02/2014 19:46:06 Eastern Standard Time</text:p>
          </table:table-cell>
        </table:table-row>
        <table:table-row table:style-name="ro2">
          <table:table-cell office:value-type="string">
            <text:p>2014-02-05 19:46:08.019 Location Tryout[2551:60b] didUpdateToLocation: &lt;+45.36709506,-75.77750338&gt; +/- 10.00m (speed 15.93 mps / course 58.06) @ 05/02/2014 19:46:08 Eastern Standard Time</text:p>
          </table:table-cell>
        </table:table-row>
        <table:table-row table:style-name="ro2">
          <table:table-cell office:value-type="string">
            <text:p>2014-02-05 19:46:09.009 Location Tryout[2551:60b] didUpdateToLocation: &lt;+45.36717395,-75.77732291&gt; +/- 10.00m (speed 15.97 mps / course 58.20) @ 05/02/2014 19:46:08 Eastern Standard Time</text:p>
          </table:table-cell>
        </table:table-row>
        <table:table-row table:style-name="ro2">
          <table:table-cell office:value-type="string">
            <text:p>2014-02-05 19:46:10.006 Location Tryout[2551:60b] didUpdateToLocation: &lt;+45.36724969,-75.77714905&gt; +/- 10.00m (speed 15.97 mps / course 58.20) @ 05/02/2014 19:46:09 Eastern Standard Time</text:p>
          </table:table-cell>
        </table:table-row>
        <table:table-row table:style-name="ro2">
          <table:table-cell office:value-type="string">
            <text:p>2014-02-05 19:46:11.021 Location Tryout[2551:60b] didUpdateToLocation: &lt;+45.36732402,-75.77697843&gt; +/- 10.00m (speed 15.87 mps / course 58.20) @ 05/02/2014 19:46:11 Eastern Standard Time</text:p>
          </table:table-cell>
        </table:table-row>
        <table:table-row table:style-name="ro2">
          <table:table-cell office:value-type="string">
            <text:p>2014-02-05 19:46:12.298 Location Tryout[2551:60b] didUpdateToLocation: &lt;+45.36739930,-75.77680564&gt; +/- 10.00m (speed 15.72 mps / course 58.20) @ 05/02/2014 19:46:12 Eastern Standard Time</text:p>
          </table:table-cell>
        </table:table-row>
        <table:table-row table:style-name="ro2">
          <table:table-cell office:value-type="string">
            <text:p>2014-02-05 19:46:13.125 Location Tryout[2551:60b] didUpdateToLocation: &lt;+45.36747440,-75.77663324&gt; +/- 10.00m (speed 15.67 mps / course 58.20) @ 05/02/2014 19:46:13 Eastern Standard Time</text:p>
          </table:table-cell>
        </table:table-row>
        <table:table-row table:style-name="ro2">
          <table:table-cell office:value-type="string">
            <text:p>2014-02-05 19:46:14.297 Location Tryout[2551:60b] didUpdateToLocation: &lt;+45.36754638,-75.77646832&gt; +/- 10.00m (speed 15.24 mps / course 58.09) @ 05/02/2014 19:46:14 Eastern Standard Time</text:p>
          </table:table-cell>
        </table:table-row>
        <table:table-row table:style-name="ro2">
          <table:table-cell office:value-type="string">
            <text:p>2014-02-05 19:46:15.037 Location Tryout[2551:60b] didUpdateToLocation: &lt;+45.36761733,-75.77630535&gt; +/- 10.00m (speed 15.51 mps / course 58.36) @ 05/02/2014 19:46:15 Eastern Standard Time</text:p>
          </table:table-cell>
        </table:table-row>
        <table:table-row table:style-name="ro2">
          <table:table-cell office:value-type="string">
            <text:p>2014-02-05 19:46:16.221 Location Tryout[2551:60b] didUpdateToLocation: &lt;+45.36768817,-75.77614170&gt; +/- 10.00m (speed 15.23 mps / course 58.36) @ 05/02/2014 19:46:16 Eastern Standard Time</text:p>
          </table:table-cell>
        </table:table-row>
        <table:table-row table:style-name="ro2">
          <table:table-cell office:value-type="string">
            <text:p>2014-02-05 19:46:17.163 Location Tryout[2551:60b] didUpdateToLocation: &lt;+45.36776702,-75.77595955&gt; +/- 10.00m (speed 15.69 mps / course 58.36) @ 05/02/2014 19:46:17 Eastern Standard Time</text:p>
          </table:table-cell>
        </table:table-row>
        <table:table-row table:style-name="ro2">
          <table:table-cell office:value-type="string">
            <text:p>2014-02-05 19:46:18.202 Location Tryout[2551:60b] didUpdateToLocation: &lt;+45.36783615,-75.77580313&gt; +/- 10.00m (speed 15.18 mps / course 58.44) @ 05/02/2014 19:46:18 Eastern Standard Time</text:p>
          </table:table-cell>
        </table:table-row>
        <table:table-row table:style-name="ro2">
          <table:table-cell office:value-type="string">
            <text:p>2014-02-05 19:46:19.255 Location Tryout[2551:60b] didUpdateToLocation: &lt;+45.36790937,-75.77563343&gt; +/- 10.00m (speed 15.52 mps / course 58.44) @ 05/02/2014 19:46:19 Eastern Standard Time</text:p>
          </table:table-cell>
        </table:table-row>
        <table:table-row table:style-name="ro2">
          <table:table-cell office:value-type="string">
            <text:p>2014-02-05 19:46:20.179 Location Tryout[2551:60b] didUpdateToLocation: &lt;+45.36797771,-75.77547504&gt; +/- 10.00m (speed 15.73 mps / course 58.44) @ 05/02/2014 19:46:20 Eastern Standard Time</text:p>
          </table:table-cell>
        </table:table-row>
        <table:table-row table:style-name="ro2">
          <table:table-cell office:value-type="string">
            <text:p>2014-02-05 19:46:21.347 Location Tryout[2551:60b] didUpdateToLocation: &lt;+45.36805095,-75.77530529&gt; +/- 10.00m (speed 15.65 mps / course 58.44) @ 05/02/2014 19:46:21 Eastern Standard Time</text:p>
          </table:table-cell>
        </table:table-row>
        <table:table-row table:style-name="ro2">
          <table:table-cell office:value-type="string">
            <text:p>2014-02-05 19:46:22.069 Location Tryout[2551:60b] didUpdateToLocation: &lt;+45.36812528,-75.77513302&gt; +/- 10.00m (speed 15.54 mps / course 58.44) @ 05/02/2014 19:46:22 Eastern Standard Time</text:p>
          </table:table-cell>
        </table:table-row>
        <table:table-row table:style-name="ro2">
          <table:table-cell office:value-type="string">
            <text:p>2014-02-05 19:46:23.264 Location Tryout[2551:60b] didUpdateToLocation: &lt;+45.36819842,-75.77496424&gt; +/- 10.00m (speed 15.96 mps / course 58.26) @ 05/02/2014 19:46:23 Eastern Standard Time</text:p>
          </table:table-cell>
        </table:table-row>
        <table:table-row table:style-name="ro2">
          <table:table-cell office:value-type="string">
            <text:p>2014-02-05 19:46:24.116 Location Tryout[2551:60b] didUpdateToLocation: &lt;+45.36827356,-75.77479131&gt; +/- 10.00m (speed 15.86 mps / course 58.26) @ 05/02/2014 19:46:24 Eastern Standard Time</text:p>
          </table:table-cell>
        </table:table-row>
        <table:table-row table:style-name="ro2">
          <table:table-cell office:value-type="string">
            <text:p>2014-02-05 19:46:25.214 Location Tryout[2551:60b] didUpdateToLocation: &lt;+45.36835101,-75.77461262&gt; +/- 10.00m (speed 15.83 mps / course 58.35) @ 05/02/2014 19:46:25 Eastern Standard Time</text:p>
          </table:table-cell>
        </table:table-row>
        <table:table-row table:style-name="ro2">
          <table:table-cell office:value-type="string">
            <text:p>2014-02-05 19:46:26.337 Location Tryout[2551:60b] didUpdateToLocation: &lt;+45.36842859,-75.77443345&gt; +/- 10.00m (speed 15.71 mps / course 58.35) @ 05/02/2014 19:46:26 Eastern Standard Time</text:p>
          </table:table-cell>
        </table:table-row>
        <table:table-row table:style-name="ro2">
          <table:table-cell office:value-type="string">
            <text:p>2014-02-05 19:46:27.203 Location Tryout[2551:60b] didUpdateToLocation: &lt;+45.36849947,-75.77426976&gt; +/- 10.00m (speed 15.29 mps / course 58.35) @ 05/02/2014 19:46:27 Eastern Standard Time</text:p>
          </table:table-cell>
        </table:table-row>
        <table:table-row table:style-name="ro2">
          <table:table-cell office:value-type="string">
            <text:p>2014-02-05 19:46:28.339 Location Tryout[2551:60b] didUpdateToLocation: &lt;+45.36857279,-75.77410027&gt; +/- 10.00m (speed 14.95 mps / course 58.40) @ 05/02/2014 19:46:28 Eastern Standard Time</text:p>
          </table:table-cell>
        </table:table-row>
        <table:table-row table:style-name="ro2">
          <table:table-cell office:value-type="string">
            <text:p>2014-02-05 19:46:29.142 Location Tryout[2551:60b] didUpdateToLocation: &lt;+45.36864309,-75.77393760&gt; +/- 10.00m (speed 14.46 mps / course 58.40) @ 05/02/2014 19:46:29 Eastern Standard Time</text:p>
          </table:table-cell>
        </table:table-row>
        <table:table-row table:style-name="ro2">
          <table:table-cell office:value-type="string">
            <text:p>2014-02-05 19:46:30.282 Location Tryout[2551:60b] didUpdateToLocation: &lt;+45.36870236,-75.77380046&gt; +/- 10.00m (speed 13.21 mps / course 58.40) @ 05/02/2014 19:46:30 Eastern Standard Time</text:p>
          </table:table-cell>
        </table:table-row>
        <table:table-row table:style-name="ro2">
          <table:table-cell office:value-type="string">
            <text:p>2014-02-05 19:46:31.129 Location Tryout[2551:60b] didUpdateToLocation: &lt;+45.36875635,-75.77367553&gt; +/- 10.00m (speed 11.80 mps / course 58.40) @ 05/02/2014 19:46:31 Eastern Standard Time</text:p>
          </table:table-cell>
        </table:table-row>
        <table:table-row table:style-name="ro2">
          <table:table-cell office:value-type="string">
            <text:p>2014-02-05 19:46:32.263 Location Tryout[2551:60b] didUpdateToLocation: &lt;+45.36881012,-75.77355112&gt; +/- 10.00m (speed 10.78 mps / course 58.40) @ 05/02/2014 19:46:32 Eastern Standard Time</text:p>
          </table:table-cell>
        </table:table-row>
        <table:table-row table:style-name="ro2">
          <table:table-cell office:value-type="string">
            <text:p>2014-02-05 19:46:33.254 Location Tryout[2551:60b] didUpdateToLocation: &lt;+45.36885450,-75.77344842&gt; +/- 10.00m (speed 9.86 mps / course 58.40) @ 05/02/2014 19:46:33 Eastern Standard Time</text:p>
          </table:table-cell>
        </table:table-row>
        <table:table-row table:style-name="ro2">
          <table:table-cell office:value-type="string">
            <text:p>2014-02-05 19:46:34.202 Location Tryout[2551:60b] didUpdateToLocation: &lt;+45.36889620,-75.77335193&gt; +/- 10.00m (speed 8.40 mps / course 58.40) @ 05/02/2014 19:46:34 Eastern Standard Time</text:p>
          </table:table-cell>
        </table:table-row>
        <table:table-row table:style-name="ro2">
          <table:table-cell office:value-type="string">
            <text:p>2014-02-05 19:46:35.356 Location Tryout[2551:60b] didUpdateToLocation: &lt;+45.36892447,-75.77328650&gt; +/- 10.00m (speed 6.87 mps / course 58.52) @ 05/02/2014 19:46:35 Eastern Standard Time</text:p>
          </table:table-cell>
        </table:table-row>
        <table:table-row table:style-name="ro2">
          <table:table-cell office:value-type="string">
            <text:p>2014-02-05 19:46:36.146 Location Tryout[2551:60b] didUpdateToLocation: &lt;+45.36894780,-75.77323225&gt; +/- 10.00m (speed 5.33 mps / course 58.52) @ 05/02/2014 19:46:36 Eastern Standard Time</text:p>
          </table:table-cell>
        </table:table-row>
        <table:table-row table:style-name="ro2">
          <table:table-cell office:value-type="string">
            <text:p>2014-02-05 19:46:37.351 Location Tryout[2551:60b] didUpdateToLocation: &lt;+45.36894984,-75.77322750&gt; +/- 10.00m (speed 4.05 mps / course 58.52) @ 05/02/2014 19:46:37 Eastern Standard Time</text:p>
          </table:table-cell>
        </table:table-row>
        <table:table-row table:style-name="ro2">
          <table:table-cell office:value-type="string">
            <text:p>2014-02-05 19:46:38.159 Location Tryout[2551:60b] didUpdateToLocation: &lt;+45.36894984,-75.77322750&gt; +/- 10.00m (speed 2.84 mps / course 58.52) @ 05/02/2014 19:46:38 Eastern Standard Time</text:p>
          </table:table-cell>
        </table:table-row>
        <table:table-row table:style-name="ro2">
          <table:table-cell office:value-type="string">
            <text:p>2014-02-05 19:46:39.283 Location Tryout[2551:60b] didUpdateToLocation: &lt;+45.36895056,-75.77322583&gt; +/- 10.00m (speed 2.27 mps / course 58.52) @ 05/02/2014 19:46:39 Eastern Standard Time</text:p>
          </table:table-cell>
        </table:table-row>
        <table:table-row table:style-name="ro2">
          <table:table-cell office:value-type="string">
            <text:p>2014-02-05 19:46:40.129 Location Tryout[2551:60b] didUpdateToLocation: &lt;+45.36895056,-75.77322583&gt; +/- 10.00m (speed 2.48 mps / course 58.52) @ 05/02/2014 19:46:40 Eastern Standard Time</text:p>
          </table:table-cell>
        </table:table-row>
        <table:table-row table:style-name="ro2">
          <table:table-cell office:value-type="string">
            <text:p>2014-02-05 19:46:41.242 Location Tryout[2551:60b] didUpdateToLocation: &lt;+45.36895056,-75.77322583&gt; +/- 5.00m (speed 2.63 mps / course 58.52) @ 05/02/2014 19:46:41 Eastern Standard Time</text:p>
          </table:table-cell>
        </table:table-row>
        <table:table-row table:style-name="ro2">
          <table:table-cell office:value-type="string">
            <text:p>2014-02-05 19:46:42.254 Location Tryout[2551:60b] didUpdateToLocation: &lt;+45.36904013,-75.77301778&gt; +/- 5.00m (speed 3.41 mps / course 58.50) @ 05/02/2014 19:46:42 Eastern Standard Time</text:p>
          </table:table-cell>
        </table:table-row>
        <table:table-row table:style-name="ro2">
          <table:table-cell office:value-type="string">
            <text:p>2014-02-05 19:46:43.173 Location Tryout[2551:60b] didUpdateToLocation: &lt;+45.36905612,-75.77298065&gt; +/- 5.00m (speed 3.41 mps / course 58.50) @ 05/02/2014 19:46:43 Eastern Standard Time</text:p>
          </table:table-cell>
        </table:table-row>
        <table:table-row table:style-name="ro2">
          <table:table-cell office:value-type="string">
            <text:p>2014-02-05 19:46:44.384 Location Tryout[2551:60b] didUpdateToLocation: &lt;+45.36907944,-75.77292648&gt; +/- 5.00m (speed 3.64 mps / course 58.50) @ 05/02/2014 19:46:44 Eastern Standard Time</text:p>
          </table:table-cell>
        </table:table-row>
        <table:table-row table:style-name="ro2">
          <table:table-cell office:value-type="string">
            <text:p>2014-02-05 19:46:45.193 Location Tryout[2551:60b] didUpdateToLocation: &lt;+45.36908036,-75.77292435&gt; +/- 5.00m (speed 1.99 mps / course 58.50) @ 05/02/2014 19:46:45 Eastern Standard Time</text:p>
          </table:table-cell>
        </table:table-row>
        <table:table-row table:style-name="ro2">
          <table:table-cell office:value-type="string">
            <text:p>2014-02-05 19:46:46.316 Location Tryout[2551:60b] didUpdateToLocation: &lt;+45.36907737,-75.77293128&gt; +/- 5.00m (speed 0.59 mps / course 58.50) @ 05/02/2014 19:46:46 Eastern Standard Time</text:p>
          </table:table-cell>
        </table:table-row>
        <table:table-row table:style-name="ro2">
          <table:table-cell office:value-type="string">
            <text:p>2014-02-05 19:46:47.179 Location Tryout[2551:60b] didUpdateToLocation: &lt;+45.36907795,-75.77292994&gt; +/- 5.00m (speed 0.31 mps / course 58.50) @ 05/02/2014 19:46:47 Eastern Standard Time</text:p>
          </table:table-cell>
        </table:table-row>
        <table:table-row table:style-name="ro2">
          <table:table-cell office:value-type="string">
            <text:p>2014-02-05 19:46:48.262 Location Tryout[2551:60b] didUpdateToLocation: &lt;+45.36907861,-75.77292842&gt; +/- 5.00m (speed 0.00 mps / course 58.50) @ 05/02/2014 19:46:48 Eastern Standard Time</text:p>
          </table:table-cell>
        </table:table-row>
        <table:table-row table:style-name="ro2">
          <table:table-cell office:value-type="string">
            <text:p>2014-02-05 19:46:49.224 Location Tryout[2551:60b] didUpdateToLocation: &lt;+45.36907823,-75.77292929&gt; +/- 5.00m (speed 0.00 mps / course 58.50) @ 05/02/2014 19:46:49 Eastern Standard Time</text:p>
          </table:table-cell>
        </table:table-row>
        <table:table-row table:style-name="ro2">
          <table:table-cell office:value-type="string">
            <text:p>2014-02-05 19:46:50.189 Location Tryout[2551:60b] didUpdateToLocation: &lt;+45.36907824,-75.77292928&gt; +/- 5.00m (speed 0.00 mps / course 58.50) @ 05/02/2014 19:46:50 Eastern Standard Time</text:p>
          </table:table-cell>
        </table:table-row>
        <table:table-row table:style-name="ro2">
          <table:table-cell office:value-type="string">
            <text:p>2014-02-05 19:46:51.383 Location Tryout[2551:60b] didUpdateToLocation: &lt;+45.36907824,-75.77292927&gt; +/- 5.00m (speed 0.00 mps / course 58.50) @ 05/02/2014 19:46:51 Eastern Standard Time</text:p>
          </table:table-cell>
        </table:table-row>
        <table:table-row table:style-name="ro2">
          <table:table-cell office:value-type="string">
            <text:p>2014-02-05 19:46:52.210 Location Tryout[2551:60b] didUpdateToLocation: &lt;+45.36907824,-75.77292927&gt; +/- 5.00m (speed 0.00 mps / course 58.50) @ 05/02/2014 19:46:52 Eastern Standard Time</text:p>
          </table:table-cell>
        </table:table-row>
        <table:table-row table:style-name="ro2">
          <table:table-cell office:value-type="string">
            <text:p>2014-02-05 19:46:53.353 Location Tryout[2551:60b] didUpdateToLocation: &lt;+45.36907832,-75.77292909&gt; +/- 5.00m (speed 0.00 mps / course 58.50) @ 05/02/2014 19:46:53 Eastern Standard Time</text:p>
          </table:table-cell>
        </table:table-row>
        <table:table-row table:style-name="ro2">
          <table:table-cell office:value-type="string">
            <text:p>2014-02-05 19:46:54.185 Location Tryout[2551:60b] didUpdateToLocation: &lt;+45.36907832,-75.77292908&gt; +/- 5.00m (speed 0.00 mps / course 58.50) @ 05/02/2014 19:46:54 Eastern Standard Time</text:p>
          </table:table-cell>
        </table:table-row>
        <table:table-row table:style-name="ro2">
          <table:table-cell office:value-type="string">
            <text:p>2014-02-05 19:46:55.282 Location Tryout[2551:60b] didUpdateToLocation: &lt;+45.36907832,-75.77292907&gt; +/- 5.00m (speed 0.00 mps / course 58.50) @ 05/02/2014 19:46:55 Eastern Standard Time</text:p>
          </table:table-cell>
        </table:table-row>
        <table:table-row table:style-name="ro2">
          <table:table-cell office:value-type="string">
            <text:p>2014-02-05 19:46:56.234 Location Tryout[2551:60b] didUpdateToLocation: &lt;+45.36907833,-75.77292907&gt; +/- 5.00m (speed 0.00 mps / course 58.50) @ 05/02/2014 19:46:56 Eastern Standard Time</text:p>
          </table:table-cell>
        </table:table-row>
        <table:table-row table:style-name="ro2">
          <table:table-cell office:value-type="string">
            <text:p>2014-02-05 19:46:57.245 Location Tryout[2551:60b] didUpdateToLocation: &lt;+45.36907833,-75.77292906&gt; +/- 5.00m (speed 0.00 mps / course 58.50) @ 05/02/2014 19:46:57 Eastern Standard Time</text:p>
          </table:table-cell>
        </table:table-row>
        <table:table-row table:style-name="ro2">
          <table:table-cell office:value-type="string">
            <text:p>2014-02-05 19:46:58.417 Location Tryout[2551:60b] didUpdateToLocation: &lt;+45.36907833,-75.77292905&gt; +/- 5.00m (speed 0.00 mps / course 58.50) @ 05/02/2014 19:46:58 Eastern Standard Time</text:p>
          </table:table-cell>
        </table:table-row>
        <table:table-row table:style-name="ro2">
          <table:table-cell office:value-type="string">
            <text:p>2014-02-05 19:46:59.212 Location Tryout[2551:60b] didUpdateToLocation: &lt;+45.36907832,-75.77292908&gt; +/- 5.00m (speed 0.00 mps / course 58.50) @ 05/02/2014 19:46:59 Eastern Standard Time</text:p>
          </table:table-cell>
        </table:table-row>
        <table:table-row table:style-name="ro2">
          <table:table-cell office:value-type="string">
            <text:p>2014-02-05 19:47:00.407 Location Tryout[2551:60b] didUpdateToLocation: &lt;+45.36907865,-75.77292832&gt; +/- 5.00m (speed 0.00 mps / course 58.50) @ 05/02/2014 19:47:00 Eastern Standard Time</text:p>
          </table:table-cell>
        </table:table-row>
        <table:table-row table:style-name="ro2">
          <table:table-cell office:value-type="string">
            <text:p>2014-02-05 19:47:01.005 Location Tryout[2551:60b] didUpdateToLocation: &lt;+45.36907865,-75.77292831&gt; +/- 5.00m (speed 0.00 mps / course 58.50) @ 05/02/2014 19:47:00 Eastern Standard Time</text:p>
          </table:table-cell>
        </table:table-row>
        <table:table-row table:style-name="ro2">
          <table:table-cell office:value-type="string">
            <text:p>2014-02-05 19:47:02.040 Location Tryout[2551:60b] didUpdateToLocation: &lt;+45.36907851,-75.77292865&gt; +/- 5.00m (speed 0.00 mps / course 58.50) @ 05/02/2014 19:47:02 Eastern Standard Time</text:p>
          </table:table-cell>
        </table:table-row>
        <table:table-row table:style-name="ro2">
          <table:table-cell office:value-type="string">
            <text:p>2014-02-05 19:47:03.019 Location Tryout[2551:60b] didUpdateToLocation: &lt;+45.36907869,-75.77292823&gt; +/- 5.00m (speed 0.00 mps / course 58.50) @ 05/02/2014 19:47:03 Eastern Standard Time</text:p>
          </table:table-cell>
        </table:table-row>
        <table:table-row table:style-name="ro2">
          <table:table-cell office:value-type="string">
            <text:p>2014-02-05 19:47:04.014 Location Tryout[2551:60b] didUpdateToLocation: &lt;+45.36907822,-75.77292931&gt; +/- 5.00m (speed 0.00 mps / course 58.50) @ 05/02/2014 19:47:04 Eastern Standard Time</text:p>
          </table:table-cell>
        </table:table-row>
        <table:table-row table:style-name="ro2">
          <table:table-cell office:value-type="string">
            <text:p>2014-02-05 19:47:05.003 Location Tryout[2551:60b] didUpdateToLocation: &lt;+45.36907823,-75.77292930&gt; +/- 5.00m (speed 0.00 mps / course 58.50) @ 05/02/2014 19:47:04 Eastern Standard Time</text:p>
          </table:table-cell>
        </table:table-row>
        <table:table-row table:style-name="ro2">
          <table:table-cell office:value-type="string">
            <text:p>2014-02-05 19:47:06.083 Location Tryout[2551:60b] didUpdateToLocation: &lt;+45.36907823,-75.77292930&gt; +/- 5.00m (speed 0.00 mps / course 58.50) @ 05/02/2014 19:47:06 Eastern Standard Time</text:p>
          </table:table-cell>
        </table:table-row>
        <table:table-row table:style-name="ro2">
          <table:table-cell office:value-type="string">
            <text:p>2014-02-05 19:47:07.332 Location Tryout[2551:60b] didUpdateToLocation: &lt;+45.36907823,-75.77292929&gt; +/- 5.00m (speed 0.00 mps / course 58.50) @ 05/02/2014 19:47:07 Eastern Standard Time</text:p>
          </table:table-cell>
        </table:table-row>
        <table:table-row table:style-name="ro2">
          <table:table-cell office:value-type="string">
            <text:p>2014-02-05 19:47:08.216 Location Tryout[2551:60b] didUpdateToLocation: &lt;+45.36907823,-75.77292928&gt; +/- 5.00m (speed 0.00 mps / course 58.50) @ 05/02/2014 19:47:08 Eastern Standard Time</text:p>
          </table:table-cell>
        </table:table-row>
        <table:table-row table:style-name="ro2">
          <table:table-cell office:value-type="string">
            <text:p>2014-02-05 19:47:09.351 Location Tryout[2551:60b] didUpdateToLocation: &lt;+45.36907824,-75.77292928&gt; +/- 5.00m (speed 0.00 mps / course 58.50) @ 05/02/2014 19:47:09 Eastern Standard Time</text:p>
          </table:table-cell>
        </table:table-row>
        <table:table-row table:style-name="ro2">
          <table:table-cell office:value-type="string">
            <text:p>2014-02-05 19:47:10.206 Location Tryout[2551:60b] didUpdateToLocation: &lt;+45.36907824,-75.77292927&gt; +/- 5.00m (speed 0.00 mps / course 58.50) @ 05/02/2014 19:47:10 Eastern Standard Time</text:p>
          </table:table-cell>
        </table:table-row>
        <table:table-row table:style-name="ro2">
          <table:table-cell office:value-type="string">
            <text:p>2014-02-05 19:47:11.285 Location Tryout[2551:60b] didUpdateToLocation: &lt;+45.36907824,-75.77292926&gt; +/- 5.00m (speed 0.00 mps / course 58.50) @ 05/02/2014 19:47:11 Eastern Standard Time</text:p>
          </table:table-cell>
        </table:table-row>
        <table:table-row table:style-name="ro2">
          <table:table-cell office:value-type="string">
            <text:p>2014-02-05 19:47:12.179 Location Tryout[2551:60b] didUpdateToLocation: &lt;+45.36907825,-75.77292925&gt; +/- 5.00m (speed 0.00 mps / course 58.50) @ 05/02/2014 19:47:12 Eastern Standard Time</text:p>
          </table:table-cell>
        </table:table-row>
        <table:table-row table:style-name="ro2">
          <table:table-cell office:value-type="string">
            <text:p>2014-02-05 19:47:13.046 Location Tryout[2551:60b] didUpdateToLocation: &lt;+45.36907825,-75.77292925&gt; +/- 5.00m (speed 0.00 mps / course 58.50) @ 05/02/2014 19:47:13 Eastern Standard Time</text:p>
          </table:table-cell>
        </table:table-row>
        <table:table-row table:style-name="ro2">
          <table:table-cell office:value-type="string">
            <text:p>2014-02-05 19:47:14.041 Location Tryout[2551:60b] didUpdateToLocation: &lt;+45.36907825,-75.77292924&gt; +/- 5.00m (speed 0.00 mps / course 58.50) @ 05/02/2014 19:47:14 Eastern Standard Time</text:p>
          </table:table-cell>
        </table:table-row>
        <table:table-row table:style-name="ro2">
          <table:table-cell office:value-type="string">
            <text:p>2014-02-05 19:47:15.026 Location Tryout[2551:60b] didUpdateToLocation: &lt;+45.36907826,-75.77292923&gt; +/- 5.00m (speed 0.00 mps / course 58.50) @ 05/02/2014 19:47:15 Eastern Standard Time</text:p>
          </table:table-cell>
        </table:table-row>
        <table:table-row table:style-name="ro2">
          <table:table-cell office:value-type="string">
            <text:p>2014-02-05 19:47:15.985 Location Tryout[2551:60b] didUpdateToLocation: &lt;+45.36907848,-75.77292871&gt; +/- 5.00m (speed 0.43 mps / course 58.50) @ 05/02/2014 19:47:15 Eastern Standard Time</text:p>
          </table:table-cell>
        </table:table-row>
        <table:table-row table:style-name="ro2">
          <table:table-cell office:value-type="string">
            <text:p>2014-02-05 19:47:16.998 Location Tryout[2551:60b] didUpdateToLocation: &lt;+45.36909676,-75.77288625&gt; +/- 5.00m (speed 2.70 mps / course 58.50) @ 05/02/2014 19:47:16 Eastern Standard Time</text:p>
          </table:table-cell>
        </table:table-row>
        <table:table-row table:style-name="ro2">
          <table:table-cell office:value-type="string">
            <text:p>2014-02-05 19:47:18.055 Location Tryout[2551:60b] didUpdateToLocation: &lt;+45.36913435,-75.77279893&gt; +/- 5.00m (speed 6.52 mps / course 58.50) @ 05/02/2014 19:47:18 Eastern Standard Time</text:p>
          </table:table-cell>
        </table:table-row>
        <table:table-row table:style-name="ro2">
          <table:table-cell office:value-type="string">
            <text:p>2014-02-05 19:47:19.157 Location Tryout[2551:60b] didUpdateToLocation: &lt;+45.36920703,-75.77262939&gt; +/- 5.00m (speed 8.63 mps / course 58.92) @ 05/02/2014 19:47:19 Eastern Standard Time</text:p>
          </table:table-cell>
        </table:table-row>
        <table:table-row table:style-name="ro2">
          <table:table-cell office:value-type="string">
            <text:p>2014-02-05 19:47:20.276 Location Tryout[2551:60b] didUpdateToLocation: &lt;+45.36925285,-75.77252118&gt; +/- 5.00m (speed 10.10 mps / course 58.92) @ 05/02/2014 19:47:20 Eastern Standard Time</text:p>
          </table:table-cell>
        </table:table-row>
        <table:table-row table:style-name="ro2">
          <table:table-cell office:value-type="string">
            <text:p>2014-02-05 19:47:21.287 Location Tryout[2551:60b] didUpdateToLocation: &lt;+45.36930936,-75.77238772&gt; +/- 5.00m (speed 11.52 mps / course 58.92) @ 05/02/2014 19:47:21 Eastern Standard Time</text:p>
          </table:table-cell>
        </table:table-row>
        <table:table-row table:style-name="ro2">
          <table:table-cell office:value-type="string">
            <text:p>2014-02-05 19:47:22.330 Location Tryout[2551:60b] didUpdateToLocation: &lt;+45.36936441,-75.77225872&gt; +/- 5.00m (speed 12.49 mps / course 58.46) @ 05/02/2014 19:47:22 Eastern Standard Time</text:p>
          </table:table-cell>
        </table:table-row>
        <table:table-row table:style-name="ro2">
          <table:table-cell office:value-type="string">
            <text:p>2014-02-05 19:47:23.455 Location Tryout[2551:60b] didUpdateToLocation: &lt;+45.36942610,-75.77211568&gt; +/- 5.00m (speed 13.61 mps / course 58.46) @ 05/02/2014 19:47:23 Eastern Standard Time</text:p>
          </table:table-cell>
        </table:table-row>
        <table:table-row table:style-name="ro2">
          <table:table-cell office:value-type="string">
            <text:p>2014-02-05 19:47:24.351 Location Tryout[2551:60b] didUpdateToLocation: &lt;+45.36949926,-75.77194728&gt; +/- 5.00m (speed 14.12 mps / course 58.12) @ 05/02/2014 19:47:24 Eastern Standard Time</text:p>
          </table:table-cell>
        </table:table-row>
        <table:table-row table:style-name="ro2">
          <table:table-cell office:value-type="string">
            <text:p>2014-02-05 19:47:25.397 Location Tryout[2551:60b] didUpdateToLocation: &lt;+45.36956658,-75.77179321&gt; +/- 5.00m (speed 14.33 mps / course 58.12) @ 05/02/2014 19:47:25 Eastern Standard Time</text:p>
          </table:table-cell>
        </table:table-row>
        <table:table-row table:style-name="ro2">
          <table:table-cell office:value-type="string">
            <text:p>2014-02-05 19:47:26.174 Location Tryout[2551:60b] didUpdateToLocation: &lt;+45.36963511,-75.77163638&gt; +/- 5.00m (speed 14.52 mps / course 58.12) @ 05/02/2014 19:47:26 Eastern Standard Time</text:p>
          </table:table-cell>
        </table:table-row>
        <table:table-row table:style-name="ro2">
          <table:table-cell office:value-type="string">
            <text:p>2014-02-05 19:47:27.291 Location Tryout[2551:60b] didUpdateToLocation: &lt;+45.36970426,-75.77148069&gt; +/- 5.00m (speed 14.45 mps / course 57.58) @ 05/02/2014 19:47:27 Eastern Standard Time</text:p>
          </table:table-cell>
        </table:table-row>
        <table:table-row table:style-name="ro2">
          <table:table-cell office:value-type="string">
            <text:p>2014-02-05 19:47:28.212 Location Tryout[2551:60b] didUpdateToLocation: &lt;+45.36977250,-75.77132773&gt; +/- 5.00m (speed 13.85 mps / course 57.58) @ 05/02/2014 19:47:28 Eastern Standard Time</text:p>
          </table:table-cell>
        </table:table-row>
        <table:table-row table:style-name="ro2">
          <table:table-cell office:value-type="string">
            <text:p>2014-02-05 19:47:29.226 Location Tryout[2551:60b] didUpdateToLocation: &lt;+45.36983487,-75.77118795&gt; +/- 5.00m (speed 12.70 mps / course 57.58) @ 05/02/2014 19:47:29 Eastern Standard Time</text:p>
          </table:table-cell>
        </table:table-row>
        <table:table-row table:style-name="ro2">
          <table:table-cell office:value-type="string">
            <text:p>2014-02-05 19:47:30.049 Location Tryout[2551:60b] didUpdateToLocation: &lt;+45.36988124,-75.77108402&gt; +/- 5.00m (speed 10.55 mps / course 57.58) @ 05/02/2014 19:47:30 Eastern Standard Time</text:p>
          </table:table-cell>
        </table:table-row>
        <table:table-row table:style-name="ro2">
          <table:table-cell office:value-type="string">
            <text:p>2014-02-05 19:47:31.065 Location Tryout[2551:60b] didUpdateToLocation: &lt;+45.36992767,-75.77097994&gt; +/- 5.00m (speed 9.34 mps / course 57.58) @ 05/02/2014 19:47:31 Eastern Standard Time</text:p>
          </table:table-cell>
        </table:table-row>
        <table:table-row table:style-name="ro2">
          <table:table-cell office:value-type="string">
            <text:p>2014-02-05 19:47:32.032 Location Tryout[2551:60b] didUpdateToLocation: &lt;+45.36994550,-75.77093999&gt; +/- 5.00m (speed 6.05 mps / course 57.58) @ 05/02/2014 19:47:32 Eastern Standard Time</text:p>
          </table:table-cell>
        </table:table-row>
        <table:table-row table:style-name="ro2">
          <table:table-cell office:value-type="string">
            <text:p>2014-02-05 19:47:32.988 Location Tryout[2551:60b] didUpdateToLocation: &lt;+45.36997335,-75.77087360&gt; +/- 5.00m (speed 6.05 mps / course 59.23) @ 05/02/2014 19:47:32 Eastern Standard Time</text:p>
          </table:table-cell>
        </table:table-row>
        <table:table-row table:style-name="ro2">
          <table:table-cell office:value-type="string">
            <text:p>2014-02-05 19:47:34.080 Location Tryout[2551:60b] didUpdateToLocation: &lt;+45.36996982,-75.77088203&gt; +/- 5.00m (speed 2.28 mps / course 59.23) @ 05/02/2014 19:47:34 Eastern Standard Time</text:p>
          </table:table-cell>
        </table:table-row>
        <table:table-row table:style-name="ro2">
          <table:table-cell office:value-type="string">
            <text:p>2014-02-05 19:47:35.065 Location Tryout[2551:60b] didUpdateToLocation: &lt;+45.36997446,-75.77087095&gt; +/- 5.00m (speed 0.90 mps / course 59.23) @ 05/02/2014 19:47:35 Eastern Standard Time</text:p>
          </table:table-cell>
        </table:table-row>
        <table:table-row table:style-name="ro2">
          <table:table-cell office:value-type="string">
            <text:p>2014-02-05 19:47:36.015 Location Tryout[2551:60b] didUpdateToLocation: &lt;+45.36997375,-75.77087265&gt; +/- 5.00m (speed 0.00 mps / course 59.23) @ 05/02/2014 19:47:36 Eastern Standard Time</text:p>
          </table:table-cell>
        </table:table-row>
        <table:table-row table:style-name="ro2">
          <table:table-cell office:value-type="string">
            <text:p>2014-02-05 19:47:37.004 Location Tryout[2551:60b] didUpdateToLocation: &lt;+45.36997374,-75.77087267&gt; +/- 5.00m (speed 0.00 mps / course 59.23) @ 05/02/2014 19:47:36 Eastern Standard Time</text:p>
          </table:table-cell>
        </table:table-row>
        <table:table-row table:style-name="ro2">
          <table:table-cell office:value-type="string">
            <text:p>2014-02-05 19:47:37.993 Location Tryout[2551:60b] didUpdateToLocation: &lt;+45.36996553,-75.77089228&gt; +/- 5.00m (speed 0.28 mps / course 59.23) @ 05/02/2014 19:47:37 Eastern Standard Time</text:p>
          </table:table-cell>
        </table:table-row>
        <table:table-row table:style-name="ro2">
          <table:table-cell office:value-type="string">
            <text:p>2014-02-05 19:47:39.022 Location Tryout[2551:60b] didUpdateToLocation: &lt;+45.36996002,-75.77090547&gt; +/- 5.00m (speed 0.00 mps / course 59.23) @ 05/02/2014 19:47:39 Eastern Standard Time</text:p>
          </table:table-cell>
        </table:table-row>
        <table:table-row table:style-name="ro2">
          <table:table-cell office:value-type="string">
            <text:p>2014-02-05 19:47:40.004 Location Tryout[2551:60b] didUpdateToLocation: &lt;+45.36996159,-75.77090172&gt; +/- 5.00m (speed 0.00 mps / course 59.23) @ 05/02/2014 19:47:39 Eastern Standard Time</text:p>
          </table:table-cell>
        </table:table-row>
        <table:table-row table:style-name="ro2">
          <table:table-cell office:value-type="string">
            <text:p>2014-02-05 19:47:41.017 Location Tryout[2551:60b] didUpdateToLocation: &lt;+45.36996115,-75.77090277&gt; +/- 5.00m (speed 0.00 mps / course 59.23) @ 05/02/2014 19:47:41 Eastern Standard Time</text:p>
          </table:table-cell>
        </table:table-row>
        <table:table-row table:style-name="ro2">
          <table:table-cell office:value-type="string">
            <text:p>2014-02-05 19:47:42.014 Location Tryout[2551:60b] didUpdateToLocation: &lt;+45.36996114,-75.77090279&gt; +/- 10.00m (speed 0.00 mps / course 59.23) @ 05/02/2014 19:47:42 Eastern Standard Time</text:p>
          </table:table-cell>
        </table:table-row>
        <table:table-row table:style-name="ro2">
          <table:table-cell office:value-type="string">
            <text:p>2014-02-05 19:47:43.036 Location Tryout[2551:60b] didUpdateToLocation: &lt;+45.36996113,-75.77090281&gt; +/- 10.00m (speed 0.00 mps / course 59.23) @ 05/02/2014 19:47:43 Eastern Standard Time</text:p>
          </table:table-cell>
        </table:table-row>
        <table:table-row table:style-name="ro2">
          <table:table-cell office:value-type="string">
            <text:p>2014-02-05 19:47:43.993 Location Tryout[2551:60b] didUpdateToLocation: &lt;+45.36996042,-75.77090450&gt; +/- 10.00m (speed 0.00 mps / course 59.23) @ 05/02/2014 19:47:43 Eastern Standard Time</text:p>
          </table:table-cell>
        </table:table-row>
        <table:table-row table:style-name="ro2">
          <table:table-cell office:value-type="string">
            <text:p>2014-02-05 19:47:44.999 Location Tryout[2551:60b] didUpdateToLocation: &lt;+45.36996137,-75.77090224&gt; +/- 10.00m (speed 0.00 mps / course 59.23) @ 05/02/2014 19:47:44 Eastern Standard Time</text:p>
          </table:table-cell>
        </table:table-row>
        <table:table-row table:style-name="ro2">
          <table:table-cell office:value-type="string">
            <text:p>2014-02-05 19:47:46.012 Location Tryout[2551:60b] didUpdateToLocation: &lt;+45.36996136,-75.77090226&gt; +/- 10.00m (speed 0.00 mps / course 59.23) @ 05/02/2014 19:47:46 Eastern Standard Time</text:p>
          </table:table-cell>
        </table:table-row>
        <table:table-row table:style-name="ro2">
          <table:table-cell office:value-type="string">
            <text:p>2014-02-05 19:47:47.012 Location Tryout[2551:60b] didUpdateToLocation: &lt;+45.36996187,-75.77090104&gt; +/- 10.00m (speed 0.00 mps / course 59.23) @ 05/02/2014 19:47:47 Eastern Standard Time</text:p>
          </table:table-cell>
        </table:table-row>
        <table:table-row table:style-name="ro2">
          <table:table-cell office:value-type="string">
            <text:p>2014-02-05 19:47:48.057 Location Tryout[2551:60b] didUpdateToLocation: &lt;+45.36996123,-75.77090257&gt; +/- 10.00m (speed 0.00 mps / course 59.23) @ 05/02/2014 19:47:48 Eastern Standard Time</text:p>
          </table:table-cell>
        </table:table-row>
        <table:table-row table:style-name="ro2">
          <table:table-cell office:value-type="string">
            <text:p>2014-02-05 19:47:49.021 Location Tryout[2551:60b] didUpdateToLocation: &lt;+45.36996128,-75.77090244&gt; +/- 10.00m (speed 0.00 mps / course 59.23) @ 05/02/2014 19:47:49 Eastern Standard Time</text:p>
          </table:table-cell>
        </table:table-row>
        <table:table-row table:style-name="ro2">
          <table:table-cell office:value-type="string">
            <text:p>2014-02-05 19:47:50.295 Location Tryout[2551:60b] didUpdateToLocation: &lt;+45.36996128,-75.77090246&gt; +/- 10.00m (speed 0.00 mps / course 59.23) @ 05/02/2014 19:47:50 Eastern Standard Time</text:p>
          </table:table-cell>
        </table:table-row>
        <table:table-row table:style-name="ro2">
          <table:table-cell office:value-type="string">
            <text:p>2014-02-05 19:47:51.044 Location Tryout[2551:60b] didUpdateToLocation: &lt;+45.36996118,-75.77090270&gt; +/- 10.00m (speed 0.00 mps / course 59.23) @ 05/02/2014 19:47:51 Eastern Standard Time</text:p>
          </table:table-cell>
        </table:table-row>
        <table:table-row table:style-name="ro2">
          <table:table-cell office:value-type="string">
            <text:p>2014-02-05 19:47:52.247 Location Tryout[2551:60b] didUpdateToLocation: &lt;+45.36996117,-75.77090272&gt; +/- 10.00m (speed 0.00 mps / course 59.23) @ 05/02/2014 19:47:52 Eastern Standard Time</text:p>
          </table:table-cell>
        </table:table-row>
        <table:table-row table:style-name="ro2">
          <table:table-cell office:value-type="string">
            <text:p>2014-02-05 19:47:53.150 Location Tryout[2551:60b] didUpdateToLocation: &lt;+45.36996116,-75.77090274&gt; +/- 10.00m (speed 0.00 mps / course 59.23) @ 05/02/2014 19:47:53 Eastern Standard Time</text:p>
          </table:table-cell>
        </table:table-row>
        <table:table-row table:style-name="ro2">
          <table:table-cell office:value-type="string">
            <text:p>2014-02-05 19:47:54.021 Location Tryout[2551:60b] didUpdateToLocation: &lt;+45.36996115,-75.77090276&gt; +/- 10.00m (speed 0.00 mps / course 59.23) @ 05/02/2014 19:47:54 Eastern Standard Time</text:p>
          </table:table-cell>
        </table:table-row>
        <table:table-row table:style-name="ro2">
          <table:table-cell office:value-type="string">
            <text:p>2014-02-05 19:47:55.335 Location Tryout[2551:60b] didUpdateToLocation: &lt;+45.36996110,-75.77090287&gt; +/- 10.00m (speed 0.00 mps / course 59.23) @ 05/02/2014 19:47:55 Eastern Standard Time</text:p>
          </table:table-cell>
        </table:table-row>
        <table:table-row table:style-name="ro2">
          <table:table-cell office:value-type="string">
            <text:p>2014-02-05 19:47:56.138 Location Tryout[2551:60b] didUpdateToLocation: &lt;+45.36996110,-75.77090289&gt; +/- 10.00m (speed 0.00 mps / course 59.23) @ 05/02/2014 19:47:56 Eastern Standard Time</text:p>
          </table:table-cell>
        </table:table-row>
        <table:table-row table:style-name="ro2">
          <table:table-cell office:value-type="string">
            <text:p>2014-02-05 19:47:57.314 Location Tryout[2551:60b] didUpdateToLocation: &lt;+45.36996109,-75.77090291&gt; +/- 10.00m (speed 0.00 mps / course 59.23) @ 05/02/2014 19:47:57 Eastern Standard Time</text:p>
          </table:table-cell>
        </table:table-row>
        <table:table-row table:style-name="ro2">
          <table:table-cell office:value-type="string">
            <text:p>2014-02-05 19:47:58.132 Location Tryout[2551:60b] didUpdateToLocation: &lt;+45.36996108,-75.77090293&gt; +/- 10.00m (speed 0.00 mps / course 59.23) @ 05/02/2014 19:47:58 Eastern Standard Time</text:p>
          </table:table-cell>
        </table:table-row>
        <table:table-row table:style-name="ro2">
          <table:table-cell office:value-type="string">
            <text:p>2014-02-05 19:47:59.281 Location Tryout[2551:60b] didUpdateToLocation: &lt;+45.36996107,-75.77090295&gt; +/- 10.00m (speed 0.00 mps / course 59.23) @ 05/02/2014 19:47:59 Eastern Standard Time</text:p>
          </table:table-cell>
        </table:table-row>
        <table:table-row table:style-name="ro2">
          <table:table-cell office:value-type="string">
            <text:p>2014-02-05 19:48:00.152 Location Tryout[2551:60b] didUpdateToLocation: &lt;+45.36996112,-75.77090284&gt; +/- 10.00m (speed 0.00 mps / course 59.23) @ 05/02/2014 19:48:00 Eastern Standard Time</text:p>
          </table:table-cell>
        </table:table-row>
        <table:table-row table:style-name="ro2">
          <table:table-cell office:value-type="string">
            <text:p>2014-02-05 19:48:01.221 Location Tryout[2551:60b] didUpdateToLocation: &lt;+45.36996063,-75.77090400&gt; +/- 10.00m (speed 0.15 mps / course 59.23) @ 05/02/2014 19:48:01 Eastern Standard Time</text:p>
          </table:table-cell>
        </table:table-row>
        <table:table-row table:style-name="ro2">
          <table:table-cell office:value-type="string">
            <text:p>2014-02-05 19:48:02.261 Location Tryout[2551:60b] didUpdateToLocation: &lt;+45.36996109,-75.77090291&gt; +/- 10.00m (speed 0.00 mps / course 59.23) @ 05/02/2014 19:48:02 Eastern Standard Time</text:p>
          </table:table-cell>
        </table:table-row>
        <table:table-row table:style-name="ro2">
          <table:table-cell office:value-type="string">
            <text:p>2014-02-05 19:48:03.165 Location Tryout[2551:60b] didUpdateToLocation: &lt;+45.36996069,-75.77090387&gt; +/- 10.00m (speed 0.00 mps / course 59.23) @ 05/02/2014 19:48:03 Eastern Standard Time</text:p>
          </table:table-cell>
        </table:table-row>
        <table:table-row table:style-name="ro2">
          <table:table-cell office:value-type="string">
            <text:p>2014-02-05 19:48:04.330 Location Tryout[2551:60b] didUpdateToLocation: &lt;+45.36996494,-75.77089371&gt; +/- 10.00m (speed 0.15 mps / course 59.23) @ 05/02/2014 19:48:04 Eastern Standard Time</text:p>
          </table:table-cell>
        </table:table-row>
        <table:table-row table:style-name="ro2">
          <table:table-cell office:value-type="string">
            <text:p>2014-02-05 19:48:05.095 Location Tryout[2551:60b] didUpdateToLocation: &lt;+45.36996845,-75.77088531&gt; +/- 10.00m (speed 1.11 mps / course 59.23) @ 05/02/2014 19:48:05 Eastern Standard Time</text:p>
          </table:table-cell>
        </table:table-row>
        <table:table-row table:style-name="ro2">
          <table:table-cell office:value-type="string">
            <text:p>2014-02-05 19:48:06.316 Location Tryout[2551:60b] didUpdateToLocation: &lt;+45.36998057,-75.77085635&gt; +/- 10.00m (speed 2.23 mps / course 59.23) @ 05/02/2014 19:48:06 Eastern Standard Time</text:p>
          </table:table-cell>
        </table:table-row>
        <table:table-row table:style-name="ro2">
          <table:table-cell office:value-type="string">
            <text:p>2014-02-05 19:48:07.086 Location Tryout[2551:60b] didUpdateToLocation: &lt;+45.36999794,-75.77081482&gt; +/- 10.00m (speed 3.11 mps / course 59.23) @ 05/02/2014 19:48:07 Eastern Standard Time</text:p>
          </table:table-cell>
        </table:table-row>
        <table:table-row table:style-name="ro2">
          <table:table-cell office:value-type="string">
            <text:p>2014-02-05 19:48:08.227 Location Tryout[2551:60b] didUpdateToLocation: &lt;+45.37002032,-75.77076132&gt; +/- 10.00m (speed 3.72 mps / course 59.23) @ 05/02/2014 19:48:08 Eastern Standard Time</text:p>
          </table:table-cell>
        </table:table-row>
        <table:table-row table:style-name="ro2">
          <table:table-cell office:value-type="string">
            <text:p>2014-02-05 19:48:09.175 Location Tryout[2551:60b] didUpdateToLocation: &lt;+45.37007245,-75.77063341&gt; +/- 10.00m (speed 7.53 mps / course 60.52) @ 05/02/2014 19:48:09 Eastern Standard Time</text:p>
          </table:table-cell>
        </table:table-row>
        <table:table-row table:style-name="ro2">
          <table:table-cell office:value-type="string">
            <text:p>2014-02-05 19:48:10.173 Location Tryout[2551:60b] didUpdateToLocation: &lt;+45.37009524,-75.77057600&gt; +/- 10.00m (speed 8.52 mps / course 60.52) @ 05/02/2014 19:48:10 Eastern Standard Time</text:p>
          </table:table-cell>
        </table:table-row>
        <table:table-row table:style-name="ro2">
          <table:table-cell office:value-type="string">
            <text:p>2014-02-05 19:48:11.302 Location Tryout[2551:60b] didUpdateToLocation: &lt;+45.37016488,-75.77040746&gt; +/- 10.00m (speed 9.14 mps / course 59.53) @ 05/02/2014 19:48:11 Eastern Standard Time</text:p>
          </table:table-cell>
        </table:table-row>
        <table:table-row table:style-name="ro2">
          <table:table-cell office:value-type="string">
            <text:p>2014-02-05 19:48:12.111 Location Tryout[2551:60b] didUpdateToLocation: &lt;+45.37021191,-75.77029365&gt; +/- 10.00m (speed 10.03 mps / course 59.53) @ 05/02/2014 19:48:12 Eastern Standard Time</text:p>
          </table:table-cell>
        </table:table-row>
        <table:table-row table:style-name="ro2">
          <table:table-cell office:value-type="string">
            <text:p>2014-02-05 19:48:13.282 Location Tryout[2551:60b] didUpdateToLocation: &lt;+45.37026435,-75.77016676&gt; +/- 10.00m (speed 10.57 mps / course 59.53) @ 05/02/2014 19:48:13 Eastern Standard Time</text:p>
          </table:table-cell>
        </table:table-row>
        <table:table-row table:style-name="ro2">
          <table:table-cell office:value-type="string">
            <text:p>2014-02-05 19:48:14.105 Location Tryout[2551:60b] didUpdateToLocation: &lt;+45.37031073,-75.77005441&gt; +/- 10.00m (speed 10.23 mps / course 59.58) @ 05/02/2014 19:48:14 Eastern Standard Time</text:p>
          </table:table-cell>
        </table:table-row>
        <table:table-row table:style-name="ro2">
          <table:table-cell office:value-type="string">
            <text:p>2014-02-05 19:48:15.282 Location Tryout[2551:60b] didUpdateToLocation: &lt;+45.37035496,-75.76994720&gt; +/- 10.00m (speed 9.83 mps / course 59.58) @ 05/02/2014 19:48:15 Eastern Standard Time</text:p>
          </table:table-cell>
        </table:table-row>
        <table:table-row table:style-name="ro2">
          <table:table-cell office:value-type="string">
            <text:p>2014-02-05 19:48:16.106 Location Tryout[2551:60b] didUpdateToLocation: &lt;+45.37039323,-75.76985444&gt; +/- 10.00m (speed 9.12 mps / course 59.58) @ 05/02/2014 19:48:16 Eastern Standard Time</text:p>
          </table:table-cell>
        </table:table-row>
        <table:table-row table:style-name="ro2">
          <table:table-cell office:value-type="string">
            <text:p>2014-02-05 19:48:17.224 Location Tryout[2551:60b] didUpdateToLocation: &lt;+45.37044253,-75.76973154&gt; +/- 10.00m (speed 9.70 mps / course 57.60) @ 05/02/2014 19:48:17 Eastern Standard Time</text:p>
          </table:table-cell>
        </table:table-row>
        <table:table-row table:style-name="ro2">
          <table:table-cell office:value-type="string">
            <text:p>2014-02-05 19:48:18.138 Location Tryout[2551:60b] didUpdateToLocation: &lt;+45.37047914,-75.76964942&gt; +/- 10.00m (speed 8.82 mps / course 57.60) @ 05/02/2014 19:48:18 Eastern Standard Time</text:p>
          </table:table-cell>
        </table:table-row>
        <table:table-row table:style-name="ro2">
          <table:table-cell office:value-type="string">
            <text:p>2014-02-05 19:48:19.182 Location Tryout[2551:60b] didUpdateToLocation: &lt;+45.37051791,-75.76956245&gt; +/- 10.00m (speed 8.31 mps / course 57.60) @ 05/02/2014 19:48:19 Eastern Standard Time</text:p>
          </table:table-cell>
        </table:table-row>
        <table:table-row table:style-name="ro2">
          <table:table-cell office:value-type="string">
            <text:p>2014-02-05 19:48:20.267 Location Tryout[2551:60b] didUpdateToLocation: &lt;+45.37055748,-75.76947308&gt; +/- 10.00m (speed 7.24 mps / course 58.20) @ 05/02/2014 19:48:20 Eastern Standard Time</text:p>
          </table:table-cell>
        </table:table-row>
        <table:table-row table:style-name="ro2">
          <table:table-cell office:value-type="string">
            <text:p>2014-02-05 19:48:21.219 Location Tryout[2551:60b] didUpdateToLocation: &lt;+45.37057548,-75.76943176&gt; +/- 10.00m (speed 5.63 mps / course 58.20) @ 05/02/2014 19:48:21 Eastern Standard Time</text:p>
          </table:table-cell>
        </table:table-row>
        <table:table-row table:style-name="ro2">
          <table:table-cell office:value-type="string">
            <text:p>2014-02-05 19:48:22.335 Location Tryout[2551:60b] didUpdateToLocation: &lt;+45.37059345,-75.76939050&gt; +/- 10.00m (speed 4.64 mps / course 58.20) @ 05/02/2014 19:48:22 Eastern Standard Time</text:p>
          </table:table-cell>
        </table:table-row>
        <table:table-row table:style-name="ro2">
          <table:table-cell office:value-type="string">
            <text:p>2014-02-05 19:48:23.142 Location Tryout[2551:60b] didUpdateToLocation: &lt;+45.37061449,-75.76934222&gt; +/- 10.00m (speed 4.37 mps / course 58.20) @ 05/02/2014 19:48:23 Eastern Standard Time</text:p>
          </table:table-cell>
        </table:table-row>
        <table:table-row table:style-name="ro2">
          <table:table-cell office:value-type="string">
            <text:p>2014-02-05 19:48:24.239 Location Tryout[2551:60b] didUpdateToLocation: &lt;+45.37062213,-75.76932466&gt; +/- 10.00m (speed 2.68 mps / course 58.20) @ 05/02/2014 19:48:24 Eastern Standard Time</text:p>
          </table:table-cell>
        </table:table-row>
        <table:table-row table:style-name="ro2">
          <table:table-cell office:value-type="string">
            <text:p>2014-02-05 19:48:25.238 Location Tryout[2551:60b] didUpdateToLocation: &lt;+45.37063318,-75.76929930&gt; +/- 10.00m (speed 1.40 mps / course 58.20) @ 05/02/2014 19:48:25 Eastern Standard Time</text:p>
          </table:table-cell>
        </table:table-row>
        <table:table-row table:style-name="ro2">
          <table:table-cell office:value-type="string">
            <text:p>2014-02-05 19:48:26.203 Location Tryout[2551:60b] didUpdateToLocation: &lt;+45.37064024,-75.76928311&gt; +/- 10.00m (speed 1.33 mps / course 58.20) @ 05/02/2014 19:48:26 Eastern Standard Time</text:p>
          </table:table-cell>
        </table:table-row>
        <table:table-row table:style-name="ro2">
          <table:table-cell office:value-type="string">
            <text:p>2014-02-05 19:48:27.268 Location Tryout[2551:60b] didUpdateToLocation: &lt;+45.37064285,-75.76927712&gt; +/- 10.00m (speed 1.16 mps / course 58.20) @ 05/02/2014 19:48:27 Eastern Standard Time</text:p>
          </table:table-cell>
        </table:table-row>
        <table:table-row table:style-name="ro2">
          <table:table-cell office:value-type="string">
            <text:p>2014-02-05 19:48:28.123 Location Tryout[2551:60b] didUpdateToLocation: &lt;+45.37065841,-75.76924139&gt; +/- 10.00m (speed 2.52 mps / course 58.20) @ 05/02/2014 19:48:28 Eastern Standard Time</text:p>
          </table:table-cell>
        </table:table-row>
        <table:table-row table:style-name="ro2">
          <table:table-cell office:value-type="string">
            <text:p>2014-02-05 19:48:29.008 Location Tryout[2551:60b] didUpdateToLocation: &lt;+45.37068409,-75.76918246&gt; +/- 10.00m (speed 4.57 mps / course 58.20) @ 05/02/2014 19:48:29 Eastern Standard Time</text:p>
          </table:table-cell>
        </table:table-row>
        <table:table-row table:style-name="ro2">
          <table:table-cell office:value-type="string">
            <text:p>2014-02-05 19:48:30.113 Location Tryout[2551:60b] didUpdateToLocation: &lt;+45.37071173,-75.76911900&gt; +/- 10.00m (speed 5.93 mps / course 58.20) @ 05/02/2014 19:48:30 Eastern Standard Time</text:p>
          </table:table-cell>
        </table:table-row>
        <table:table-row table:style-name="ro2">
          <table:table-cell office:value-type="string">
            <text:p>2014-02-05 19:48:31.273 Location Tryout[2551:60b] didUpdateToLocation: &lt;+45.37074506,-75.76904250&gt; +/- 10.00m (speed 7.31 mps / course 58.20) @ 05/02/2014 19:48:31 Eastern Standard Time</text:p>
          </table:table-cell>
        </table:table-row>
        <table:table-row table:style-name="ro2">
          <table:table-cell office:value-type="string">
            <text:p>2014-02-05 19:48:32.168 Location Tryout[2551:60b] didUpdateToLocation: &lt;+45.37078606,-75.76894838&gt; +/- 10.00m (speed 8.39 mps / course 58.20) @ 05/02/2014 19:48:32 Eastern Standard Time</text:p>
          </table:table-cell>
        </table:table-row>
        <table:table-row table:style-name="ro2">
          <table:table-cell office:value-type="string">
            <text:p>2014-02-05 19:48:33.216 Location Tryout[2551:60b] didUpdateToLocation: &lt;+45.37082954,-75.76884857&gt; +/- 10.00m (speed 9.51 mps / course 58.20) @ 05/02/2014 19:48:33 Eastern Standard Time</text:p>
          </table:table-cell>
        </table:table-row>
        <table:table-row table:style-name="ro2">
          <table:table-cell office:value-type="string">
            <text:p>2014-02-05 19:48:34.274 Location Tryout[2551:60b] didUpdateToLocation: &lt;+45.37088442,-75.76872221&gt; +/- 10.00m (speed 10.63 mps / course 58.28) @ 05/02/2014 19:48:34 Eastern Standard Time</text:p>
          </table:table-cell>
        </table:table-row>
        <table:table-row table:style-name="ro2">
          <table:table-cell office:value-type="string">
            <text:p>2014-02-05 19:48:35.158 Location Tryout[2551:60b] didUpdateToLocation: &lt;+45.37093656,-75.76860215&gt; +/- 10.00m (speed 11.22 mps / course 58.28) @ 05/02/2014 19:48:35 Eastern Standard Time</text:p>
          </table:table-cell>
        </table:table-row>
        <table:table-row table:style-name="ro2">
          <table:table-cell office:value-type="string">
            <text:p>2014-02-05 19:48:36.360 Location Tryout[2551:60b] didUpdateToLocation: &lt;+45.37100436,-75.76844856&gt; +/- 10.00m (speed 12.46 mps / course 57.65) @ 05/02/2014 19:48:36 Eastern Standard Time</text:p>
          </table:table-cell>
        </table:table-row>
        <table:table-row table:style-name="ro2">
          <table:table-cell office:value-type="string">
            <text:p>2014-02-05 19:48:37.140 Location Tryout[2551:60b] didUpdateToLocation: &lt;+45.37106722,-75.76830731&gt; +/- 10.00m (speed 13.14 mps / course 57.65) @ 05/02/2014 19:48:37 Eastern Standard Time</text:p>
          </table:table-cell>
        </table:table-row>
        <table:table-row table:style-name="ro2">
          <table:table-cell office:value-type="string">
            <text:p>2014-02-05 19:48:38.285 Location Tryout[2551:60b] didUpdateToLocation: &lt;+45.37113199,-75.76816240&gt; +/- 10.00m (speed 13.66 mps / course 57.65) @ 05/02/2014 19:48:38 Eastern Standard Time</text:p>
          </table:table-cell>
        </table:table-row>
        <table:table-row table:style-name="ro2">
          <table:table-cell office:value-type="string">
            <text:p>2014-02-05 19:48:39.103 Location Tryout[2551:60b] didUpdateToLocation: &lt;+45.37119912,-75.76801090&gt; +/- 10.00m (speed 13.99 mps / course 57.30) @ 05/02/2014 19:48:39 Eastern Standard Time</text:p>
          </table:table-cell>
        </table:table-row>
        <table:table-row table:style-name="ro2">
          <table:table-cell office:value-type="string">
            <text:p>2014-02-05 19:48:40.148 Location Tryout[2551:60b] didUpdateToLocation: &lt;+45.37126909,-75.76785579&gt; +/- 10.00m (speed 14.21 mps / course 57.30) @ 05/02/2014 19:48:40 Eastern Standard Time</text:p>
          </table:table-cell>
        </table:table-row>
        <table:table-row table:style-name="ro2">
          <table:table-cell office:value-type="string">
            <text:p>2014-02-05 19:48:41.207 Location Tryout[2551:60b] didUpdateToLocation: &lt;+45.37134775,-75.76768142&gt; +/- 10.00m (speed 14.32 mps / course 57.30) @ 05/02/2014 19:48:41 Eastern Standard Time</text:p>
          </table:table-cell>
        </table:table-row>
        <table:table-row table:style-name="ro2">
          <table:table-cell office:value-type="string">
            <text:p>2014-02-05 19:48:42.194 Location Tryout[2551:60b] didUpdateToLocation: &lt;+45.37142011,-75.76752101&gt; +/- 10.00m (speed 14.41 mps / course 57.30) @ 05/02/2014 19:48:42 Eastern Standard Time</text:p>
          </table:table-cell>
        </table:table-row>
        <table:table-row table:style-name="ro2">
          <table:table-cell office:value-type="string">
            <text:p>2014-02-05 19:48:43.375 Location Tryout[2551:60b] didUpdateToLocation: &lt;+45.37148415,-75.76737904&gt; +/- 10.00m (speed 14.62 mps / course 57.30) @ 05/02/2014 19:48:43 Eastern Standard Time</text:p>
          </table:table-cell>
        </table:table-row>
        <table:table-row table:style-name="ro2">
          <table:table-cell office:value-type="string">
            <text:p>2014-02-05 19:48:44.126 Location Tryout[2551:60b] didUpdateToLocation: &lt;+45.37156879,-75.76719320&gt; +/- 10.00m (speed 14.80 mps / course 57.04) @ 05/02/2014 19:48:44 Eastern Standard Time</text:p>
          </table:table-cell>
        </table:table-row>
        <table:table-row table:style-name="ro2">
          <table:table-cell office:value-type="string">
            <text:p>2014-02-05 19:48:45.037 Location Tryout[2551:60b] didUpdateToLocation: &lt;+45.37164108,-75.76703451&gt; +/- 10.00m (speed 15.40 mps / course 57.04) @ 05/02/2014 19:48:45 Eastern Standard Time</text:p>
          </table:table-cell>
        </table:table-row>
        <table:table-row table:style-name="ro2">
          <table:table-cell office:value-type="string">
            <text:p>2014-02-05 19:48:46.008 Location Tryout[2551:60b] didUpdateToLocation: &lt;+45.37173448,-75.76682419&gt; +/- 10.00m (speed 15.93 mps / course 57.50) @ 05/02/2014 19:48:45 Eastern Standard Time</text:p>
          </table:table-cell>
        </table:table-row>
        <table:table-row table:style-name="ro2">
          <table:table-cell office:value-type="string">
            <text:p>2014-02-05 19:48:47.019 Location Tryout[2551:60b] didUpdateToLocation: &lt;+45.37181573,-75.76664261&gt; +/- 10.00m (speed 16.15 mps / course 57.50) @ 05/02/2014 19:48:47 Eastern Standard Time</text:p>
          </table:table-cell>
        </table:table-row>
        <table:table-row table:style-name="ro2">
          <table:table-cell office:value-type="string">
            <text:p>2014-02-05 19:48:48.021 Location Tryout[2551:60b] didUpdateToLocation: &lt;+45.37189914,-75.76645621&gt; +/- 10.00m (speed 16.41 mps / course 57.50) @ 05/02/2014 19:48:48 Eastern Standard Time</text:p>
          </table:table-cell>
        </table:table-row>
        <table:table-row table:style-name="ro2">
          <table:table-cell office:value-type="string">
            <text:p>2014-02-05 19:48:49.017 Location Tryout[2551:60b] didUpdateToLocation: &lt;+45.37197986,-75.76627439&gt; +/- 10.00m (speed 16.98 mps / course 58.17) @ 05/02/2014 19:48:49 Eastern Standard Time</text:p>
          </table:table-cell>
        </table:table-row>
        <table:table-row table:style-name="ro2">
          <table:table-cell office:value-type="string">
            <text:p>2014-02-05 19:48:50.016 Location Tryout[2551:60b] didUpdateToLocation: &lt;+45.37205639,-75.76609889&gt; +/- 10.00m (speed 17.08 mps / course 58.17) @ 05/02/2014 19:48:50 Eastern Standard Time</text:p>
          </table:table-cell>
        </table:table-row>
        <table:table-row table:style-name="ro2">
          <table:table-cell office:value-type="string">
            <text:p>2014-02-05 19:48:51.004 Location Tryout[2551:60b] didUpdateToLocation: &lt;+45.37212303,-75.76594604&gt; +/- 10.00m (speed 16.47 mps / course 58.17) @ 05/02/2014 19:48:50 Eastern Standard Time</text:p>
          </table:table-cell>
        </table:table-row>
        <table:table-row table:style-name="ro2">
          <table:table-cell office:value-type="string">
            <text:p>2014-02-05 19:48:52.004 Location Tryout[2551:60b] didUpdateToLocation: &lt;+45.37221449,-75.76573660&gt; +/- 10.00m (speed 17.31 mps / course 58.14) @ 05/02/2014 19:48:51 Eastern Standard Time</text:p>
          </table:table-cell>
        </table:table-row>
        <table:table-row table:style-name="ro2">
          <table:table-cell office:value-type="string">
            <text:p>2014-02-05 19:48:53.003 Location Tryout[2551:60b] didUpdateToLocation: &lt;+45.37229512,-75.76555195&gt; +/- 10.00m (speed 17.16 mps / course 58.14) @ 05/02/2014 19:48:52 Eastern Standard Time</text:p>
          </table:table-cell>
        </table:table-row>
        <table:table-row table:style-name="ro2">
          <table:table-cell office:value-type="string">
            <text:p>2014-02-05 19:48:54.005 Location Tryout[2551:60b] didUpdateToLocation: &lt;+45.37238361,-75.76534929&gt; +/- 10.00m (speed 17.61 mps / course 58.14) @ 05/02/2014 19:48:53 Eastern Standard Time</text:p>
          </table:table-cell>
        </table:table-row>
        <table:table-row table:style-name="ro2">
          <table:table-cell office:value-type="string">
            <text:p>2014-02-05 19:48:55.014 Location Tryout[2551:60b] didUpdateToLocation: &lt;+45.37246248,-75.76516868&gt; +/- 10.00m (speed 17.24 mps / course 58.14) @ 05/02/2014 19:48:55 Eastern Standard Time</text:p>
          </table:table-cell>
        </table:table-row>
        <table:table-row table:style-name="ro2">
          <table:table-cell office:value-type="string">
            <text:p>2014-02-05 19:48:56.036 Location Tryout[2551:60b] didUpdateToLocation: &lt;+45.37254051,-75.76498997&gt; +/- 10.00m (speed 17.43 mps / course 58.14) @ 05/02/2014 19:48:56 Eastern Standard Time</text:p>
          </table:table-cell>
        </table:table-row>
        <table:table-row table:style-name="ro2">
          <table:table-cell office:value-type="string">
            <text:p>2014-02-05 19:48:57.024 Location Tryout[2551:60b] didUpdateToLocation: &lt;+45.37261847,-75.76481145&gt; +/- 10.00m (speed 17.50 mps / course 58.14) @ 05/02/2014 19:48:57 Eastern Standard Time</text:p>
          </table:table-cell>
        </table:table-row>
        <table:table-row table:style-name="ro2">
          <table:table-cell office:value-type="string">
            <text:p>2014-02-05 19:48:58.258 Location Tryout[2551:60b] didUpdateToLocation: &lt;+45.37271283,-75.76459577&gt; +/- 10.00m (speed 17.59 mps / course 58.08) @ 05/02/2014 19:48:58 Eastern Standard Time</text:p>
          </table:table-cell>
        </table:table-row>
        <table:table-row table:style-name="ro2">
          <table:table-cell office:value-type="string">
            <text:p>2014-02-05 19:48:59.128 Location Tryout[2551:60b] didUpdateToLocation: &lt;+45.37278816,-75.76442359&gt; +/- 10.00m (speed 17.27 mps / course 58.08) @ 05/02/2014 19:48:59 Eastern Standard Time</text:p>
          </table:table-cell>
        </table:table-row>
        <table:table-row table:style-name="ro2">
          <table:table-cell office:value-type="string">
            <text:p>2014-02-05 19:49:00.083 Location Tryout[2551:60b] didUpdateToLocation: &lt;+45.37288420,-75.76420409&gt; +/- 10.00m (speed 18.05 mps / course 58.08) @ 05/02/2014 19:49:00 Eastern Standard Time</text:p>
          </table:table-cell>
        </table:table-row>
        <table:table-row table:style-name="ro2">
          <table:table-cell office:value-type="string">
            <text:p>2014-02-05 19:49:01.133 Location Tryout[2551:60b] didUpdateToLocation: &lt;+45.37298450,-75.76397484&gt; +/- 10.00m (speed 19.10 mps / course 58.08) @ 05/02/2014 19:49:01 Eastern Standard Time</text:p>
          </table:table-cell>
        </table:table-row>
        <table:table-row table:style-name="ro2">
          <table:table-cell office:value-type="string">
            <text:p>2014-02-05 19:49:02.302 Location Tryout[2551:60b] didUpdateToLocation: &lt;+45.37304925,-75.76382685&gt; +/- 10.00m (speed 17.47 mps / course 58.08) @ 05/02/2014 19:49:02 Eastern Standard Time</text:p>
          </table:table-cell>
        </table:table-row>
        <table:table-row table:style-name="ro2">
          <table:table-cell office:value-type="string">
            <text:p>2014-02-05 19:49:03.121 Location Tryout[2551:60b] didUpdateToLocation: &lt;+45.37312314,-75.76365797&gt; +/- 10.00m (speed 17.17 mps / course 58.08) @ 05/02/2014 19:49:03 Eastern Standard Time</text:p>
          </table:table-cell>
        </table:table-row>
        <table:table-row table:style-name="ro2">
          <table:table-cell office:value-type="string">
            <text:p>2014-02-05 19:49:04.237 Location Tryout[2551:60b] didUpdateToLocation: &lt;+45.37321347,-75.76345152&gt; +/- 10.00m (speed 17.71 mps / course 58.08) @ 05/02/2014 19:49:04 Eastern Standard Time</text:p>
          </table:table-cell>
        </table:table-row>
        <table:table-row table:style-name="ro2">
          <table:table-cell office:value-type="string">
            <text:p>2014-02-05 19:49:05.258 Location Tryout[2551:60b] didUpdateToLocation: &lt;+45.37330429,-75.76324393&gt; +/- 10.00m (speed 17.82 mps / course 58.08) @ 05/02/2014 19:49:05 Eastern Standard Time</text:p>
          </table:table-cell>
        </table:table-row>
        <table:table-row table:style-name="ro2">
          <table:table-cell office:value-type="string">
            <text:p>2014-02-05 19:49:06.134 Location Tryout[2551:60b] didUpdateToLocation: &lt;+45.37338891,-75.76305354&gt; +/- 10.00m (speed 18.34 mps / course 58.05) @ 05/02/2014 19:49:06 Eastern Standard Time</text:p>
          </table:table-cell>
        </table:table-row>
        <table:table-row table:style-name="ro2">
          <table:table-cell office:value-type="string">
            <text:p>2014-02-05 19:49:07.278 Location Tryout[2551:60b] didUpdateToLocation: &lt;+45.37347831,-75.76284952&gt; +/- 10.00m (speed 18.63 mps / course 58.05) @ 05/02/2014 19:49:07 Eastern Standard Time</text:p>
          </table:table-cell>
        </table:table-row>
        <table:table-row table:style-name="ro2">
          <table:table-cell office:value-type="string">
            <text:p>2014-02-05 19:49:08.090 Location Tryout[2551:60b] didUpdateToLocation: &lt;+45.37356625,-75.76264884&gt; +/- 10.00m (speed 19.03 mps / course 58.05) @ 05/02/2014 19:49:08 Eastern Standard Time</text:p>
          </table:table-cell>
        </table:table-row>
        <table:table-row table:style-name="ro2">
          <table:table-cell office:value-type="string">
            <text:p>2014-02-05 19:49:09.318 Location Tryout[2551:60b] didUpdateToLocation: &lt;+45.37365123,-75.76245487&gt; +/- 10.00m (speed 19.50 mps / course 58.14) @ 05/02/2014 19:49:09 Eastern Standard Time</text:p>
          </table:table-cell>
        </table:table-row>
        <table:table-row table:style-name="ro2">
          <table:table-cell office:value-type="string">
            <text:p>2014-02-05 19:49:10.183 Location Tryout[2551:60b] didUpdateToLocation: &lt;+45.37374077,-75.76224977&gt; +/- 10.00m (speed 19.46 mps / course 58.14) @ 05/02/2014 19:49:10 Eastern Standard Time</text:p>
          </table:table-cell>
        </table:table-row>
        <table:table-row table:style-name="ro2">
          <table:table-cell office:value-type="string">
            <text:p>2014-02-05 19:49:11.249 Location Tryout[2551:60b] didUpdateToLocation: &lt;+45.37383284,-75.76203888&gt; +/- 10.00m (speed 19.58 mps / course 58.14) @ 05/02/2014 19:49:11 Eastern Standard Time</text:p>
          </table:table-cell>
        </table:table-row>
        <table:table-row table:style-name="ro2">
          <table:table-cell office:value-type="string">
            <text:p>2014-02-05 19:49:12.165 Location Tryout[2551:60b] didUpdateToLocation: &lt;+45.37392023,-75.76183913&gt; +/- 10.00m (speed 19.69 mps / course 58.08) @ 05/02/2014 19:49:12 Eastern Standard Time</text:p>
          </table:table-cell>
        </table:table-row>
        <table:table-row table:style-name="ro2">
          <table:table-cell office:value-type="string">
            <text:p>2014-02-05 19:49:13.219 Location Tryout[2551:60b] didUpdateToLocation: &lt;+45.37401695,-75.76161807&gt; +/- 10.00m (speed 20.02 mps / course 58.09) @ 05/02/2014 19:49:13 Eastern Standard Time</text:p>
          </table:table-cell>
        </table:table-row>
        <table:table-row table:style-name="ro2">
          <table:table-cell office:value-type="string">
            <text:p>2014-02-05 19:49:14.305 Location Tryout[2551:60b] didUpdateToLocation: &lt;+45.37411214,-75.76140046&gt; +/- 10.00m (speed 20.06 mps / course 58.09) @ 05/02/2014 19:49:14 Eastern Standard Time</text:p>
          </table:table-cell>
        </table:table-row>
        <table:table-row table:style-name="ro2">
          <table:table-cell office:value-type="string">
            <text:p>2014-02-05 19:49:15.138 Location Tryout[2551:60b] didUpdateToLocation: &lt;+45.37420924,-75.76117848&gt; +/- 10.00m (speed 19.52 mps / course 58.09) @ 05/02/2014 19:49:15 Eastern Standard Time</text:p>
          </table:table-cell>
        </table:table-row>
        <table:table-row table:style-name="ro2">
          <table:table-cell office:value-type="string">
            <text:p>2014-02-05 19:49:16.397 Location Tryout[2551:60b] didUpdateToLocation: &lt;+45.37430461,-75.76096047&gt; +/- 10.00m (speed 19.14 mps / course 58.09) @ 05/02/2014 19:49:16 Eastern Standard Time</text:p>
          </table:table-cell>
        </table:table-row>
        <table:table-row table:style-name="ro2">
          <table:table-cell office:value-type="string">
            <text:p>2014-02-05 19:49:17.127 Location Tryout[2551:60b] didUpdateToLocation: &lt;+45.37439299,-75.76075841&gt; +/- 10.00m (speed 18.85 mps / course 58.09) @ 05/02/2014 19:49:17 Eastern Standard Time</text:p>
          </table:table-cell>
        </table:table-row>
        <table:table-row table:style-name="ro2">
          <table:table-cell office:value-type="string">
            <text:p>2014-02-05 19:49:18.298 Location Tryout[2551:60b] didUpdateToLocation: &lt;+45.37448085,-75.76055755&gt; +/- 10.00m (speed 18.44 mps / course 58.09) @ 05/02/2014 19:49:18 Eastern Standard Time</text:p>
          </table:table-cell>
        </table:table-row>
        <table:table-row table:style-name="ro2">
          <table:table-cell office:value-type="string">
            <text:p>2014-02-05 19:49:19.138 Location Tryout[2551:60b] didUpdateToLocation: &lt;+45.37454648,-75.76040753&gt; +/- 10.00m (speed 18.27 mps / course 58.09) @ 05/02/2014 19:49:19 Eastern Standard Time</text:p>
          </table:table-cell>
        </table:table-row>
        <table:table-row table:style-name="ro2">
          <table:table-cell office:value-type="string">
            <text:p>2014-02-05 19:49:20.230 Location Tryout[2551:60b] didUpdateToLocation: &lt;+45.37465439,-75.76016240&gt; +/- 10.00m (speed 18.01 mps / course 57.92) @ 05/02/2014 19:49:20 Eastern Standard Time</text:p>
          </table:table-cell>
        </table:table-row>
        <table:table-row table:style-name="ro2">
          <table:table-cell office:value-type="string">
            <text:p>2014-02-05 19:49:21.222 Location Tryout[2551:60b] didUpdateToLocation: &lt;+45.37473648,-75.75997595&gt; +/- 10.00m (speed 17.52 mps / course 57.92) @ 05/02/2014 19:49:21 Eastern Standard Time</text:p>
          </table:table-cell>
        </table:table-row>
        <table:table-row table:style-name="ro2">
          <table:table-cell office:value-type="string">
            <text:p>2014-02-05 19:49:22.138 Location Tryout[2551:60b] didUpdateToLocation: &lt;+45.37482275,-75.75978012&gt; +/- 10.00m (speed 17.38 mps / course 57.85) @ 05/02/2014 19:49:22 Eastern Standard Time</text:p>
          </table:table-cell>
        </table:table-row>
        <table:table-row table:style-name="ro2">
          <table:table-cell office:value-type="string">
            <text:p>2014-02-05 19:49:23.416 Location Tryout[2551:60b] didUpdateToLocation: &lt;+45.37490733,-75.75958850&gt; +/- 10.00m (speed 17.06 mps / course 57.85) @ 05/02/2014 19:49:23 Eastern Standard Time</text:p>
          </table:table-cell>
        </table:table-row>
        <table:table-row table:style-name="ro2">
          <table:table-cell office:value-type="string">
            <text:p>2014-02-05 19:49:24.064 Location Tryout[2551:60b] didUpdateToLocation: &lt;+45.37498523,-75.75941203&gt; +/- 10.00m (speed 16.68 mps / course 57.85) @ 05/02/2014 19:49:24 Eastern Standard Time</text:p>
          </table:table-cell>
        </table:table-row>
        <table:table-row table:style-name="ro2">
          <table:table-cell office:value-type="string">
            <text:p>2014-02-05 19:49:25.317 Location Tryout[2551:60b] didUpdateToLocation: &lt;+45.37506319,-75.75923358&gt; +/- 10.00m (speed 16.46 mps / course 58.18) @ 05/02/2014 19:49:25 Eastern Standard Time</text:p>
          </table:table-cell>
        </table:table-row>
        <table:table-row table:style-name="ro2">
          <table:table-cell office:value-type="string">
            <text:p>2014-02-05 19:49:26.135 Location Tryout[2551:60b] didUpdateToLocation: &lt;+45.37513607,-75.75906640&gt; +/- 10.00m (speed 16.64 mps / course 58.18) @ 05/02/2014 19:49:26 Eastern Standard Time</text:p>
          </table:table-cell>
        </table:table-row>
        <table:table-row table:style-name="ro2">
          <table:table-cell office:value-type="string">
            <text:p>2014-02-05 19:49:27.227 Location Tryout[2551:60b] didUpdateToLocation: &lt;+45.37521485,-75.75888567&gt; +/- 10.00m (speed 16.48 mps / course 58.18) @ 05/02/2014 19:49:27 Eastern Standard Time</text:p>
          </table:table-cell>
        </table:table-row>
        <table:table-row table:style-name="ro2">
          <table:table-cell office:value-type="string">
            <text:p>2014-02-05 19:49:28.109 Location Tryout[2551:60b] didUpdateToLocation: &lt;+45.37528977,-75.75871380&gt; +/- 10.00m (speed 16.48 mps / course 58.18) @ 05/02/2014 19:49:28 Eastern Standard Time</text:p>
          </table:table-cell>
        </table:table-row>
        <table:table-row table:style-name="ro2">
          <table:table-cell office:value-type="string">
            <text:p>2014-02-05 19:49:29.196 Location Tryout[2551:60b] didUpdateToLocation: &lt;+45.37536572,-75.75853945&gt; +/- 10.00m (speed 16.08 mps / course 58.41) @ 05/02/2014 19:49:29 Eastern Standard Time</text:p>
          </table:table-cell>
        </table:table-row>
        <table:table-row table:style-name="ro2">
          <table:table-cell office:value-type="string">
            <text:p>2014-02-05 19:49:30.296 Location Tryout[2551:60b] didUpdateToLocation: &lt;+45.37544212,-75.75836260&gt; +/- 10.00m (speed 16.26 mps / course 58.41) @ 05/02/2014 19:49:30 Eastern Standard Time</text:p>
          </table:table-cell>
        </table:table-row>
        <table:table-row table:style-name="ro2">
          <table:table-cell office:value-type="string">
            <text:p>2014-02-05 19:49:31.139 Location Tryout[2551:60b] didUpdateToLocation: &lt;+45.37551561,-75.75819249&gt; +/- 10.00m (speed 16.09 mps / course 58.41) @ 05/02/2014 19:49:31 Eastern Standard Time</text:p>
          </table:table-cell>
        </table:table-row>
        <table:table-row table:style-name="ro2">
          <table:table-cell office:value-type="string">
            <text:p>2014-02-05 19:49:32.322 Location Tryout[2551:60b] didUpdateToLocation: &lt;+45.37559371,-75.75801194&gt; +/- 10.00m (speed 15.73 mps / course 58.37) @ 05/02/2014 19:49:32 Eastern Standard Time</text:p>
          </table:table-cell>
        </table:table-row>
        <table:table-row table:style-name="ro2">
          <table:table-cell office:value-type="string">
            <text:p>2014-02-05 19:49:33.121 Location Tryout[2551:60b] didUpdateToLocation: &lt;+45.37566893,-75.75783807&gt; +/- 10.00m (speed 15.77 mps / course 58.37) @ 05/02/2014 19:49:33 Eastern Standard Time</text:p>
          </table:table-cell>
        </table:table-row>
        <table:table-row table:style-name="ro2">
          <table:table-cell office:value-type="string">
            <text:p>2014-02-05 19:49:34.313 Location Tryout[2551:60b] didUpdateToLocation: &lt;+45.37574737,-75.75765677&gt; +/- 10.00m (speed 15.86 mps / course 58.37) @ 05/02/2014 19:49:34 Eastern Standard Time</text:p>
          </table:table-cell>
        </table:table-row>
        <table:table-row table:style-name="ro2">
          <table:table-cell office:value-type="string">
            <text:p>2014-02-05 19:49:35.151 Location Tryout[2551:60b] didUpdateToLocation: &lt;+45.37578747,-75.75756407&gt; +/- 10.00m (speed 15.75 mps / course 58.37) @ 05/02/2014 19:49:35 Eastern Standard Time</text:p>
          </table:table-cell>
        </table:table-row>
        <table:table-row table:style-name="ro2">
          <table:table-cell office:value-type="string">
            <text:p>2014-02-05 19:49:36.243 Location Tryout[2551:60b] didUpdateToLocation: &lt;+45.37589826,-75.75731229&gt; +/- 10.00m (speed 15.53 mps / course 57.93) @ 05/02/2014 19:49:36 Eastern Standard Time</text:p>
          </table:table-cell>
        </table:table-row>
        <table:table-row table:style-name="ro2">
          <table:table-cell office:value-type="string">
            <text:p>2014-02-05 19:49:37.267 Location Tryout[2551:60b] didUpdateToLocation: &lt;+45.37597213,-75.75714445&gt; +/- 10.00m (speed 15.48 mps / course 57.93) @ 05/02/2014 19:49:37 Eastern Standard Time</text:p>
          </table:table-cell>
        </table:table-row>
        <table:table-row table:style-name="ro2">
          <table:table-cell office:value-type="string">
            <text:p>2014-02-05 19:49:38.219 Location Tryout[2551:60b] didUpdateToLocation: &lt;+45.37604577,-75.75697714&gt; +/- 10.00m (speed 15.43 mps / course 57.93) @ 05/02/2014 19:49:38 Eastern Standard Time</text:p>
          </table:table-cell>
        </table:table-row>
        <table:table-row table:style-name="ro2">
          <table:table-cell office:value-type="string">
            <text:p>2014-02-05 19:49:39.359 Location Tryout[2551:60b] didUpdateToLocation: &lt;+45.37611590,-75.75681781&gt; +/- 10.00m (speed 15.50 mps / course 57.93) @ 05/02/2014 19:49:39 Eastern Standard Time</text:p>
          </table:table-cell>
        </table:table-row>
        <table:table-row table:style-name="ro2">
          <table:table-cell office:value-type="string">
            <text:p>2014-02-05 19:49:40.171 Location Tryout[2551:60b] didUpdateToLocation: &lt;+45.37619028,-75.75664881&gt; +/- 10.00m (speed 15.10 mps / course 57.93) @ 05/02/2014 19:49:40 Eastern Standard Time</text:p>
          </table:table-cell>
        </table:table-row>
        <table:table-row table:style-name="ro2">
          <table:table-cell office:value-type="string">
            <text:p>2014-02-05 19:49:41.341 Location Tryout[2551:60b] didUpdateToLocation: &lt;+45.37625580,-75.75649995&gt; +/- 10.00m (speed 15.16 mps / course 57.93) @ 05/02/2014 19:49:41 Eastern Standard Time</text:p>
          </table:table-cell>
        </table:table-row>
        <table:table-row table:style-name="ro2">
          <table:table-cell office:value-type="string">
            <text:p>2014-02-05 19:49:42.208 Location Tryout[2551:60b] didUpdateToLocation: &lt;+45.37633301,-75.75632053&gt; +/- 10.00m (speed 15.40 mps / course 58.51) @ 05/02/2014 19:49:42 Eastern Standard Time</text:p>
          </table:table-cell>
        </table:table-row>
        <table:table-row table:style-name="ro2">
          <table:table-cell office:value-type="string">
            <text:p>2014-02-05 19:49:43.302 Location Tryout[2551:60b] didUpdateToLocation: &lt;+45.37640733,-75.75614785&gt; +/- 10.00m (speed 15.49 mps / course 58.51) @ 05/02/2014 19:49:43 Eastern Standard Time</text:p>
          </table:table-cell>
        </table:table-row>
        <table:table-row table:style-name="ro2">
          <table:table-cell office:value-type="string">
            <text:p>2014-02-05 19:49:44.193 Location Tryout[2551:60b] didUpdateToLocation: &lt;+45.37648168,-75.75597508&gt; +/- 10.00m (speed 15.66 mps / course 58.51) @ 05/02/2014 19:49:44 Eastern Standard Time</text:p>
          </table:table-cell>
        </table:table-row>
        <table:table-row table:style-name="ro2">
          <table:table-cell office:value-type="string">
            <text:p>2014-02-05 19:49:45.206 Location Tryout[2551:60b] didUpdateToLocation: &lt;+45.37655139,-75.75581362&gt; +/- 10.00m (speed 15.45 mps / course 58.22) @ 05/02/2014 19:49:45 Eastern Standard Time</text:p>
          </table:table-cell>
        </table:table-row>
        <table:table-row table:style-name="ro2">
          <table:table-cell office:value-type="string">
            <text:p>2014-02-05 19:49:46.391 Location Tryout[2551:60b] didUpdateToLocation: &lt;+45.37661806,-75.75566042&gt; +/- 10.00m (speed 15.06 mps / course 58.22) @ 05/02/2014 19:49:46 Eastern Standard Time</text:p>
          </table:table-cell>
        </table:table-row>
        <table:table-row table:style-name="ro2">
          <table:table-cell office:value-type="string">
            <text:p>2014-02-05 19:49:47.199 Location Tryout[2551:60b] didUpdateToLocation: &lt;+45.37668263,-75.75551202&gt; +/- 10.00m (speed 15.00 mps / course 58.22) @ 05/02/2014 19:49:47 Eastern Standard Time</text:p>
          </table:table-cell>
        </table:table-row>
        <table:table-row table:style-name="ro2">
          <table:table-cell office:value-type="string">
            <text:p>2014-02-05 19:49:48.365 Location Tryout[2551:60b] didUpdateToLocation: &lt;+45.37675200,-75.75535258&gt; +/- 10.00m (speed 14.24 mps / course 58.22) @ 05/02/2014 19:49:48 Eastern Standard Time</text:p>
          </table:table-cell>
        </table:table-row>
        <table:table-row table:style-name="ro2">
          <table:table-cell office:value-type="string">
            <text:p>2014-02-05 19:49:49.190 Location Tryout[2551:60b] didUpdateToLocation: &lt;+45.37681663,-75.75520405&gt; +/- 10.00m (speed 13.74 mps / course 58.22) @ 05/02/2014 19:49:49 Eastern Standard Time</text:p>
          </table:table-cell>
        </table:table-row>
        <table:table-row table:style-name="ro2">
          <table:table-cell office:value-type="string">
            <text:p>2014-02-05 19:49:50.289 Location Tryout[2551:60b] didUpdateToLocation: &lt;+45.37686549,-75.75509177&gt; +/- 10.00m (speed 12.50 mps / course 58.22) @ 05/02/2014 19:49:50 Eastern Standard Time</text:p>
          </table:table-cell>
        </table:table-row>
        <table:table-row table:style-name="ro2">
          <table:table-cell office:value-type="string">
            <text:p>2014-02-05 19:49:51.165 Location Tryout[2551:60b] didUpdateToLocation: &lt;+45.37691600,-75.75497397&gt; +/- 10.00m (speed 10.95 mps / course 58.82) @ 05/02/2014 19:49:51 Eastern Standard Time</text:p>
          </table:table-cell>
        </table:table-row>
        <table:table-row table:style-name="ro2">
          <table:table-cell office:value-type="string">
            <text:p>2014-02-05 19:49:52.229 Location Tryout[2551:60b] didUpdateToLocation: &lt;+45.37696188,-75.75486605&gt; +/- 10.00m (speed 9.98 mps / course 58.82) @ 05/02/2014 19:49:52 Eastern Standard Time</text:p>
          </table:table-cell>
        </table:table-row>
        <table:table-row table:style-name="ro2">
          <table:table-cell office:value-type="string">
            <text:p>2014-02-05 19:49:53.281 Location Tryout[2551:60b] didUpdateToLocation: &lt;+45.37699617,-75.75478537&gt; +/- 10.00m (speed 7.54 mps / course 58.82) @ 05/02/2014 19:49:53 Eastern Standard Time</text:p>
          </table:table-cell>
        </table:table-row>
        <table:table-row table:style-name="ro2">
          <table:table-cell office:value-type="string">
            <text:p>2014-02-05 19:49:54.204 Location Tryout[2551:60b] didUpdateToLocation: &lt;+45.37702164,-75.75472547&gt; +/- 10.00m (speed 5.68 mps / course 58.82) @ 05/02/2014 19:49:54 Eastern Standard Time</text:p>
          </table:table-cell>
        </table:table-row>
        <table:table-row table:style-name="ro2">
          <table:table-cell office:value-type="string">
            <text:p>2014-02-05 19:49:55.387 Location Tryout[2551:60b] didUpdateToLocation: &lt;+45.37703733,-75.75468855&gt; +/- 10.00m (speed 4.36 mps / course 58.82) @ 05/02/2014 19:49:55 Eastern Standard Time</text:p>
          </table:table-cell>
        </table:table-row>
        <table:table-row table:style-name="ro2">
          <table:table-cell office:value-type="string">
            <text:p>2014-02-05 19:49:56.154 Location Tryout[2551:60b] didUpdateToLocation: &lt;+45.37704279,-75.75467572&gt; +/- 10.00m (speed 1.12 mps / course 58.82) @ 05/02/2014 19:49:56 Eastern Standard Time</text:p>
          </table:table-cell>
        </table:table-row>
        <table:table-row table:style-name="ro2">
          <table:table-cell office:value-type="string">
            <text:p>2014-02-05 19:49:57.330 Location Tryout[2551:60b] didUpdateToLocation: &lt;+45.37704683,-75.75466622&gt; +/- 10.00m (speed 0.60 mps / course 58.82) @ 05/02/2014 19:49:57 Eastern Standard Time</text:p>
          </table:table-cell>
        </table:table-row>
        <table:table-row table:style-name="ro2">
          <table:table-cell office:value-type="string">
            <text:p>2014-02-05 19:49:58.187 Location Tryout[2551:60b] didUpdateToLocation: &lt;+45.37704696,-75.75466590&gt; +/- 10.00m (speed 0.00 mps / course 58.82) @ 05/02/2014 19:49:58 Eastern Standard Time</text:p>
          </table:table-cell>
        </table:table-row>
        <table:table-row table:style-name="ro2">
          <table:table-cell office:value-type="string">
            <text:p>2014-02-05 19:49:59.269 Location Tryout[2551:60b] didUpdateToLocation: &lt;+45.37704700,-75.75466581&gt; +/- 10.00m (speed 0.00 mps / course 58.82) @ 05/02/2014 19:49:59 Eastern Standard Time</text:p>
          </table:table-cell>
        </table:table-row>
        <table:table-row table:style-name="ro2">
          <table:table-cell office:value-type="string">
            <text:p>2014-02-05 19:50:00.196 Location Tryout[2551:60b] didUpdateToLocation: &lt;+45.37704704,-75.75466571&gt; +/- 10.00m (speed 0.00 mps / course 58.82) @ 05/02/2014 19:50:00 Eastern Standard Time</text:p>
          </table:table-cell>
        </table:table-row>
        <table:table-row table:style-name="ro2">
          <table:table-cell office:value-type="string">
            <text:p>2014-02-05 19:50:01.197 Location Tryout[2551:60b] didUpdateToLocation: &lt;+45.37704708,-75.75466562&gt; +/- 10.00m (speed 0.00 mps / course 58.82) @ 05/02/2014 19:50:01 Eastern Standard Time</text:p>
          </table:table-cell>
        </table:table-row>
        <table:table-row table:style-name="ro2">
          <table:table-cell office:value-type="string">
            <text:p>2014-02-05 19:50:02.440 Location Tryout[2551:60b] didUpdateToLocation: &lt;+45.37704712,-75.75466552&gt; +/- 10.00m (speed 0.00 mps / course 58.82) @ 05/02/2014 19:50:02 Eastern Standard Time</text:p>
          </table:table-cell>
        </table:table-row>
        <table:table-row table:style-name="ro2">
          <table:table-cell office:value-type="string">
            <text:p>2014-02-05 19:50:03.222 Location Tryout[2551:60b] didUpdateToLocation: &lt;+45.37704717,-75.75466542&gt; +/- 10.00m (speed 0.00 mps / course 58.82) @ 05/02/2014 19:50:03 Eastern Standard Time</text:p>
          </table:table-cell>
        </table:table-row>
        <table:table-row table:style-name="ro2">
          <table:table-cell office:value-type="string">
            <text:p>2014-02-05 19:50:04.374 Location Tryout[2551:60b] didUpdateToLocation: &lt;+45.37704717,-75.75466541&gt; +/- 10.00m (speed 0.00 mps / course 58.82) @ 05/02/2014 19:50:04 Eastern Standard Time</text:p>
          </table:table-cell>
        </table:table-row>
        <table:table-row table:style-name="ro2">
          <table:table-cell office:value-type="string">
            <text:p>2014-02-05 19:50:05.200 Location Tryout[2551:60b] didUpdateToLocation: &lt;+45.37704721,-75.75466532&gt; +/- 10.00m (speed 0.00 mps / course 58.82) @ 05/02/2014 19:50:05 Eastern Standard Time</text:p>
          </table:table-cell>
        </table:table-row>
        <table:table-row table:style-name="ro2">
          <table:table-cell office:value-type="string">
            <text:p>2014-02-05 19:50:06.295 Location Tryout[2551:60b] didUpdateToLocation: &lt;+45.37704717,-75.75466541&gt; +/- 10.00m (speed 0.00 mps / course 58.82) @ 05/02/2014 19:50:06 Eastern Standard Time</text:p>
          </table:table-cell>
        </table:table-row>
        <table:table-row table:style-name="ro2">
          <table:table-cell office:value-type="string">
            <text:p>2014-02-05 19:50:07.130 Location Tryout[2551:60b] didUpdateToLocation: &lt;+45.37704721,-75.75466532&gt; +/- 10.00m (speed 0.00 mps / course 58.82) @ 05/02/2014 19:50:07 Eastern Standard Time</text:p>
          </table:table-cell>
        </table:table-row>
        <table:table-row table:style-name="ro2">
          <table:table-cell office:value-type="string">
            <text:p>2014-02-05 19:50:08.245 Location Tryout[2551:60b] didUpdateToLocation: &lt;+45.37704713,-75.75466550&gt; +/- 10.00m (speed 0.00 mps / course 58.82) @ 05/02/2014 19:50:08 Eastern Standard Time</text:p>
          </table:table-cell>
        </table:table-row>
        <table:table-row table:style-name="ro2">
          <table:table-cell office:value-type="string">
            <text:p>2014-02-05 19:50:09.234 Location Tryout[2551:60b] didUpdateToLocation: &lt;+45.37704718,-75.75466540&gt; +/- 10.00m (speed 0.00 mps / course 58.82) @ 05/02/2014 19:50:09 Eastern Standard Time</text:p>
          </table:table-cell>
        </table:table-row>
        <table:table-row table:style-name="ro2">
          <table:table-cell office:value-type="string">
            <text:p>2014-02-05 19:50:10.170 Location Tryout[2551:60b] didUpdateToLocation: &lt;+45.37704700,-75.75466581&gt; +/- 10.00m (speed 0.00 mps / course 58.82) @ 05/02/2014 19:50:10 Eastern Standard Time</text:p>
          </table:table-cell>
        </table:table-row>
        <table:table-row table:style-name="ro2">
          <table:table-cell office:value-type="string">
            <text:p>2014-02-05 19:50:11.397 Location Tryout[2551:60b] didUpdateToLocation: &lt;+45.37704704,-75.75466572&gt; +/- 10.00m (speed 0.00 mps / course 58.82) @ 05/02/2014 19:50:11 Eastern Standard Time</text:p>
          </table:table-cell>
        </table:table-row>
        <table:table-row table:style-name="ro2">
          <table:table-cell office:value-type="string">
            <text:p>2014-02-05 19:50:12.156 Location Tryout[2551:60b] didUpdateToLocation: &lt;+45.37704708,-75.75466562&gt; +/- 10.00m (speed 0.00 mps / course 58.82) @ 05/02/2014 19:50:12 Eastern Standard Time</text:p>
          </table:table-cell>
        </table:table-row>
        <table:table-row table:style-name="ro2">
          <table:table-cell office:value-type="string">
            <text:p>2014-02-05 19:50:13.320 Location Tryout[2551:60b] didUpdateToLocation: &lt;+45.37704704,-75.75466572&gt; +/- 10.00m (speed 0.00 mps / course 58.82) @ 05/02/2014 19:50:13 Eastern Standard Time</text:p>
          </table:table-cell>
        </table:table-row>
        <table:table-row table:style-name="ro2">
          <table:table-cell office:value-type="string">
            <text:p>2014-02-05 19:50:14.193 Location Tryout[2551:60b] didUpdateToLocation: &lt;+45.37704708,-75.75466562&gt; +/- 10.00m (speed 0.00 mps / course 58.82) @ 05/02/2014 19:50:14 Eastern Standard Time</text:p>
          </table:table-cell>
        </table:table-row>
        <table:table-row table:style-name="ro2">
          <table:table-cell office:value-type="string">
            <text:p>2014-02-05 19:50:15.279 Location Tryout[2551:60b] didUpdateToLocation: &lt;+45.37704712,-75.75466553&gt; +/- 10.00m (speed 0.00 mps / course 58.82) @ 05/02/2014 19:50:15 Eastern Standard Time</text:p>
          </table:table-cell>
        </table:table-row>
        <table:table-row table:style-name="ro2">
          <table:table-cell office:value-type="string">
            <text:p>2014-02-05 19:50:16.156 Location Tryout[2551:60b] didUpdateToLocation: &lt;+45.37704716,-75.75466543&gt; +/- 10.00m (speed 0.00 mps / course 58.82) @ 05/02/2014 19:50:16 Eastern Standard Time</text:p>
          </table:table-cell>
        </table:table-row>
        <table:table-row table:style-name="ro2">
          <table:table-cell office:value-type="string">
            <text:p>2014-02-05 19:50:17.201 Location Tryout[2551:60b] didUpdateToLocation: &lt;+45.37704034,-75.75468148&gt; +/- 10.00m (speed 0.52 mps / course 58.82) @ 05/02/2014 19:50:17 Eastern Standard Time</text:p>
          </table:table-cell>
        </table:table-row>
        <table:table-row table:style-name="ro2">
          <table:table-cell office:value-type="string">
            <text:p>2014-02-05 19:50:18.386 Location Tryout[2551:60b] didUpdateToLocation: &lt;+45.37704141,-75.75467896&gt; +/- 10.00m (speed 0.37 mps / course 58.82) @ 05/02/2014 19:50:18 Eastern Standard Time</text:p>
          </table:table-cell>
        </table:table-row>
        <table:table-row table:style-name="ro2">
          <table:table-cell office:value-type="string">
            <text:p>2014-02-05 19:50:19.193 Location Tryout[2551:60b] didUpdateToLocation: &lt;+45.37707720,-75.75459478&gt; +/- 10.00m (speed 3.93 mps / course 58.82) @ 05/02/2014 19:50:19 Eastern Standard Time</text:p>
          </table:table-cell>
        </table:table-row>
        <table:table-row table:style-name="ro2">
          <table:table-cell office:value-type="string">
            <text:p>2014-02-05 19:50:20.339 Location Tryout[2551:60b] didUpdateToLocation: &lt;+45.37711929,-75.75449577&gt; +/- 10.00m (speed 5.89 mps / course 58.82) @ 05/02/2014 19:50:20 Eastern Standard Time</text:p>
          </table:table-cell>
        </table:table-row>
        <table:table-row table:style-name="ro2">
          <table:table-cell office:value-type="string">
            <text:p>2014-02-05 19:50:21.171 Location Tryout[2551:60b] didUpdateToLocation: &lt;+45.37712509,-75.75448212&gt; +/- 10.00m (speed 6.81 mps / course 58.82) @ 05/02/2014 19:50:21 Eastern Standard Time</text:p>
          </table:table-cell>
        </table:table-row>
        <table:table-row table:style-name="ro2">
          <table:table-cell office:value-type="string">
            <text:p>2014-02-05 19:50:22.309 Location Tryout[2551:60b] didUpdateToLocation: &lt;+45.37718656,-75.75434124&gt; +/- 10.00m (speed 8.07 mps / course 58.15) @ 05/02/2014 19:50:22 Eastern Standard Time</text:p>
          </table:table-cell>
        </table:table-row>
        <table:table-row table:style-name="ro2">
          <table:table-cell office:value-type="string">
            <text:p>2014-02-05 19:50:23.113 Location Tryout[2551:60b] didUpdateToLocation: &lt;+45.37724112,-75.75421621&gt; +/- 10.00m (speed 9.74 mps / course 58.15) @ 05/02/2014 19:50:23 Eastern Standard Time</text:p>
          </table:table-cell>
        </table:table-row>
        <table:table-row table:style-name="ro2">
          <table:table-cell office:value-type="string">
            <text:p>2014-02-05 19:50:24.255 Location Tryout[2551:60b] didUpdateToLocation: &lt;+45.37731273,-75.75405213&gt; +/- 10.00m (speed 11.53 mps / course 58.15) @ 05/02/2014 19:50:24 Eastern Standard Time</text:p>
          </table:table-cell>
        </table:table-row>
        <table:table-row table:style-name="ro2">
          <table:table-cell office:value-type="string">
            <text:p>2014-02-05 19:50:25.321 Location Tryout[2551:60b] didUpdateToLocation: &lt;+45.37737711,-75.75390461&gt; +/- 10.00m (speed 12.12 mps / course 58.15) @ 05/02/2014 19:50:25 Eastern Standard Time</text:p>
          </table:table-cell>
        </table:table-row>
        <table:table-row table:style-name="ro2">
          <table:table-cell office:value-type="string">
            <text:p>2014-02-05 19:50:26.241 Location Tryout[2551:60b] didUpdateToLocation: &lt;+45.37745337,-75.75372987&gt; +/- 10.00m (speed 13.45 mps / course 58.15) @ 05/02/2014 19:50:26 Eastern Standard Time</text:p>
          </table:table-cell>
        </table:table-row>
        <table:table-row table:style-name="ro2">
          <table:table-cell office:value-type="string">
            <text:p>2014-02-05 19:50:27.389 Location Tryout[2551:60b] didUpdateToLocation: &lt;+45.37752462,-75.75356661&gt; +/- 10.00m (speed 14.02 mps / course 58.15) @ 05/02/2014 19:50:27 Eastern Standard Time</text:p>
          </table:table-cell>
        </table:table-row>
        <table:table-row table:style-name="ro2">
          <table:table-cell office:value-type="string">
            <text:p>2014-02-05 19:50:28.212 Location Tryout[2551:60b] didUpdateToLocation: &lt;+45.37759442,-75.75340665&gt; +/- 10.00m (speed 14.55 mps / course 58.15) @ 05/02/2014 19:50:28 Eastern Standard Time</text:p>
          </table:table-cell>
        </table:table-row>
        <table:table-row table:style-name="ro2">
          <table:table-cell office:value-type="string">
            <text:p>2014-02-05 19:50:29.368 Location Tryout[2551:60b] didUpdateToLocation: &lt;+45.37766600,-75.75324263&gt; +/- 10.00m (speed 14.87 mps / course 58.15) @ 05/02/2014 19:50:29 Eastern Standard Time</text:p>
          </table:table-cell>
        </table:table-row>
        <table:table-row table:style-name="ro2">
          <table:table-cell office:value-type="string">
            <text:p>2014-02-05 19:50:30.276 Location Tryout[2551:60b] didUpdateToLocation: &lt;+45.37774099,-75.75307079&gt; +/- 10.00m (speed 15.59 mps / course 58.15) @ 05/02/2014 19:50:30 Eastern Standard Time</text:p>
          </table:table-cell>
        </table:table-row>
        <table:table-row table:style-name="ro2">
          <table:table-cell office:value-type="string">
            <text:p>2014-02-05 19:50:31.314 Location Tryout[2551:60b] didUpdateToLocation: &lt;+45.37781699,-75.75289670&gt; +/- 10.00m (speed 15.96 mps / course 57.98) @ 05/02/2014 19:50:31 Eastern Standard Time</text:p>
          </table:table-cell>
        </table:table-row>
        <table:table-row table:style-name="ro2">
          <table:table-cell office:value-type="string">
            <text:p>2014-02-05 19:50:32.276 Location Tryout[2551:60b] didUpdateToLocation: &lt;+45.37788741,-75.75273640&gt; +/- 10.00m (speed 15.63 mps / course 57.98) @ 05/02/2014 19:50:32 Eastern Standard Time</text:p>
          </table:table-cell>
        </table:table-row>
        <table:table-row table:style-name="ro2">
          <table:table-cell office:value-type="string">
            <text:p>2014-02-05 19:50:33.273 Location Tryout[2551:60b] didUpdateToLocation: &lt;+45.37795891,-75.75257362&gt; +/- 10.00m (speed 15.56 mps / course 57.98) @ 05/02/2014 19:50:33 Eastern Standard Time</text:p>
          </table:table-cell>
        </table:table-row>
        <table:table-row table:style-name="ro2">
          <table:table-cell office:value-type="string">
            <text:p>2014-02-05 19:50:34.481 Location Tryout[2551:60b] didUpdateToLocation: &lt;+45.37801377,-75.75244873&gt; +/- 10.00m (speed 14.32 mps / course 57.98) @ 05/02/2014 19:50:34 Eastern Standard Time</text:p>
          </table:table-cell>
        </table:table-row>
        <table:table-row table:style-name="ro2">
          <table:table-cell office:value-type="string">
            <text:p>2014-02-05 19:50:35.266 Location Tryout[2551:60b] didUpdateToLocation: &lt;+45.37810365,-75.75224412&gt; +/- 10.00m (speed 16.05 mps / course 57.98) @ 05/02/2014 19:50:35 Eastern Standard Time</text:p>
          </table:table-cell>
        </table:table-row>
        <table:table-row table:style-name="ro2">
          <table:table-cell office:value-type="string">
            <text:p>2014-02-05 19:50:36.429 Location Tryout[2551:60b] didUpdateToLocation: &lt;+45.37821171,-75.75199813&gt; +/- 10.00m (speed 17.56 mps / course 57.98) @ 05/02/2014 19:50:36 Eastern Standard Time</text:p>
          </table:table-cell>
        </table:table-row>
        <table:table-row table:style-name="ro2">
          <table:table-cell office:value-type="string">
            <text:p>2014-02-05 19:50:37.314 Location Tryout[2551:60b] didUpdateToLocation: &lt;+45.37829506,-75.75180703&gt; +/- 10.00m (speed 17.61 mps / course 58.17) @ 05/02/2014 19:50:37 Eastern Standard Time</text:p>
          </table:table-cell>
        </table:table-row>
        <table:table-row table:style-name="ro2">
          <table:table-cell office:value-type="string">
            <text:p>2014-02-05 19:50:38.330 Location Tryout[2551:60b] didUpdateToLocation: &lt;+45.37837011,-75.75163488&gt; +/- 10.00m (speed 17.15 mps / course 58.17) @ 05/02/2014 19:50:38 Eastern Standard Time</text:p>
          </table:table-cell>
        </table:table-row>
        <table:table-row table:style-name="ro2">
          <table:table-cell office:value-type="string">
            <text:p>2014-02-05 19:50:39.072 Location Tryout[2551:60b] didUpdateToLocation: &lt;+45.37845033,-75.75145088&gt; +/- 10.00m (speed 17.08 mps / course 58.17) @ 05/02/2014 19:50:39 Eastern Standard Time</text:p>
          </table:table-cell>
        </table:table-row>
        <table:table-row table:style-name="ro2">
          <table:table-cell office:value-type="string">
            <text:p>2014-02-05 19:50:40.096 Location Tryout[2551:60b] didUpdateToLocation: &lt;+45.37852412,-75.75128162&gt; +/- 10.00m (speed 16.66 mps / course 58.17) @ 05/02/2014 19:50:40 Eastern Standard Time</text:p>
          </table:table-cell>
        </table:table-row>
        <table:table-row table:style-name="ro2">
          <table:table-cell office:value-type="string">
            <text:p>2014-02-05 19:50:41.039 Location Tryout[2551:60b] didUpdateToLocation: &lt;+45.37859745,-75.75111341&gt; +/- 10.00m (speed 14.97 mps / course 58.17) @ 05/02/2014 19:50:41 Eastern Standard Time</text:p>
          </table:table-cell>
        </table:table-row>
        <table:table-row table:style-name="ro2">
          <table:table-cell office:value-type="string">
            <text:p>2014-02-05 19:50:42.137 Location Tryout[2551:60b] didUpdateToLocation: &lt;+45.37863527,-75.75102664&gt; +/- 10.00m (speed 14.47 mps / course 58.17) @ 05/02/2014 19:50:42 Eastern Standard Time</text:p>
          </table:table-cell>
        </table:table-row>
        <table:table-row table:style-name="ro2">
          <table:table-cell office:value-type="string">
            <text:p>2014-02-05 19:50:43.094 Location Tryout[2551:60b] didUpdateToLocation: &lt;+45.37872795,-75.75081140&gt; +/- 10.00m (speed 13.30 mps / course 58.50) @ 05/02/2014 19:50:43 Eastern Standard Time</text:p>
          </table:table-cell>
        </table:table-row>
        <table:table-row table:style-name="ro2">
          <table:table-cell office:value-type="string">
            <text:p>2014-02-05 19:50:44.081 Location Tryout[2551:60b] didUpdateToLocation: &lt;+45.37879541,-75.75065681&gt; +/- 10.00m (speed 11.71 mps / course 58.36) @ 05/02/2014 19:50:44 Eastern Standard Time</text:p>
          </table:table-cell>
        </table:table-row>
        <table:table-row table:style-name="ro2">
          <table:table-cell office:value-type="string">
            <text:p>2014-02-05 19:50:45.099 Location Tryout[2551:60b] didUpdateToLocation: &lt;+45.37884289,-75.75054710&gt; +/- 10.00m (speed 10.21 mps / course 58.36) @ 05/02/2014 19:50:45 Eastern Standard Time</text:p>
          </table:table-cell>
        </table:table-row>
        <table:table-row table:style-name="ro2">
          <table:table-cell office:value-type="string">
            <text:p>2014-02-05 19:50:46.093 Location Tryout[2551:60b] didUpdateToLocation: &lt;+45.37888103,-75.75045898&gt; +/- 10.00m (speed 8.50 mps / course 58.36) @ 05/02/2014 19:50:46 Eastern Standard Time</text:p>
          </table:table-cell>
        </table:table-row>
        <table:table-row table:style-name="ro2">
          <table:table-cell office:value-type="string">
            <text:p>2014-02-05 19:50:47.089 Location Tryout[2551:60b] didUpdateToLocation: &lt;+45.37890914,-75.75039403&gt; +/- 10.00m (speed 6.66 mps / course 58.36) @ 05/02/2014 19:50:47 Eastern Standard Time</text:p>
          </table:table-cell>
        </table:table-row>
        <table:table-row table:style-name="ro2">
          <table:table-cell office:value-type="string">
            <text:p>2014-02-05 19:50:48.099 Location Tryout[2551:60b] didUpdateToLocation: &lt;+45.37893154,-75.75034228&gt; +/- 10.00m (speed 4.74 mps / course 58.36) @ 05/02/2014 19:50:48 Eastern Standard Time</text:p>
          </table:table-cell>
        </table:table-row>
        <table:table-row table:style-name="ro2">
          <table:table-cell office:value-type="string">
            <text:p>2014-02-05 19:50:49.071 Location Tryout[2551:60b] didUpdateToLocation: &lt;+45.37893790,-75.75032760&gt; +/- 10.00m (speed 1.81 mps / course 58.36) @ 05/02/2014 19:50:49 Eastern Standard Time</text:p>
          </table:table-cell>
        </table:table-row>
        <table:table-row table:style-name="ro2">
          <table:table-cell office:value-type="string">
            <text:p>2014-02-05 19:50:50.193 Location Tryout[2551:60b] didUpdateToLocation: &lt;+45.37893868,-75.75032578&gt; +/- 10.00m (speed 0.18 mps / course 58.36) @ 05/02/2014 19:50:50 Eastern Standard Time</text:p>
          </table:table-cell>
        </table:table-row>
        <table:table-row table:style-name="ro2">
          <table:table-cell office:value-type="string">
            <text:p>2014-02-05 19:50:51.099 Location Tryout[2551:60b] didUpdateToLocation: &lt;+45.37893920,-75.75032459&gt; +/- 10.00m (speed 0.00 mps / course 58.36) @ 05/02/2014 19:50:51 Eastern Standard Time</text:p>
          </table:table-cell>
        </table:table-row>
        <table:table-row table:style-name="ro2">
          <table:table-cell office:value-type="string">
            <text:p>2014-02-05 19:50:52.089 Location Tryout[2551:60b] didUpdateToLocation: &lt;+45.37893917,-75.75032466&gt; +/- 10.00m (speed 0.00 mps / course 58.36) @ 05/02/2014 19:50:52 Eastern Standard Time</text:p>
          </table:table-cell>
        </table:table-row>
        <table:table-row table:style-name="ro2">
          <table:table-cell office:value-type="string">
            <text:p>2014-02-05 19:50:53.082 Location Tryout[2551:60b] didUpdateToLocation: &lt;+45.37893914,-75.75032473&gt; +/- 10.00m (speed 0.00 mps / course 58.36) @ 05/02/2014 19:50:53 Eastern Standard Time</text:p>
          </table:table-cell>
        </table:table-row>
        <table:table-row table:style-name="ro2">
          <table:table-cell office:value-type="string">
            <text:p>2014-02-05 19:50:54.114 Location Tryout[2551:60b] didUpdateToLocation: &lt;+45.37893911,-75.75032480&gt; +/- 10.00m (speed 0.00 mps / course 58.36) @ 05/02/2014 19:50:54 Eastern Standard Time</text:p>
          </table:table-cell>
        </table:table-row>
        <table:table-row table:style-name="ro2">
          <table:table-cell office:value-type="string">
            <text:p>2014-02-05 19:50:55.077 Location Tryout[2551:60b] didUpdateToLocation: &lt;+45.37893903,-75.75032497&gt; +/- 10.00m (speed 0.00 mps / course 58.36) @ 05/02/2014 19:50:55 Eastern Standard Time</text:p>
          </table:table-cell>
        </table:table-row>
        <table:table-row table:style-name="ro2">
          <table:table-cell office:value-type="string">
            <text:p>2014-02-05 19:50:56.082 Location Tryout[2551:60b] didUpdateToLocation: &lt;+45.37893900,-75.75032504&gt; +/- 10.00m (speed 0.00 mps / course 58.36) @ 05/02/2014 19:50:56 Eastern Standard Time</text:p>
          </table:table-cell>
        </table:table-row>
        <table:table-row table:style-name="ro2">
          <table:table-cell office:value-type="string">
            <text:p>2014-02-05 19:50:57.070 Location Tryout[2551:60b] didUpdateToLocation: &lt;+45.37893897,-75.75032511&gt; +/- 10.00m (speed 0.00 mps / course 58.36) @ 05/02/2014 19:50:57 Eastern Standard Time</text:p>
          </table:table-cell>
        </table:table-row>
        <table:table-row table:style-name="ro2">
          <table:table-cell office:value-type="string">
            <text:p>2014-02-05 19:50:58.086 Location Tryout[2551:60b] didUpdateToLocation: &lt;+45.37893850,-75.75032621&gt; +/- 10.00m (speed 0.00 mps / course 58.36) @ 05/02/2014 19:50:58 Eastern Standard Time</text:p>
          </table:table-cell>
        </table:table-row>
        <table:table-row table:style-name="ro2">
          <table:table-cell office:value-type="string">
            <text:p>2014-02-05 19:50:59.084 Location Tryout[2551:60b] didUpdateToLocation: &lt;+45.37893847,-75.75032628&gt; +/- 10.00m (speed 0.00 mps / course 58.36) @ 05/02/2014 19:50:59 Eastern Standard Time</text:p>
          </table:table-cell>
        </table:table-row>
        <table:table-row table:style-name="ro2">
          <table:table-cell office:value-type="string">
            <text:p>2014-02-05 19:51:00.059 Location Tryout[2551:60b] didUpdateToLocation: &lt;+45.37893854,-75.75032611&gt; +/- 10.00m (speed 0.00 mps / course 58.36) @ 05/02/2014 19:51:00 Eastern Standard Time</text:p>
          </table:table-cell>
        </table:table-row>
        <table:table-row table:style-name="ro2">
          <table:table-cell office:value-type="string">
            <text:p>2014-02-05 19:51:01.102 Location Tryout[2551:60b] didUpdateToLocation: &lt;+45.37893378,-75.75033711&gt; +/- 10.00m (speed 0.42 mps / course 58.36) @ 05/02/2014 19:51:01 Eastern Standard Time</text:p>
          </table:table-cell>
        </table:table-row>
        <table:table-row table:style-name="ro2">
          <table:table-cell office:value-type="string">
            <text:p>2014-02-05 19:51:02.048 Location Tryout[2551:60b] didUpdateToLocation: &lt;+45.37894803,-75.75030418&gt; +/- 10.00m (speed 3.23 mps / course 58.36) @ 05/02/2014 19:51:02 Eastern Standard Time</text:p>
          </table:table-cell>
        </table:table-row>
        <table:table-row table:style-name="ro2">
          <table:table-cell office:value-type="string">
            <text:p>2014-02-05 19:51:03.234 Location Tryout[2551:60b] didUpdateToLocation: &lt;+45.37896948,-75.75025461&gt; +/- 10.00m (speed 5.28 mps / course 58.36) @ 05/02/2014 19:51:03 Eastern Standard Time</text:p>
          </table:table-cell>
        </table:table-row>
        <table:table-row table:style-name="ro2">
          <table:table-cell office:value-type="string">
            <text:p>2014-02-05 19:51:04.239 Location Tryout[2551:60b] didUpdateToLocation: &lt;+45.37899911,-75.75018383&gt; +/- 10.00m (speed 6.70 mps / course 60.26) @ 05/02/2014 19:51:04 Eastern Standard Time</text:p>
          </table:table-cell>
        </table:table-row>
        <table:table-row table:style-name="ro2">
          <table:table-cell office:value-type="string">
            <text:p>2014-02-05 19:51:05.258 Location Tryout[2551:60b] didUpdateToLocation: &lt;+45.37903374,-75.75009755&gt; +/- 10.00m (speed 8.05 mps / course 60.26) @ 05/02/2014 19:51:05 Eastern Standard Time</text:p>
          </table:table-cell>
        </table:table-row>
        <table:table-row table:style-name="ro2">
          <table:table-cell office:value-type="string">
            <text:p>2014-02-05 19:51:06.459 Location Tryout[2551:60b] didUpdateToLocation: &lt;+45.37908547,-75.74998838&gt; +/- 10.00m (speed 9.78 mps / course 58.31) @ 05/02/2014 19:51:06 Eastern Standard Time</text:p>
          </table:table-cell>
        </table:table-row>
        <table:table-row table:style-name="ro2">
          <table:table-cell office:value-type="string">
            <text:p>2014-02-05 19:51:07.219 Location Tryout[2551:60b] didUpdateToLocation: &lt;+45.37913492,-75.74987435&gt; +/- 10.00m (speed 10.94 mps / course 58.31) @ 05/02/2014 19:51:07 Eastern Standard Time</text:p>
          </table:table-cell>
        </table:table-row>
        <table:table-row table:style-name="ro2">
          <table:table-cell office:value-type="string">
            <text:p>2014-02-05 19:51:08.207 Location Tryout[2551:60b] didUpdateToLocation: &lt;+45.37918686,-75.74975459&gt; +/- 10.00m (speed 11.40 mps / course 58.31) @ 05/02/2014 19:51:08 Eastern Standard Time</text:p>
          </table:table-cell>
        </table:table-row>
        <table:table-row table:style-name="ro2">
          <table:table-cell office:value-type="string">
            <text:p>2014-02-05 19:51:09.421 Location Tryout[2551:60b] didUpdateToLocation: &lt;+45.37924325,-75.74962454&gt; +/- 10.00m (speed 11.83 mps / course 58.31) @ 05/02/2014 19:51:09 Eastern Standard Time</text:p>
          </table:table-cell>
        </table:table-row>
        <table:table-row table:style-name="ro2">
          <table:table-cell office:value-type="string">
            <text:p>2014-02-05 19:51:10.358 Location Tryout[2551:60b] didUpdateToLocation: &lt;+45.37929890,-75.74949622&gt; +/- 10.00m (speed 11.80 mps / course 58.31) @ 05/02/2014 19:51:10 Eastern Standard Time</text:p>
          </table:table-cell>
        </table:table-row>
        <table:table-row table:style-name="ro2">
          <table:table-cell office:value-type="string">
            <text:p>2014-02-05 19:51:11.206 Location Tryout[2551:60b] didUpdateToLocation: &lt;+45.37935541,-75.74936591&gt; +/- 10.00m (speed 11.60 mps / course 58.31) @ 05/02/2014 19:51:11 Eastern Standard Time</text:p>
          </table:table-cell>
        </table:table-row>
        <table:table-row table:style-name="ro2">
          <table:table-cell office:value-type="string">
            <text:p>2014-02-05 19:51:12.154 Location Tryout[2551:60b] didUpdateToLocation: &lt;+45.37941543,-75.74922750&gt; +/- 10.00m (speed 11.71 mps / course 58.31) @ 05/02/2014 19:51:12 Eastern Standard Time</text:p>
          </table:table-cell>
        </table:table-row>
        <table:table-row table:style-name="ro2">
          <table:table-cell office:value-type="string">
            <text:p>2014-02-05 19:51:13.243 Location Tryout[2551:60b] didUpdateToLocation: &lt;+45.37946879,-75.74910424&gt; +/- 10.00m (speed 11.50 mps / course 58.63) @ 05/02/2014 19:51:13 Eastern Standard Time</text:p>
          </table:table-cell>
        </table:table-row>
        <table:table-row table:style-name="ro2">
          <table:table-cell office:value-type="string">
            <text:p>2014-02-05 19:51:14.303 Location Tryout[2551:60b] didUpdateToLocation: &lt;+45.37952393,-75.74897548&gt; +/- 10.00m (speed 12.13 mps / course 58.63) @ 05/02/2014 19:51:14 Eastern Standard Time</text:p>
          </table:table-cell>
        </table:table-row>
        <table:table-row table:style-name="ro2">
          <table:table-cell office:value-type="string">
            <text:p>2014-02-05 19:51:15.358 Location Tryout[2551:60b] didUpdateToLocation: &lt;+45.37958878,-75.74882402&gt; +/- 10.00m (speed 13.05 mps / course 58.63) @ 05/02/2014 19:51:15 Eastern Standard Time</text:p>
          </table:table-cell>
        </table:table-row>
        <table:table-row table:style-name="ro2">
          <table:table-cell office:value-type="string">
            <text:p>2014-02-05 19:51:16.409 Location Tryout[2551:60b] didUpdateToLocation: &lt;+45.37965416,-75.74867134&gt; +/- 10.00m (speed 13.44 mps / course 58.63) @ 05/02/2014 19:51:16 Eastern Standard Time</text:p>
          </table:table-cell>
        </table:table-row>
        <table:table-row table:style-name="ro2">
          <table:table-cell office:value-type="string">
            <text:p>2014-02-05 19:51:17.342 Location Tryout[2551:60b] didUpdateToLocation: &lt;+45.37972028,-75.74851692&gt; +/- 10.00m (speed 14.47 mps / course 58.63) @ 05/02/2014 19:51:17 Eastern Standard Time</text:p>
          </table:table-cell>
        </table:table-row>
        <table:table-row table:style-name="ro2">
          <table:table-cell office:value-type="string">
            <text:p>2014-02-05 19:51:18.246 Location Tryout[2551:60b] didUpdateToLocation: &lt;+45.37978608,-75.74836324&gt; +/- 10.00m (speed 14.80 mps / course 58.63) @ 05/02/2014 19:51:18 Eastern Standard Time</text:p>
          </table:table-cell>
        </table:table-row>
        <table:table-row table:style-name="ro2">
          <table:table-cell office:value-type="string">
            <text:p>2014-02-05 19:51:19.298 Location Tryout[2551:60b] didUpdateToLocation: &lt;+45.37985430,-75.74820392&gt; +/- 10.00m (speed 14.80 mps / course 58.63) @ 05/02/2014 19:51:19 Eastern Standard Time</text:p>
          </table:table-cell>
        </table:table-row>
        <table:table-row table:style-name="ro2">
          <table:table-cell office:value-type="string">
            <text:p>2014-02-05 19:51:20.206 Location Tryout[2551:60b] didUpdateToLocation: &lt;+45.37992324,-75.74804348&gt; +/- 10.00m (speed 14.71 mps / course 58.30) @ 05/02/2014 19:51:20 Eastern Standard Time</text:p>
          </table:table-cell>
        </table:table-row>
        <table:table-row table:style-name="ro2">
          <table:table-cell office:value-type="string">
            <text:p>2014-02-05 19:51:21.286 Location Tryout[2551:60b] didUpdateToLocation: &lt;+45.37998901,-75.74789190&gt; +/- 10.00m (speed 14.55 mps / course 58.30) @ 05/02/2014 19:51:21 Eastern Standard Time</text:p>
          </table:table-cell>
        </table:table-row>
        <table:table-row table:style-name="ro2">
          <table:table-cell office:value-type="string">
            <text:p>2014-02-05 19:51:22.474 Location Tryout[2551:60b] didUpdateToLocation: &lt;+45.38005836,-75.74773207&gt; +/- 10.00m (speed 14.44 mps / course 58.30) @ 05/02/2014 19:51:22 Eastern Standard Time</text:p>
          </table:table-cell>
        </table:table-row>
        <table:table-row table:style-name="ro2">
          <table:table-cell office:value-type="string">
            <text:p>2014-02-05 19:51:23.317 Location Tryout[2551:60b] didUpdateToLocation: &lt;+45.38012724,-75.74757331&gt; +/- 10.00m (speed 14.42 mps / course 58.30) @ 05/02/2014 19:51:23 Eastern Standard Time</text:p>
          </table:table-cell>
        </table:table-row>
        <table:table-row table:style-name="ro2">
          <table:table-cell office:value-type="string">
            <text:p>2014-02-05 19:51:24.417 Location Tryout[2551:60b] didUpdateToLocation: &lt;+45.38019581,-75.74741478&gt; +/- 10.00m (speed 14.53 mps / course 58.42) @ 05/02/2014 19:51:24 Eastern Standard Time</text:p>
          </table:table-cell>
        </table:table-row>
        <table:table-row table:style-name="ro2">
          <table:table-cell office:value-type="string">
            <text:p>2014-02-05 19:51:25.247 Location Tryout[2551:60b] didUpdateToLocation: &lt;+45.38026530,-75.74725382&gt; +/- 10.00m (speed 14.92 mps / course 58.42) @ 05/02/2014 19:51:25 Eastern Standard Time</text:p>
          </table:table-cell>
        </table:table-row>
        <table:table-row table:style-name="ro2">
          <table:table-cell office:value-type="string">
            <text:p>2014-02-05 19:51:26.380 Location Tryout[2551:60b] didUpdateToLocation: &lt;+45.38034539,-75.74706830&gt; +/- 10.00m (speed 15.58 mps / course 58.42) @ 05/02/2014 19:51:26 Eastern Standard Time</text:p>
          </table:table-cell>
        </table:table-row>
        <table:table-row table:style-name="ro2">
          <table:table-cell office:value-type="string">
            <text:p>2014-02-05 19:51:27.244 Location Tryout[2551:60b] didUpdateToLocation: &lt;+45.38041084,-75.74691751&gt; +/- 10.00m (speed 16.42 mps / course 58.08) @ 05/02/2014 19:51:27 Eastern Standard Time</text:p>
          </table:table-cell>
        </table:table-row>
        <table:table-row table:style-name="ro2">
          <table:table-cell office:value-type="string">
            <text:p>2014-02-05 19:51:28.387 Location Tryout[2551:60b] didUpdateToLocation: &lt;+45.38049929,-75.74671383&gt; +/- 10.00m (speed 17.40 mps / course 58.29) @ 05/02/2014 19:51:28 Eastern Standard Time</text:p>
          </table:table-cell>
        </table:table-row>
        <table:table-row table:style-name="ro2">
          <table:table-cell office:value-type="string">
            <text:p>2014-02-05 19:51:29.326 Location Tryout[2551:60b] didUpdateToLocation: &lt;+45.38058065,-75.74652633&gt; +/- 10.00m (speed 17.60 mps / course 58.29) @ 05/02/2014 19:51:29 Eastern Standard Time</text:p>
          </table:table-cell>
        </table:table-row>
        <table:table-row table:style-name="ro2">
          <table:table-cell office:value-type="string">
            <text:p>2014-02-05 19:51:30.386 Location Tryout[2551:60b] didUpdateToLocation: &lt;+45.38066175,-75.74633942&gt; +/- 10.00m (speed 17.85 mps / course 58.29) @ 05/02/2014 19:51:30 Eastern Standard Time</text:p>
          </table:table-cell>
        </table:table-row>
        <table:table-row table:style-name="ro2">
          <table:table-cell office:value-type="string">
            <text:p>2014-02-05 19:51:31.361 Location Tryout[2551:60b] didUpdateToLocation: &lt;+45.38074678,-75.74614345&gt; +/- 10.00m (speed 18.24 mps / course 58.29) @ 05/02/2014 19:51:31 Eastern Standard Time</text:p>
          </table:table-cell>
        </table:table-row>
        <table:table-row table:style-name="ro2">
          <table:table-cell office:value-type="string">
            <text:p>2014-02-05 19:51:32.265 Location Tryout[2551:60b] didUpdateToLocation: &lt;+45.38083423,-75.74594190&gt; +/- 10.00m (speed 18.41 mps / course 58.29) @ 05/02/2014 19:51:32 Eastern Standard Time</text:p>
          </table:table-cell>
        </table:table-row>
        <table:table-row table:style-name="ro2">
          <table:table-cell office:value-type="string">
            <text:p>2014-02-05 19:51:33.372 Location Tryout[2551:60b] didUpdateToLocation: &lt;+45.38092777,-75.74572634&gt; +/- 10.00m (speed 18.77 mps / course 58.29) @ 05/02/2014 19:51:33 Eastern Standard Time</text:p>
          </table:table-cell>
        </table:table-row>
        <table:table-row table:style-name="ro2">
          <table:table-cell office:value-type="string">
            <text:p>2014-02-05 19:51:34.228 Location Tryout[2551:60b] didUpdateToLocation: &lt;+45.38101654,-75.74552175&gt; +/- 10.00m (speed 18.73 mps / course 58.29) @ 05/02/2014 19:51:34 Eastern Standard Time</text:p>
          </table:table-cell>
        </table:table-row>
        <table:table-row table:style-name="ro2">
          <table:table-cell office:value-type="string">
            <text:p>2014-02-05 19:51:35.297 Location Tryout[2551:60b] didUpdateToLocation: &lt;+45.38111016,-75.74530598&gt; +/- 10.00m (speed 18.89 mps / course 58.29) @ 05/02/2014 19:51:35 Eastern Standard Time</text:p>
          </table:table-cell>
        </table:table-row>
        <table:table-row table:style-name="ro2">
          <table:table-cell office:value-type="string">
            <text:p>2014-02-05 19:51:36.244 Location Tryout[2551:60b] didUpdateToLocation: &lt;+45.38120007,-75.74509715&gt; +/- 10.00m (speed 18.94 mps / course 58.52) @ 05/02/2014 19:51:36 Eastern Standard Time</text:p>
          </table:table-cell>
        </table:table-row>
        <table:table-row table:style-name="ro2">
          <table:table-cell office:value-type="string">
            <text:p>2014-02-05 19:51:37.088 Location Tryout[2551:60b] didUpdateToLocation: &lt;+45.38129050,-75.74488686&gt; +/- 10.00m (speed 18.46 mps / course 58.52) @ 05/02/2014 19:51:37 Eastern Standard Time</text:p>
          </table:table-cell>
        </table:table-row>
        <table:table-row table:style-name="ro2">
          <table:table-cell office:value-type="string">
            <text:p>2014-02-05 19:51:38.091 Location Tryout[2551:60b] didUpdateToLocation: &lt;+45.38136735,-75.74470079&gt; +/- 10.00m (speed 16.57 mps / course 62.70) @ 05/02/2014 19:51:38 Eastern Standard Time</text:p>
          </table:table-cell>
        </table:table-row>
        <table:table-row table:style-name="ro2">
          <table:table-cell office:value-type="string">
            <text:p>2014-02-05 19:51:39.094 Location Tryout[2551:60b] didUpdateToLocation: &lt;+45.38142104,-75.74452138&gt; +/- 10.00m (speed 16.19 mps / course 68.20) @ 05/02/2014 19:51:39 Eastern Standard Time</text:p>
          </table:table-cell>
        </table:table-row>
        <table:table-row table:style-name="ro2">
          <table:table-cell office:value-type="string">
            <text:p>2014-02-05 19:51:40.033 Location Tryout[2551:60b] didUpdateToLocation: &lt;+45.38146653,-75.74433012&gt; +/- 10.00m (speed 15.88 mps / course 71.32) @ 05/02/2014 19:51:40 Eastern Standard Time</text:p>
          </table:table-cell>
        </table:table-row>
        <table:table-row table:style-name="ro2">
          <table:table-cell office:value-type="string">
            <text:p>2014-02-05 19:51:41.071 Location Tryout[2551:60b] didUpdateToLocation: &lt;+45.38148805,-75.74413662&gt; +/- 10.00m (speed 16.07 mps / course 84.64) @ 05/02/2014 19:51:41 Eastern Standard Time</text:p>
          </table:table-cell>
        </table:table-row>
        <table:table-row table:style-name="ro2">
          <table:table-cell office:value-type="string">
            <text:p>2014-02-05 19:51:42.099 Location Tryout[2551:60b] didUpdateToLocation: &lt;+45.38148848,-75.74391227&gt; +/- 10.00m (speed 16.60 mps / course 93.37) @ 05/02/2014 19:51:42 Eastern Standard Time</text:p>
          </table:table-cell>
        </table:table-row>
        <table:table-row table:style-name="ro2">
          <table:table-cell office:value-type="string">
            <text:p>2014-02-05 19:51:43.062 Location Tryout[2551:60b] didUpdateToLocation: &lt;+45.38147887,-75.74370169&gt; +/- 10.00m (speed 17.04 mps / course 96.12) @ 05/02/2014 19:51:43 Eastern Standard Time</text:p>
          </table:table-cell>
        </table:table-row>
        <table:table-row table:style-name="ro2">
          <table:table-cell office:value-type="string">
            <text:p>2014-02-05 19:51:44.091 Location Tryout[2551:60b] didUpdateToLocation: &lt;+45.38146159,-75.74348815&gt; +/- 10.00m (speed 16.96 mps / course 97.20) @ 05/02/2014 19:51:44 Eastern Standard Time</text:p>
          </table:table-cell>
        </table:table-row>
        <table:table-row table:style-name="ro2">
          <table:table-cell office:value-type="string">
            <text:p>2014-02-05 19:51:45.105 Location Tryout[2551:60b] didUpdateToLocation: &lt;+45.38144277,-75.74327596&gt; +/- 10.00m (speed 16.84 mps / course 97.20) @ 05/02/2014 19:51:45 Eastern Standard Time</text:p>
          </table:table-cell>
        </table:table-row>
        <table:table-row table:style-name="ro2">
          <table:table-cell office:value-type="string">
            <text:p>2014-02-05 19:51:46.104 Location Tryout[2551:60b] didUpdateToLocation: &lt;+45.38142261,-75.74305483&gt; +/- 10.00m (speed 16.71 mps / course 97.90) @ 05/02/2014 19:51:46 Eastern Standard Time</text:p>
          </table:table-cell>
        </table:table-row>
        <table:table-row table:style-name="ro2">
          <table:table-cell office:value-type="string">
            <text:p>2014-02-05 19:51:47.074 Location Tryout[2551:60b] didUpdateToLocation: &lt;+45.38140330,-75.74285670&gt; +/- 10.00m (speed 16.03 mps / course 97.90) @ 05/02/2014 19:51:47 Eastern Standard Time</text:p>
          </table:table-cell>
        </table:table-row>
        <table:table-row table:style-name="ro2">
          <table:table-cell office:value-type="string">
            <text:p>2014-02-05 19:51:48.095 Location Tryout[2551:60b] didUpdateToLocation: &lt;+45.38138455,-75.74266907&gt; +/- 10.00m (speed 14.32 mps / course 98.13) @ 05/02/2014 19:51:48 Eastern Standard Time</text:p>
          </table:table-cell>
        </table:table-row>
        <table:table-row table:style-name="ro2">
          <table:table-cell office:value-type="string">
            <text:p>2014-02-05 19:51:49.066 Location Tryout[2551:60b] didUpdateToLocation: &lt;+45.38137065,-75.74250041&gt; +/- 10.00m (speed 12.98 mps / course 94.48) @ 05/02/2014 19:51:49 Eastern Standard Time</text:p>
          </table:table-cell>
        </table:table-row>
        <table:table-row table:style-name="ro2">
          <table:table-cell office:value-type="string">
            <text:p>2014-02-05 19:51:50.057 Location Tryout[2551:60b] didUpdateToLocation: &lt;+45.38136971,-75.74232480&gt; +/- 10.00m (speed 12.83 mps / course 87.93) @ 05/02/2014 19:51:50 Eastern Standard Time</text:p>
          </table:table-cell>
        </table:table-row>
        <table:table-row table:style-name="ro2">
          <table:table-cell office:value-type="string">
            <text:p>2014-02-05 19:51:51.068 Location Tryout[2551:60b] didUpdateToLocation: &lt;+45.38138342,-75.74215122&gt; +/- 10.00m (speed 13.00 mps / course 81.03) @ 05/02/2014 19:51:51 Eastern Standard Time</text:p>
          </table:table-cell>
        </table:table-row>
        <table:table-row table:style-name="ro2">
          <table:table-cell office:value-type="string">
            <text:p>2014-02-05 19:51:52.113 Location Tryout[2551:60b] didUpdateToLocation: &lt;+45.38141985,-75.74196647&gt; +/- 10.00m (speed 13.13 mps / course 68.50) @ 05/02/2014 19:51:52 Eastern Standard Time</text:p>
          </table:table-cell>
        </table:table-row>
        <table:table-row table:style-name="ro2">
          <table:table-cell office:value-type="string">
            <text:p>2014-02-05 19:51:53.270 Location Tryout[2551:60b] didUpdateToLocation: &lt;+45.38148179,-75.74179547&gt; +/- 10.00m (speed 13.51 mps / course 57.26) @ 05/02/2014 19:51:53 Eastern Standard Time</text:p>
          </table:table-cell>
        </table:table-row>
        <table:table-row table:style-name="ro2">
          <table:table-cell office:value-type="string">
            <text:p>2014-02-05 19:51:54.353 Location Tryout[2551:60b] didUpdateToLocation: &lt;+45.38156511,-75.74164557&gt; +/- 10.00m (speed 13.81 mps / course 47.41) @ 05/02/2014 19:51:54 Eastern Standard Time</text:p>
          </table:table-cell>
        </table:table-row>
        <table:table-row table:style-name="ro2">
          <table:table-cell office:value-type="string">
            <text:p>2014-02-05 19:51:55.309 Location Tryout[2551:60b] didUpdateToLocation: &lt;+45.38165838,-75.74151884&gt; +/- 10.00m (speed 14.33 mps / course 39.35) @ 05/02/2014 19:51:55 Eastern Standard Time</text:p>
          </table:table-cell>
        </table:table-row>
        <table:table-row table:style-name="ro2">
          <table:table-cell office:value-type="string">
            <text:p>2014-02-05 19:51:56.430 Location Tryout[2551:60b] didUpdateToLocation: &lt;+45.38175810,-75.74140453&gt; +/- 10.00m (speed 14.57 mps / course 37.75) @ 05/02/2014 19:51:56 Eastern Standard Time</text:p>
          </table:table-cell>
        </table:table-row>
        <table:table-row table:style-name="ro2">
          <table:table-cell office:value-type="string">
            <text:p>2014-02-05 19:51:57.313 Location Tryout[2551:60b] didUpdateToLocation: &lt;+45.38186367,-75.74128816&gt; +/- 10.00m (speed 14.62 mps / course 37.75) @ 05/02/2014 19:51:57 Eastern Standard Time</text:p>
          </table:table-cell>
        </table:table-row>
        <table:table-row table:style-name="ro2">
          <table:table-cell office:value-type="string">
            <text:p>2014-02-05 19:51:58.380 Location Tryout[2551:60b] didUpdateToLocation: &lt;+45.38196918,-75.74117187&gt; +/- 10.00m (speed 14.84 mps / course 37.75) @ 05/02/2014 19:51:58 Eastern Standard Time</text:p>
          </table:table-cell>
        </table:table-row>
        <table:table-row table:style-name="ro2">
          <table:table-cell office:value-type="string">
            <text:p>2014-02-05 19:51:59.235 Location Tryout[2551:60b] didUpdateToLocation: &lt;+45.38207917,-75.74105050&gt; +/- 10.00m (speed 15.03 mps / course 38.89) @ 05/02/2014 19:51:59 Eastern Standard Time</text:p>
          </table:table-cell>
        </table:table-row>
        <table:table-row table:style-name="ro2">
          <table:table-cell office:value-type="string">
            <text:p>2014-02-05 19:52:00.296 Location Tryout[2551:60b] didUpdateToLocation: &lt;+45.38219536,-75.74091705&gt; +/- 10.00m (speed 15.31 mps / course 38.89) @ 05/02/2014 19:52:00 Eastern Standard Time</text:p>
          </table:table-cell>
        </table:table-row>
        <table:table-row table:style-name="ro2">
          <table:table-cell office:value-type="string">
            <text:p>2014-02-05 19:52:01.161 Location Tryout[2551:60b] didUpdateToLocation: &lt;+45.38229988,-75.74079700&gt; +/- 10.00m (speed 14.93 mps / course 38.89) @ 05/02/2014 19:52:01 Eastern Standard Time</text:p>
          </table:table-cell>
        </table:table-row>
        <table:table-row table:style-name="ro2">
          <table:table-cell office:value-type="string">
            <text:p>2014-02-05 19:52:02.287 Location Tryout[2551:60b] didUpdateToLocation: &lt;+45.38240049,-75.74068214&gt; +/- 10.00m (speed 14.57 mps / course 37.87) @ 05/02/2014 19:52:02 Eastern Standard Time</text:p>
          </table:table-cell>
        </table:table-row>
        <table:table-row table:style-name="ro2">
          <table:table-cell office:value-type="string">
            <text:p>2014-02-05 19:52:03.393 Location Tryout[2551:60b] didUpdateToLocation: &lt;+45.38250015,-75.74057178&gt; +/- 10.00m (speed 14.31 mps / course 37.87) @ 05/02/2014 19:52:03 Eastern Standard Time</text:p>
          </table:table-cell>
        </table:table-row>
        <table:table-row table:style-name="ro2">
          <table:table-cell office:value-type="string">
            <text:p>2014-02-05 19:52:04.336 Location Tryout[2551:60b] didUpdateToLocation: &lt;+45.38259448,-75.74046891&gt; +/- 10.00m (speed 13.61 mps / course 37.34) @ 05/02/2014 19:52:04 Eastern Standard Time</text:p>
          </table:table-cell>
        </table:table-row>
        <table:table-row table:style-name="ro2">
          <table:table-cell office:value-type="string">
            <text:p>2014-02-05 19:52:05.391 Location Tryout[2551:60b] didUpdateToLocation: &lt;+45.38268986,-75.74036530&gt; +/- 10.00m (speed 12.94 mps / course 37.34) @ 05/02/2014 19:52:05 Eastern Standard Time</text:p>
          </table:table-cell>
        </table:table-row>
        <table:table-row table:style-name="ro2">
          <table:table-cell office:value-type="string">
            <text:p>2014-02-05 19:52:06.242 Location Tryout[2551:60b] didUpdateToLocation: &lt;+45.38277428,-75.74027360&gt; +/- 10.00m (speed 12.36 mps / course 37.34) @ 05/02/2014 19:52:06 Eastern Standard Time</text:p>
          </table:table-cell>
        </table:table-row>
        <table:table-row table:style-name="ro2">
          <table:table-cell office:value-type="string">
            <text:p>2014-02-05 19:52:07.343 Location Tryout[2551:60b] didUpdateToLocation: &lt;+45.38285807,-75.74018257&gt; +/- 10.00m (speed 11.93 mps / course 37.34) @ 05/02/2014 19:52:07 Eastern Standard Time</text:p>
          </table:table-cell>
        </table:table-row>
        <table:table-row table:style-name="ro2">
          <table:table-cell office:value-type="string">
            <text:p>2014-02-05 19:52:08.303 Location Tryout[2551:60b] didUpdateToLocation: &lt;+45.38293846,-75.74009446&gt; +/- 10.00m (speed 11.34 mps / course 37.88) @ 05/02/2014 19:52:08 Eastern Standard Time</text:p>
          </table:table-cell>
        </table:table-row>
        <table:table-row table:style-name="ro2">
          <table:table-cell office:value-type="string">
            <text:p>2014-02-05 19:52:09.275 Location Tryout[2551:60b] didUpdateToLocation: &lt;+45.38301075,-75.74001441&gt; +/- 10.00m (speed 10.47 mps / course 37.88) @ 05/02/2014 19:52:09 Eastern Standard Time</text:p>
          </table:table-cell>
        </table:table-row>
        <table:table-row table:style-name="ro2">
          <table:table-cell office:value-type="string">
            <text:p>2014-02-05 19:52:10.408 Location Tryout[2551:60b] didUpdateToLocation: &lt;+45.38307586,-75.73994266&gt; +/- 10.00m (speed 9.04 mps / course 37.72) @ 05/02/2014 19:52:10 Eastern Standard Time</text:p>
          </table:table-cell>
        </table:table-row>
        <table:table-row table:style-name="ro2">
          <table:table-cell office:value-type="string">
            <text:p>2014-02-05 19:52:11.203 Location Tryout[2551:60b] didUpdateToLocation: &lt;+45.38312862,-75.73988491&gt; +/- 10.00m (speed 7.17 mps / course 37.49) @ 05/02/2014 19:52:11 Eastern Standard Time</text:p>
          </table:table-cell>
        </table:table-row>
        <table:table-row table:style-name="ro2">
          <table:table-cell office:value-type="string">
            <text:p>2014-02-05 19:52:12.405 Location Tryout[2551:60b] didUpdateToLocation: &lt;+45.38316927,-75.73984052&gt; +/- 10.00m (speed 5.36 mps / course 37.49) @ 05/02/2014 19:52:12 Eastern Standard Time</text:p>
          </table:table-cell>
        </table:table-row>
        <table:table-row table:style-name="ro2">
          <table:table-cell office:value-type="string">
            <text:p>2014-02-05 19:52:13.286 Location Tryout[2551:60b] didUpdateToLocation: &lt;+45.38319492,-75.73981251&gt; +/- 10.00m (speed 3.33 mps / course 37.49) @ 05/02/2014 19:52:13 Eastern Standard Time</text:p>
          </table:table-cell>
        </table:table-row>
        <table:table-row table:style-name="ro2">
          <table:table-cell office:value-type="string">
            <text:p>2014-02-05 19:52:14.370 Location Tryout[2551:60b] didUpdateToLocation: &lt;+45.38324375,-75.73986579&gt; +/- 10.00m (speed 1.39 mps / course 38.67) @ 05/02/2014 19:52:14 Eastern Standard Time</text:p>
          </table:table-cell>
        </table:table-row>
        <table:table-row table:style-name="ro2">
          <table:table-cell office:value-type="string">
            <text:p>2014-02-05 19:52:15.197 Location Tryout[2551:60b] didUpdateToLocation: &lt;+45.38325418,-75.73985338&gt; +/- 10.00m (speed 0.81 mps / course 38.67) @ 05/02/2014 19:52:15 Eastern Standard Time</text:p>
          </table:table-cell>
        </table:table-row>
        <table:table-row table:style-name="ro2">
          <table:table-cell office:value-type="string">
            <text:p>2014-02-05 19:52:16.407 Location Tryout[2551:60b] didUpdateToLocation: &lt;+45.38325531,-75.73985062&gt; +/- 10.00m (speed 0.33 mps / course 39.02) @ 05/02/2014 19:52:16 Eastern Standard Time</text:p>
          </table:table-cell>
        </table:table-row>
        <table:table-row table:style-name="ro2">
          <table:table-cell office:value-type="string">
            <text:p>2014-02-05 19:52:17.198 Location Tryout[2551:60b] didUpdateToLocation: &lt;+45.38325431,-75.73985355&gt; +/- 10.00m (speed 0.35 mps / course 39.02) @ 05/02/2014 19:52:17 Eastern Standard Time</text:p>
          </table:table-cell>
        </table:table-row>
        <table:table-row table:style-name="ro2">
          <table:table-cell office:value-type="string">
            <text:p>2014-02-05 19:52:18.256 Location Tryout[2551:60b] didUpdateToLocation: &lt;+45.38325280,-75.73985732&gt; +/- 10.00m (speed 0.29 mps / course 39.02) @ 05/02/2014 19:52:18 Eastern Standard Time</text:p>
          </table:table-cell>
        </table:table-row>
        <table:table-row table:style-name="ro2">
          <table:table-cell office:value-type="string">
            <text:p>2014-02-05 19:52:19.338 Location Tryout[2551:60b] didUpdateToLocation: &lt;+45.38325096,-75.73985850&gt; +/- 10.00m (speed 0.21 mps / course 39.38) @ 05/02/2014 19:52:19 Eastern Standard Time</text:p>
          </table:table-cell>
        </table:table-row>
        <table:table-row table:style-name="ro2">
          <table:table-cell office:value-type="string">
            <text:p>2014-02-05 19:52:20.259 Location Tryout[2551:60b] didUpdateToLocation: &lt;+45.38325016,-75.73985623&gt; +/- 10.00m (speed 0.24 mps / course 39.73) @ 05/02/2014 19:52:20 Eastern Standard Time</text:p>
          </table:table-cell>
        </table:table-row>
        <table:table-row table:style-name="ro2">
          <table:table-cell office:value-type="string">
            <text:p>2014-02-05 19:52:21.404 Location Tryout[2551:60b] didUpdateToLocation: &lt;+45.38325016,-75.73985623&gt; +/- 10.00m (speed 0.00 mps / course 39.73) @ 05/02/2014 19:52:21 Eastern Standard Time</text:p>
          </table:table-cell>
        </table:table-row>
        <table:table-row table:style-name="ro2">
          <table:table-cell office:value-type="string">
            <text:p>2014-02-05 19:52:22.246 Location Tryout[2551:60b] didUpdateToLocation: &lt;+45.38325016,-75.73985623&gt; +/- 10.00m (speed 0.00 mps / course 39.73) @ 05/02/2014 19:52:22 Eastern Standard Time</text:p>
          </table:table-cell>
        </table:table-row>
        <table:table-row table:style-name="ro2">
          <table:table-cell office:value-type="string">
            <text:p>2014-02-05 19:52:23.367 Location Tryout[2551:60b] didUpdateToLocation: &lt;+45.38325016,-75.73985623&gt; +/- 10.00m (speed 0.00 mps / course 39.73) @ 05/02/2014 19:52:23 Eastern Standard Time</text:p>
          </table:table-cell>
        </table:table-row>
        <table:table-row table:style-name="ro2">
          <table:table-cell office:value-type="string">
            <text:p>2014-02-05 19:52:24.257 Location Tryout[2551:60b] didUpdateToLocation: &lt;+45.38321443,-75.73979120&gt; +/- 10.00m (speed 0.00 mps / course 37.49) @ 05/02/2014 19:52:24 Eastern Standard Time</text:p>
          </table:table-cell>
        </table:table-row>
        <table:table-row table:style-name="ro2">
          <table:table-cell office:value-type="string">
            <text:p>2014-02-05 19:52:25.273 Location Tryout[2551:60b] didUpdateToLocation: &lt;+45.38321446,-75.73979117&gt; +/- 10.00m (speed 0.00 mps / course 37.49) @ 05/02/2014 19:52:25 Eastern Standard Time</text:p>
          </table:table-cell>
        </table:table-row>
        <table:table-row table:style-name="ro2">
          <table:table-cell office:value-type="string">
            <text:p>2014-02-05 19:52:26.247 Location Tryout[2551:60b] didUpdateToLocation: &lt;+45.38325016,-75.73985623&gt; +/- 10.00m (speed 0.00 mps / course 39.73) @ 05/02/2014 19:52:26 Eastern Standard Time</text:p>
          </table:table-cell>
        </table:table-row>
        <table:table-row table:style-name="ro2">
          <table:table-cell office:value-type="string">
            <text:p>2014-02-05 19:52:27.307 Location Tryout[2551:60b] didUpdateToLocation: &lt;+45.38325016,-75.73985623&gt; +/- 10.00m (speed 0.00 mps / course 39.73) @ 05/02/2014 19:52:27 Eastern Standard Time</text:p>
          </table:table-cell>
        </table:table-row>
        <table:table-row table:style-name="ro2">
          <table:table-cell office:value-type="string">
            <text:p>2014-02-05 19:52:28.410 Location Tryout[2551:60b] didUpdateToLocation: &lt;+45.38325016,-75.73985623&gt; +/- 10.00m (speed 0.00 mps / course 39.73) @ 05/02/2014 19:52:28 Eastern Standard Time</text:p>
          </table:table-cell>
        </table:table-row>
        <table:table-row table:style-name="ro2">
          <table:table-cell office:value-type="string">
            <text:p>2014-02-05 19:52:29.303 Location Tryout[2551:60b] didUpdateToLocation: &lt;+45.38325016,-75.73985623&gt; +/- 10.00m (speed 0.00 mps / course 39.73) @ 05/02/2014 19:52:29 Eastern Standard Time</text:p>
          </table:table-cell>
        </table:table-row>
        <table:table-row table:style-name="ro2">
          <table:table-cell office:value-type="string">
            <text:p>2014-02-05 19:52:30.388 Location Tryout[2551:60b] didUpdateToLocation: &lt;+45.38325016,-75.73985623&gt; +/- 10.00m (speed 0.00 mps / course 40.08) @ 05/02/2014 19:52:30 Eastern Standard Time</text:p>
          </table:table-cell>
        </table:table-row>
        <table:table-row table:style-name="ro2">
          <table:table-cell office:value-type="string">
            <text:p>2014-02-05 19:52:31.227 Location Tryout[2551:60b] didUpdateToLocation: &lt;+45.38320981,-75.73979624&gt; +/- 10.00m (speed 0.19 mps / course 37.49) @ 05/02/2014 19:52:31 Eastern Standard Time</text:p>
          </table:table-cell>
        </table:table-row>
        <table:table-row table:style-name="ro2">
          <table:table-cell office:value-type="string">
            <text:p>2014-02-05 19:52:32.293 Location Tryout[2551:60b] didUpdateToLocation: &lt;+45.38321110,-75.73979484&gt; +/- 10.00m (speed 0.17 mps / course 37.49) @ 05/02/2014 19:52:32 Eastern Standard Time</text:p>
          </table:table-cell>
        </table:table-row>
        <table:table-row table:style-name="ro2">
          <table:table-cell office:value-type="string">
            <text:p>2014-02-05 19:52:33.235 Location Tryout[2551:60b] didUpdateToLocation: &lt;+45.38321040,-75.73979560&gt; +/- 10.00m (speed 0.00 mps / course 37.49) @ 05/02/2014 19:52:33 Eastern Standard Time</text:p>
          </table:table-cell>
        </table:table-row>
        <table:table-row table:style-name="ro2">
          <table:table-cell office:value-type="string">
            <text:p>2014-02-05 19:52:34.293 Location Tryout[2551:60b] didUpdateToLocation: &lt;+45.38321040,-75.73979560&gt; +/- 10.00m (speed 0.00 mps / course 37.49) @ 05/02/2014 19:52:34 Eastern Standard Time</text:p>
          </table:table-cell>
        </table:table-row>
        <table:table-row table:style-name="ro2">
          <table:table-cell office:value-type="string">
            <text:p>2014-02-05 19:52:35.329 Location Tryout[2551:60b] didUpdateToLocation: &lt;+45.38324932,-75.73987224&gt; +/- 10.00m (speed 0.19 mps / course 40.43) @ 05/02/2014 19:52:35 Eastern Standard Time</text:p>
          </table:table-cell>
        </table:table-row>
        <table:table-row table:style-name="ro2">
          <table:table-cell office:value-type="string">
            <text:p>2014-02-05 19:52:36.136 Location Tryout[2551:60b] didUpdateToLocation: &lt;+45.38325028,-75.73987191&gt; +/- 10.00m (speed 0.33 mps / course 40.43) @ 05/02/2014 19:52:36 Eastern Standard Time</text:p>
          </table:table-cell>
        </table:table-row>
        <table:table-row table:style-name="ro2">
          <table:table-cell office:value-type="string">
            <text:p>2014-02-05 19:52:37.429 Location Tryout[2551:60b] didUpdateToLocation: &lt;+45.38326558,-75.73985204&gt; +/- 10.00m (speed 2.64 mps / course 33.05) @ 05/02/2014 19:52:37 Eastern Standard Time</text:p>
          </table:table-cell>
        </table:table-row>
        <table:table-row table:style-name="ro2">
          <table:table-cell office:value-type="string">
            <text:p>2014-02-05 19:52:38.258 Location Tryout[2551:60b] didUpdateToLocation: &lt;+45.38329186,-75.73981776&gt; +/- 10.00m (speed 5.03 mps / course 33.40) @ 05/02/2014 19:52:38 Eastern Standard Time</text:p>
          </table:table-cell>
        </table:table-row>
        <table:table-row table:style-name="ro2">
          <table:table-cell office:value-type="string">
            <text:p>2014-02-05 19:52:39.342 Location Tryout[2551:60b] didUpdateToLocation: &lt;+45.38329084,-75.73970837&gt; +/- 10.00m (speed 6.44 mps / course 37.04) @ 05/02/2014 19:52:39 Eastern Standard Time</text:p>
          </table:table-cell>
        </table:table-row>
        <table:table-row table:style-name="ro2">
          <table:table-cell office:value-type="string">
            <text:p>2014-02-05 19:52:40.236 Location Tryout[2551:60b] didUpdateToLocation: &lt;+45.38334909,-75.73964578&gt; +/- 10.00m (speed 7.75 mps / course 37.04) @ 05/02/2014 19:52:40 Eastern Standard Time</text:p>
          </table:table-cell>
        </table:table-row>
        <table:table-row table:style-name="ro2">
          <table:table-cell office:value-type="string">
            <text:p>2014-02-05 19:52:41.263 Location Tryout[2551:60b] didUpdateToLocation: &lt;+45.38341111,-75.73957913&gt; +/- 10.00m (speed 8.86 mps / course 37.04) @ 05/02/2014 19:52:41 Eastern Standard Time</text:p>
          </table:table-cell>
        </table:table-row>
        <table:table-row table:style-name="ro2">
          <table:table-cell office:value-type="string">
            <text:p>2014-02-05 19:52:42.287 Location Tryout[2551:60b] didUpdateToLocation: &lt;+45.38345451,-75.73953250&gt; +/- 10.00m (speed 9.58 mps / course 37.04) @ 05/02/2014 19:52:42 Eastern Standard Time</text:p>
          </table:table-cell>
        </table:table-row>
        <table:table-row table:style-name="ro2">
          <table:table-cell office:value-type="string">
            <text:p>2014-02-05 19:52:43.339 Location Tryout[2551:60b] didUpdateToLocation: &lt;+45.38354089,-75.73942588&gt; +/- 10.00m (speed 10.31 mps / course 39.81) @ 05/02/2014 19:52:43 Eastern Standard Time</text:p>
          </table:table-cell>
        </table:table-row>
        <table:table-row table:style-name="ro2">
          <table:table-cell office:value-type="string">
            <text:p>2014-02-05 19:52:44.433 Location Tryout[2551:60b] didUpdateToLocation: &lt;+45.38362953,-75.73934305&gt; +/- 10.00m (speed 11.17 mps / course 32.76) @ 05/02/2014 19:52:44 Eastern Standard Time</text:p>
          </table:table-cell>
        </table:table-row>
        <table:table-row table:style-name="ro2">
          <table:table-cell office:value-type="string">
            <text:p>2014-02-05 19:52:45.181 Location Tryout[2551:60b] didUpdateToLocation: &lt;+45.38372626,-75.73925443&gt; +/- 10.00m (speed 12.44 mps / course 32.76) @ 05/02/2014 19:52:45 Eastern Standard Time</text:p>
          </table:table-cell>
        </table:table-row>
        <table:table-row table:style-name="ro2">
          <table:table-cell office:value-type="string">
            <text:p>2014-02-05 19:52:46.367 Location Tryout[2551:60b] didUpdateToLocation: &lt;+45.38382799,-75.73915804&gt; +/- 10.00m (speed 13.27 mps / course 33.91) @ 05/02/2014 19:52:46 Eastern Standard Time</text:p>
          </table:table-cell>
        </table:table-row>
        <table:table-row table:style-name="ro2">
          <table:table-cell office:value-type="string">
            <text:p>2014-02-05 19:52:47.192 Location Tryout[2551:60b] didUpdateToLocation: &lt;+45.38395399,-75.73910194&gt; +/- 10.00m (speed 13.76 mps / course 37.62) @ 05/02/2014 19:52:47 Eastern Standard Time</text:p>
          </table:table-cell>
        </table:table-row>
        <table:table-row table:style-name="ro2">
          <table:table-cell office:value-type="string">
            <text:p>2014-02-05 19:52:48.357 Location Tryout[2551:60b] didUpdateToLocation: &lt;+45.38405977,-75.73899818&gt; +/- 10.00m (speed 14.54 mps / course 34.45) @ 05/02/2014 19:52:48 Eastern Standard Time</text:p>
          </table:table-cell>
        </table:table-row>
        <table:table-row table:style-name="ro2">
          <table:table-cell office:value-type="string">
            <text:p>2014-02-05 19:52:49.273 Location Tryout[2551:60b] didUpdateToLocation: &lt;+45.38417477,-75.73889340&gt; +/- 10.00m (speed 15.24 mps / course 31.29) @ 05/02/2014 19:52:49 Eastern Standard Time</text:p>
          </table:table-cell>
        </table:table-row>
        <table:table-row table:style-name="ro2">
          <table:table-cell office:value-type="string">
            <text:p>2014-02-05 19:52:50.281 Location Tryout[2551:60b] didUpdateToLocation: &lt;+45.38429689,-75.73880120&gt; +/- 10.00m (speed 15.55 mps / course 27.07) @ 05/02/2014 19:52:50 Eastern Standard Time</text:p>
          </table:table-cell>
        </table:table-row>
        <table:table-row table:style-name="ro2">
          <table:table-cell office:value-type="string">
            <text:p>2014-02-05 19:52:51.410 Location Tryout[2551:60b] didUpdateToLocation: &lt;+45.38441168,-75.73869338&gt; +/- 10.00m (speed 15.42 mps / course 20.50) @ 05/02/2014 19:52:51 Eastern Standard Time</text:p>
          </table:table-cell>
        </table:table-row>
        <table:table-row table:style-name="ro2">
          <table:table-cell office:value-type="string">
            <text:p>2014-02-05 19:52:52.279 Location Tryout[2551:60b] didUpdateToLocation: &lt;+45.38454310,-75.73862285&gt; +/- 10.00m (speed 15.59 mps / course 20.90) @ 05/02/2014 19:52:52 Eastern Standard Time</text:p>
          </table:table-cell>
        </table:table-row>
        <table:table-row table:style-name="ro2">
          <table:table-cell office:value-type="string">
            <text:p>2014-02-05 19:52:53.403 Location Tryout[2551:60b] didUpdateToLocation: &lt;+45.38467349,-75.73855196&gt; +/- 10.00m (speed 15.69 mps / course 20.90) @ 05/02/2014 19:52:53 Eastern Standard Time</text:p>
          </table:table-cell>
        </table:table-row>
        <table:table-row table:style-name="ro2">
          <table:table-cell office:value-type="string">
            <text:p>2014-02-05 19:52:54.285 Location Tryout[2551:60b] didUpdateToLocation: &lt;+45.38481582,-75.73847105&gt; +/- 10.00m (speed 16.02 mps / course 21.96) @ 05/02/2014 19:52:54 Eastern Standard Time</text:p>
          </table:table-cell>
        </table:table-row>
        <table:table-row table:style-name="ro2">
          <table:table-cell office:value-type="string">
            <text:p>2014-02-05 19:52:55.341 Location Tryout[2551:60b] didUpdateToLocation: &lt;+45.38494736,-75.73838699&gt; +/- 10.00m (speed 16.24 mps / course 27.16) @ 05/02/2014 19:52:55 Eastern Standard Time</text:p>
          </table:table-cell>
        </table:table-row>
        <table:table-row table:style-name="ro2">
          <table:table-cell office:value-type="string">
            <text:p>2014-02-05 19:52:56.247 Location Tryout[2551:60b] didUpdateToLocation: &lt;+45.38508652,-75.73827252&gt; +/- 10.00m (speed 16.89 mps / course 33.26) @ 05/02/2014 19:52:56 Eastern Standard Time</text:p>
          </table:table-cell>
        </table:table-row>
        <table:table-row table:style-name="ro2">
          <table:table-cell office:value-type="string">
            <text:p>2014-02-05 19:52:57.305 Location Tryout[2551:60b] didUpdateToLocation: &lt;+45.38521782,-75.73814990&gt; +/- 10.00m (speed 17.42 mps / course 33.26) @ 05/02/2014 19:52:57 Eastern Standard Time</text:p>
          </table:table-cell>
        </table:table-row>
        <table:table-row table:style-name="ro2">
          <table:table-cell office:value-type="string">
            <text:p>2014-02-05 19:52:58.402 Location Tryout[2551:60b] didUpdateToLocation: &lt;+45.38534998,-75.73801690&gt; +/- 10.00m (speed 18.37 mps / course 34.70) @ 05/02/2014 19:52:58 Eastern Standard Time</text:p>
          </table:table-cell>
        </table:table-row>
        <table:table-row table:style-name="ro2">
          <table:table-cell office:value-type="string">
            <text:p>2014-02-05 19:52:59.362 Location Tryout[2551:60b] didUpdateToLocation: &lt;+45.38549426,-75.73787530&gt; +/- 10.00m (speed 19.66 mps / course 33.57) @ 05/02/2014 19:52:59 Eastern Standard Time</text:p>
          </table:table-cell>
        </table:table-row>
        <table:table-row table:style-name="ro2">
          <table:table-cell office:value-type="string">
            <text:p>2014-02-05 19:53:00.391 Location Tryout[2551:60b] didUpdateToLocation: &lt;+45.38563676,-75.73774379&gt; +/- 10.00m (speed 20.28 mps / course 31.92) @ 05/02/2014 19:53:00 Eastern Standard Time</text:p>
          </table:table-cell>
        </table:table-row>
        <table:table-row table:style-name="ro2">
          <table:table-cell office:value-type="string">
            <text:p>2014-02-05 19:53:01.254 Location Tryout[2551:60b] didUpdateToLocation: &lt;+45.38581306,-75.73760454&gt; +/- 10.00m (speed 20.61 mps / course 28.96) @ 05/02/2014 19:53:01 Eastern Standard Time</text:p>
          </table:table-cell>
        </table:table-row>
        <table:table-row table:style-name="ro2">
          <table:table-cell office:value-type="string">
            <text:p>2014-02-05 19:53:02.368 Location Tryout[2551:60b] didUpdateToLocation: &lt;+45.38597279,-75.73747865&gt; +/- 10.00m (speed 21.23 mps / course 28.96) @ 05/02/2014 19:53:02 Eastern Standard Time</text:p>
          </table:table-cell>
        </table:table-row>
        <table:table-row table:style-name="ro2">
          <table:table-cell office:value-type="string">
            <text:p>2014-02-05 19:53:03.273 Location Tryout[2551:60b] didUpdateToLocation: &lt;+45.38613868,-75.73732101&gt; +/- 10.00m (speed 22.06 mps / course 37.07) @ 05/02/2014 19:53:03 Eastern Standard Time</text:p>
          </table:table-cell>
        </table:table-row>
        <table:table-row table:style-name="ro2">
          <table:table-cell office:value-type="string">
            <text:p>2014-02-05 19:53:04.322 Location Tryout[2551:60b] didUpdateToLocation: &lt;+45.38628246,-75.73711467&gt; +/- 10.00m (speed 23.01 mps / course 37.07) @ 05/02/2014 19:53:04 Eastern Standard Time</text:p>
          </table:table-cell>
        </table:table-row>
        <table:table-row table:style-name="ro2">
          <table:table-cell office:value-type="string">
            <text:p>2014-02-05 19:53:05.259 Location Tryout[2551:60b] didUpdateToLocation: &lt;+45.38645084,-75.73694541&gt; +/- 5.00m (speed 23.69 mps / course 37.07) @ 05/02/2014 19:53:05 Eastern Standard Time</text:p>
          </table:table-cell>
        </table:table-row>
        <table:table-row table:style-name="ro2">
          <table:table-cell office:value-type="string">
            <text:p>2014-02-05 19:53:06.331 Location Tryout[2551:60b] didUpdateToLocation: &lt;+45.38663110,-75.73675918&gt; +/- 5.00m (speed 24.60 mps / course 36.50) @ 05/02/2014 19:53:06 Eastern Standard Time</text:p>
          </table:table-cell>
        </table:table-row>
        <table:table-row table:style-name="ro2">
          <table:table-cell office:value-type="string">
            <text:p>2014-02-05 19:53:07.420 Location Tryout[2551:60b] didUpdateToLocation: &lt;+45.38681896,-75.73656657&gt; +/- 5.00m (speed 25.98 mps / course 36.32) @ 05/02/2014 19:53:07 Eastern Standard Time</text:p>
          </table:table-cell>
        </table:table-row>
        <table:table-row table:style-name="ro2">
          <table:table-cell office:value-type="string">
            <text:p>2014-02-05 19:53:08.154 Location Tryout[2551:60b] didUpdateToLocation: &lt;+45.38701345,-75.73636327&gt; +/- 5.00m (speed 26.55 mps / course 36.32) @ 05/02/2014 19:53:08 Eastern Standard Time</text:p>
          </table:table-cell>
        </table:table-row>
        <table:table-row table:style-name="ro2">
          <table:table-cell office:value-type="string">
            <text:p>2014-02-05 19:53:09.025 Location Tryout[2551:60b] didUpdateToLocation: &lt;+45.38721646,-75.73615958&gt; +/- 5.00m (speed 27.95 mps / course 35.98) @ 05/02/2014 19:53:09 Eastern Standard Time</text:p>
          </table:table-cell>
        </table:table-row>
        <table:table-row table:style-name="ro2">
          <table:table-cell office:value-type="string">
            <text:p>2014-02-05 19:53:10.104 Location Tryout[2551:60b] didUpdateToLocation: &lt;+45.38742768,-75.73595293&gt; +/- 5.00m (speed 28.88 mps / course 35.98) @ 05/02/2014 19:53:10 Eastern Standard Time</text:p>
          </table:table-cell>
        </table:table-row>
        <table:table-row table:style-name="ro2">
          <table:table-cell office:value-type="string">
            <text:p>2014-02-05 19:53:11.113 Location Tryout[2551:60b] didUpdateToLocation: &lt;+45.38764814,-75.73573987&gt; +/- 5.00m (speed 29.63 mps / course 33.45) @ 05/02/2014 19:53:11 Eastern Standard Time</text:p>
          </table:table-cell>
        </table:table-row>
        <table:table-row table:style-name="ro2">
          <table:table-cell office:value-type="string">
            <text:p>2014-02-05 19:53:12.060 Location Tryout[2551:60b] didUpdateToLocation: &lt;+45.38787205,-75.73553300&gt; +/- 5.00m (speed 29.93 mps / course 33.45) @ 05/02/2014 19:53:12 Eastern Standard Time</text:p>
          </table:table-cell>
        </table:table-row>
        <table:table-row table:style-name="ro2">
          <table:table-cell office:value-type="string">
            <text:p>2014-02-05 19:53:13.051 Location Tryout[2551:60b] didUpdateToLocation: &lt;+45.38809896,-75.73532402&gt; +/- 5.00m (speed 30.26 mps / course 31.91) @ 05/02/2014 19:53:13 Eastern Standard Time</text:p>
          </table:table-cell>
        </table:table-row>
        <table:table-row table:style-name="ro2">
          <table:table-cell office:value-type="string">
            <text:p>2014-02-05 19:53:14.069 Location Tryout[2551:60b] didUpdateToLocation: &lt;+45.38834436,-75.73509896&gt; +/- 5.00m (speed 30.98 mps / course 31.91) @ 05/02/2014 19:53:14 Eastern Standard Time</text:p>
          </table:table-cell>
        </table:table-row>
        <table:table-row table:style-name="ro2">
          <table:table-cell office:value-type="string">
            <text:p>2014-02-05 19:53:15.044 Location Tryout[2551:60b] didUpdateToLocation: &lt;+45.38857145,-75.73489933&gt; +/- 5.00m (speed 31.15 mps / course 31.14) @ 05/02/2014 19:53:15 Eastern Standard Time</text:p>
          </table:table-cell>
        </table:table-row>
        <table:table-row table:style-name="ro2">
          <table:table-cell office:value-type="string">
            <text:p>2014-02-05 19:53:16.031 Location Tryout[2551:60b] didUpdateToLocation: &lt;+45.38881050,-75.73469199&gt; +/- 5.00m (speed 31.15 mps / course 31.14) @ 05/02/2014 19:53:16 Eastern Standard Time</text:p>
          </table:table-cell>
        </table:table-row>
        <table:table-row table:style-name="ro2">
          <table:table-cell office:value-type="string">
            <text:p>2014-02-05 19:53:17.116 Location Tryout[2551:60b] didUpdateToLocation: &lt;+45.38904845,-75.73448326&gt; +/- 5.00m (speed 31.03 mps / course 28.77) @ 05/02/2014 19:53:17 Eastern Standard Time</text:p>
          </table:table-cell>
        </table:table-row>
        <table:table-row table:style-name="ro2">
          <table:table-cell office:value-type="string">
            <text:p>2014-02-05 19:53:18.090 Location Tryout[2551:60b] didUpdateToLocation: &lt;+45.38928978,-75.73430949&gt; +/- 5.00m (speed 32.75 mps / course 28.77) @ 05/02/2014 19:53:18 Eastern Standard Time</text:p>
          </table:table-cell>
        </table:table-row>
        <table:table-row table:style-name="ro2">
          <table:table-cell office:value-type="string">
            <text:p>2014-02-05 19:53:19.009 Location Tryout[2551:60b] didUpdateToLocation: &lt;+45.38952735,-75.73413264&gt; +/- 5.00m (speed 32.59 mps / course 28.77) @ 05/02/2014 19:53:19 Eastern Standard Time</text:p>
          </table:table-cell>
        </table:table-row>
        <table:table-row table:style-name="ro2">
          <table:table-cell office:value-type="string">
            <text:p>2014-02-05 19:53:20.002 Location Tryout[2551:60b] didUpdateToLocation: &lt;+45.38980253,-75.73391895&gt; +/- 5.00m (speed 32.86 mps / course 28.60) @ 05/02/2014 19:53:19 Eastern Standard Time</text:p>
          </table:table-cell>
        </table:table-row>
        <table:table-row table:style-name="ro2">
          <table:table-cell office:value-type="string">
            <text:p>2014-02-05 19:53:21.014 Location Tryout[2551:60b] didUpdateToLocation: &lt;+45.39005975,-75.73372513&gt; +/- 5.00m (speed 32.20 mps / course 28.60) @ 05/02/2014 19:53:21 Eastern Standard Time</text:p>
          </table:table-cell>
        </table:table-row>
        <table:table-row table:style-name="ro2">
          <table:table-cell office:value-type="string">
            <text:p>2014-02-05 19:53:22.047 Location Tryout[2551:60b] didUpdateToLocation: &lt;+45.39030948,-75.73352649&gt; +/- 5.00m (speed 32.30 mps / course 28.43) @ 05/02/2014 19:53:22 Eastern Standard Time</text:p>
          </table:table-cell>
        </table:table-row>
        <table:table-row table:style-name="ro2">
          <table:table-cell office:value-type="string">
            <text:p>2014-02-05 19:53:23.047 Location Tryout[2551:60b] didUpdateToLocation: &lt;+45.39059066,-75.73330747&gt; +/- 10.00m (speed 33.49 mps / course 28.43) @ 05/02/2014 19:53:23 Eastern Standard Time</text:p>
          </table:table-cell>
        </table:table-row>
        <table:table-row table:style-name="ro2">
          <table:table-cell office:value-type="string">
            <text:p>2014-02-05 19:53:24.052 Location Tryout[2551:60b] didUpdateToLocation: &lt;+45.39085410,-75.73309637&gt; +/- 10.00m (speed 33.68 mps / course 28.61) @ 05/02/2014 19:53:24 Eastern Standard Time</text:p>
          </table:table-cell>
        </table:table-row>
        <table:table-row table:style-name="ro2">
          <table:table-cell office:value-type="string">
            <text:p>2014-02-05 19:53:25.040 Location Tryout[2551:60b] didUpdateToLocation: &lt;+45.39108671,-75.73292919&gt; +/- 10.00m (speed 31.86 mps / course 28.76) @ 05/02/2014 19:53:25 Eastern Standard Time</text:p>
          </table:table-cell>
        </table:table-row>
        <table:table-row table:style-name="ro2">
          <table:table-cell office:value-type="string">
            <text:p>2014-02-05 19:53:26.018 Location Tryout[2551:60b] didUpdateToLocation: &lt;+45.39134499,-75.73272010&gt; +/- 10.00m (speed 32.23 mps / course 28.76) @ 05/02/2014 19:53:26 Eastern Standard Time</text:p>
          </table:table-cell>
        </table:table-row>
        <table:table-row table:style-name="ro2">
          <table:table-cell office:value-type="string">
            <text:p>2014-02-05 19:53:26.994 Location Tryout[2551:60b] didUpdateToLocation: &lt;+45.39159548,-75.73251528&gt; +/- 10.00m (speed 32.23 mps / course 28.76) @ 05/02/2014 19:53:26 Eastern Standard Time</text:p>
          </table:table-cell>
        </table:table-row>
        <table:table-row table:style-name="ro2">
          <table:table-cell office:value-type="string">
            <text:p>2014-02-05 19:53:28.034 Location Tryout[2551:60b] didUpdateToLocation: &lt;+45.39165817,-75.73249545&gt; +/- 10.00m (speed 31.61 mps / course 28.76) @ 05/02/2014 19:53:28 Eastern Standard Time</text:p>
          </table:table-cell>
        </table:table-row>
        <table:table-row table:style-name="ro2">
          <table:table-cell office:value-type="string">
            <text:p>2014-02-05 19:53:29.268 Location Tryout[2551:60b] didUpdateToLocation: &lt;+45.39193763,-75.73230620&gt; +/- 10.00m (speed 31.58 mps / course 28.76) @ 05/02/2014 19:53:29 Eastern Standard Time</text:p>
          </table:table-cell>
        </table:table-row>
        <table:table-row table:style-name="ro2">
          <table:table-cell office:value-type="string">
            <text:p>2014-02-05 19:53:30.168 Location Tryout[2551:60b] didUpdateToLocation: &lt;+45.39220584,-75.73212574&gt; +/- 10.00m (speed 31.34 mps / course 28.76) @ 05/02/2014 19:53:30 Eastern Standard Time</text:p>
          </table:table-cell>
        </table:table-row>
        <table:table-row table:style-name="ro2">
          <table:table-cell office:value-type="string">
            <text:p>2014-02-05 19:53:31.316 Location Tryout[2551:60b] didUpdateToLocation: &lt;+45.39246165,-75.73195479&gt; +/- 10.00m (speed 30.90 mps / course 29.10) @ 05/02/2014 19:53:31 Eastern Standard Time</text:p>
          </table:table-cell>
        </table:table-row>
        <table:table-row table:style-name="ro2">
          <table:table-cell office:value-type="string">
            <text:p>2014-02-05 19:53:32.100 Location Tryout[2551:60b] didUpdateToLocation: &lt;+45.39274425,-75.73176005&gt; +/- 10.00m (speed 31.09 mps / course 29.10) @ 05/02/2014 19:53:32 Eastern Standard Time</text:p>
          </table:table-cell>
        </table:table-row>
        <table:table-row table:style-name="ro2">
          <table:table-cell office:value-type="string">
            <text:p>2014-02-05 19:53:33.309 Location Tryout[2551:60b] didUpdateToLocation: &lt;+45.39299712,-75.73154850&gt; +/- 5.00m (speed 30.78 mps / course 29.10) @ 05/02/2014 19:53:33 Eastern Standard Time</text:p>
          </table:table-cell>
        </table:table-row>
        <table:table-row table:style-name="ro2">
          <table:table-cell office:value-type="string">
            <text:p>2014-02-05 19:53:34.060 Location Tryout[2551:60b] didUpdateToLocation: &lt;+45.39325907,-75.73131566&gt; +/- 5.00m (speed 30.88 mps / course 29.31) @ 05/02/2014 19:53:34 Eastern Standard Time</text:p>
          </table:table-cell>
        </table:table-row>
        <table:table-row table:style-name="ro2">
          <table:table-cell office:value-type="string">
            <text:p>2014-02-05 19:53:35.264 Location Tryout[2551:60b] didUpdateToLocation: &lt;+45.39350871,-75.73110523&gt; +/- 5.00m (speed 30.58 mps / course 29.31) @ 05/02/2014 19:53:35 Eastern Standard Time</text:p>
          </table:table-cell>
        </table:table-row>
        <table:table-row table:style-name="ro2">
          <table:table-cell office:value-type="string">
            <text:p>2014-02-05 19:53:36.106 Location Tryout[2551:60b] didUpdateToLocation: &lt;+45.39375676,-75.73090312&gt; +/- 5.00m (speed 30.53 mps / course 29.60) @ 05/02/2014 19:53:36 Eastern Standard Time</text:p>
          </table:table-cell>
        </table:table-row>
        <table:table-row table:style-name="ro2">
          <table:table-cell office:value-type="string">
            <text:p>2014-02-05 19:53:37.188 Location Tryout[2551:60b] didUpdateToLocation: &lt;+45.39400662,-75.73069127&gt; +/- 5.00m (speed 30.39 mps / course 29.60) @ 05/02/2014 19:53:37 Eastern Standard Time</text:p>
          </table:table-cell>
        </table:table-row>
        <table:table-row table:style-name="ro2">
          <table:table-cell office:value-type="string">
            <text:p>2014-02-05 19:53:38.323 Location Tryout[2551:60b] didUpdateToLocation: &lt;+45.39426108,-75.73048554&gt; +/- 5.00m (speed 29.95 mps / course 29.60) @ 05/02/2014 19:53:38 Eastern Standard Time</text:p>
          </table:table-cell>
        </table:table-row>
        <table:table-row table:style-name="ro2">
          <table:table-cell office:value-type="string">
            <text:p>2014-02-05 19:53:39.135 Location Tryout[2551:60b] didUpdateToLocation: &lt;+45.39450134,-75.73029223&gt; +/- 5.00m (speed 29.53 mps / course 29.60) @ 05/02/2014 19:53:39 Eastern Standard Time</text:p>
          </table:table-cell>
        </table:table-row>
        <table:table-row table:style-name="ro2">
          <table:table-cell office:value-type="string">
            <text:p>2014-02-05 19:53:40.008 Location Tryout[2551:60b] didUpdateToLocation: &lt;+45.39474793,-75.73008590&gt; +/- 5.00m (speed 29.60 mps / course 29.60) @ 05/02/2014 19:53:40 Eastern Standard Time</text:p>
          </table:table-cell>
        </table:table-row>
        <table:table-row table:style-name="ro2">
          <table:table-cell office:value-type="string">
            <text:p>2014-02-05 19:53:41.008 Location Tryout[2551:60b] didUpdateToLocation: &lt;+45.39496629,-75.72991029&gt; +/- 5.00m (speed 28.45 mps / course 30.20) @ 05/02/2014 19:53:41 Eastern Standard Time</text:p>
          </table:table-cell>
        </table:table-row>
        <table:table-row table:style-name="ro2">
          <table:table-cell office:value-type="string">
            <text:p>2014-02-05 19:53:42.004 Location Tryout[2551:60b] didUpdateToLocation: &lt;+45.39517948,-75.72972168&gt; +/- 5.00m (speed 28.11 mps / course 30.20) @ 05/02/2014 19:53:41 Eastern Standard Time</text:p>
          </table:table-cell>
        </table:table-row>
        <table:table-row table:style-name="ro2">
          <table:table-cell office:value-type="string">
            <text:p>2014-02-05 19:53:43.015 Location Tryout[2551:60b] didUpdateToLocation: &lt;+45.39539075,-75.72955089&gt; +/- 5.00m (speed 27.98 mps / course 33.56) @ 05/02/2014 19:53:43 Eastern Standard Time</text:p>
          </table:table-cell>
        </table:table-row>
        <table:table-row table:style-name="ro2">
          <table:table-cell office:value-type="string">
            <text:p>2014-02-05 19:53:44.003 Location Tryout[2551:60b] didUpdateToLocation: &lt;+45.39561208,-75.72933678&gt; +/- 5.00m (speed 27.87 mps / course 33.05) @ 05/02/2014 19:53:43 Eastern Standard Time</text:p>
          </table:table-cell>
        </table:table-row>
        <table:table-row table:style-name="ro2">
          <table:table-cell office:value-type="string">
            <text:p>2014-02-05 19:53:45.002 Location Tryout[2551:60b] didUpdateToLocation: &lt;+45.39582222,-75.72911155&gt; +/- 5.00m (speed 27.54 mps / course 36.21) @ 05/02/2014 19:53:44 Eastern Standard Time</text:p>
          </table:table-cell>
        </table:table-row>
        <table:table-row table:style-name="ro2">
          <table:table-cell office:value-type="string">
            <text:p>2014-02-05 19:53:46.005 Location Tryout[2551:60b] didUpdateToLocation: &lt;+45.39601207,-75.72888524&gt; +/- 5.00m (speed 27.33 mps / course 38.32) @ 05/02/2014 19:53:45 Eastern Standard Time</text:p>
          </table:table-cell>
        </table:table-row>
        <table:table-row table:style-name="ro2">
          <table:table-cell office:value-type="string">
            <text:p>2014-02-05 19:53:47.007 Location Tryout[2551:60b] didUpdateToLocation: &lt;+45.39619023,-75.72865759&gt; +/- 5.00m (speed 27.26 mps / course 40.43) @ 05/02/2014 19:53:46 Eastern Standard Time</text:p>
          </table:table-cell>
        </table:table-row>
        <table:table-row table:style-name="ro2">
          <table:table-cell office:value-type="string">
            <text:p>2014-02-05 19:53:48.007 Location Tryout[2551:60b] didUpdateToLocation: &lt;+45.39636980,-75.72840896&gt; +/- 5.00m (speed 27.35 mps / course 44.78) @ 05/02/2014 19:53:47 Eastern Standard Time</text:p>
          </table:table-cell>
        </table:table-row>
        <table:table-row table:style-name="ro2">
          <table:table-cell office:value-type="string">
            <text:p>2014-02-05 19:53:48.989 Location Tryout[2551:60b] didUpdateToLocation: &lt;+45.39653350,-75.72815778&gt; +/- 5.00m (speed 27.63 mps / course 47.94) @ 05/02/2014 19:53:48 Eastern Standard Time</text:p>
          </table:table-cell>
        </table:table-row>
        <table:table-row table:style-name="ro2">
          <table:table-cell office:value-type="string">
            <text:p>2014-02-05 19:53:50.010 Location Tryout[2551:60b] didUpdateToLocation: &lt;+45.39667633,-75.72788815&gt; +/- 5.00m (speed 27.43 mps / course 50.33) @ 05/02/2014 19:53:50 Eastern Standard Time</text:p>
          </table:table-cell>
        </table:table-row>
        <table:table-row table:style-name="ro2">
          <table:table-cell office:value-type="string">
            <text:p>2014-02-05 19:53:50.987 Location Tryout[2551:60b] didUpdateToLocation: &lt;+45.39683345,-75.72761609&gt; +/- 5.00m (speed 27.43 mps / course 51.71) @ 05/02/2014 19:53:50 Eastern Standard Time</text:p>
          </table:table-cell>
        </table:table-row>
        <table:table-row table:style-name="ro2">
          <table:table-cell office:value-type="string">
            <text:p>2014-02-05 19:53:52.004 Location Tryout[2551:60b] didUpdateToLocation: &lt;+45.39699245,-75.72732115&gt; +/- 5.00m (speed 28.56 mps / course 54.15) @ 05/02/2014 19:53:51 Eastern Standard Time</text:p>
          </table:table-cell>
        </table:table-row>
        <table:table-row table:style-name="ro2">
          <table:table-cell office:value-type="string">
            <text:p>2014-02-05 19:53:53.018 Location Tryout[2551:60b] didUpdateToLocation: &lt;+45.39713934,-75.72702242&gt; +/- 5.00m (speed 29.05 mps / course 54.85) @ 05/02/2014 19:53:53 Eastern Standard Time</text:p>
          </table:table-cell>
        </table:table-row>
        <table:table-row table:style-name="ro2">
          <table:table-cell office:value-type="string">
            <text:p>2014-02-05 19:53:54.014 Location Tryout[2551:60b] didUpdateToLocation: &lt;+45.39728544,-75.72671965&gt; +/- 5.00m (speed 29.00 mps / course 56.46) @ 05/02/2014 19:53:54 Eastern Standard Time</text:p>
          </table:table-cell>
        </table:table-row>
        <table:table-row table:style-name="ro2">
          <table:table-cell office:value-type="string">
            <text:p>2014-02-05 19:53:55.002 Location Tryout[2551:60b] didUpdateToLocation: &lt;+45.39744362,-75.72640031&gt; +/- 5.00m (speed 29.37 mps / course 56.46) @ 05/02/2014 19:53:54 Eastern Standard Time</text:p>
          </table:table-cell>
        </table:table-row>
        <table:table-row table:style-name="ro2">
          <table:table-cell office:value-type="string">
            <text:p>2014-02-05 19:53:56.012 Location Tryout[2551:60b] didUpdateToLocation: &lt;+45.39761536,-75.72606425&gt; +/- 5.00m (speed 30.65 mps / course 56.46) @ 05/02/2014 19:53:56 Eastern Standard Time</text:p>
          </table:table-cell>
        </table:table-row>
        <table:table-row table:style-name="ro2">
          <table:table-cell office:value-type="string">
            <text:p>2014-02-05 19:53:57.333 Location Tryout[2551:60b] didUpdateToLocation: &lt;+45.39775007,-75.72577625&gt; +/- 10.00m (speed 29.43 mps / course 56.46) @ 05/02/2014 19:53:57 Eastern Standard Time</text:p>
          </table:table-cell>
        </table:table-row>
        <table:table-row table:style-name="ro2">
          <table:table-cell office:value-type="string">
            <text:p>2014-02-05 19:53:58.043 Location Tryout[2551:60b] didUpdateToLocation: &lt;+45.39793619,-75.72542279&gt; +/- 5.00m (speed 29.69 mps / course 56.46) @ 05/02/2014 19:53:58 Eastern Standard Time</text:p>
          </table:table-cell>
        </table:table-row>
        <table:table-row table:style-name="ro2">
          <table:table-cell office:value-type="string">
            <text:p>2014-02-05 19:53:59.268 Location Tryout[2551:60b] didUpdateToLocation: &lt;+45.39808112,-75.72511120&gt; +/- 5.00m (speed 30.21 mps / course 56.46) @ 05/02/2014 19:53:59 Eastern Standard Time</text:p>
          </table:table-cell>
        </table:table-row>
        <table:table-row table:style-name="ro2">
          <table:table-cell office:value-type="string">
            <text:p>2014-02-05 19:54:00.167 Location Tryout[2551:60b] didUpdateToLocation: &lt;+45.39823005,-75.72477940&gt; +/- 5.00m (speed 30.28 mps / course 56.46) @ 05/02/2014 19:54:00 Eastern Standard Time</text:p>
          </table:table-cell>
        </table:table-row>
        <table:table-row table:style-name="ro2">
          <table:table-cell office:value-type="string">
            <text:p>2014-02-05 19:54:01.221 Location Tryout[2551:60b] didUpdateToLocation: &lt;+45.39837745,-75.72447331&gt; +/- 5.00m (speed 30.05 mps / course 56.35) @ 05/02/2014 19:54:01 Eastern Standard Time</text:p>
          </table:table-cell>
        </table:table-row>
        <table:table-row table:style-name="ro2">
          <table:table-cell office:value-type="string">
            <text:p>2014-02-05 19:54:02.403 Location Tryout[2551:60b] didUpdateToLocation: &lt;+45.39851318,-75.72414937&gt; +/- 10.00m (speed 29.90 mps / course 56.83) @ 05/02/2014 19:54:02 Eastern Standard Time</text:p>
          </table:table-cell>
        </table:table-row>
        <table:table-row table:style-name="ro2">
          <table:table-cell office:value-type="string">
            <text:p>2014-02-05 19:54:03.144 Location Tryout[2551:60b] didUpdateToLocation: &lt;+45.39868814,-75.72376052&gt; +/- 10.00m (speed 31.81 mps / course 56.83) @ 05/02/2014 19:54:03 Eastern Standard Time</text:p>
          </table:table-cell>
        </table:table-row>
        <table:table-row table:style-name="ro2">
          <table:table-cell office:value-type="string">
            <text:p>2014-02-05 19:54:04.057 Location Tryout[2551:60b] didUpdateToLocation: &lt;+45.39883566,-75.72344419&gt; +/- 5.00m (speed 30.84 mps / course 56.83) @ 05/02/2014 19:54:04 Eastern Standard Time</text:p>
          </table:table-cell>
        </table:table-row>
        <table:table-row table:style-name="ro2">
          <table:table-cell office:value-type="string">
            <text:p>2014-02-05 19:54:05.121 Location Tryout[2551:60b] didUpdateToLocation: &lt;+45.39898123,-75.72313905&gt; +/- 5.00m (speed 30.17 mps / course 58.12) @ 05/02/2014 19:54:05 Eastern Standard Time</text:p>
          </table:table-cell>
        </table:table-row>
        <table:table-row table:style-name="ro2">
          <table:table-cell office:value-type="string">
            <text:p>2014-02-05 19:54:06.017 Location Tryout[2551:60b] didUpdateToLocation: &lt;+45.39913805,-75.72280975&gt; +/- 5.00m (speed 30.64 mps / course 58.12) @ 05/02/2014 19:54:06 Eastern Standard Time</text:p>
          </table:table-cell>
        </table:table-row>
        <table:table-row table:style-name="ro2">
          <table:table-cell office:value-type="string">
            <text:p>2014-02-05 19:54:07.005 Location Tryout[2551:60b] didUpdateToLocation: &lt;+45.39928091,-75.72249306&gt; +/- 5.00m (speed 29.98 mps / course 58.64) @ 05/02/2014 19:54:06 Eastern Standard Time</text:p>
          </table:table-cell>
        </table:table-row>
        <table:table-row table:style-name="ro2">
          <table:table-cell office:value-type="string">
            <text:p>2014-02-05 19:54:08.006 Location Tryout[2551:60b] didUpdateToLocation: &lt;+45.39941386,-75.72218378&gt; +/- 5.00m (speed 29.71 mps / course 58.64) @ 05/02/2014 19:54:07 Eastern Standard Time</text:p>
          </table:table-cell>
        </table:table-row>
        <table:table-row table:style-name="ro2">
          <table:table-cell office:value-type="string">
            <text:p>2014-02-05 19:54:08.999 Location Tryout[2551:60b] didUpdateToLocation: &lt;+45.39955356,-75.72186025&gt; +/- 5.00m (speed 29.64 mps / course 58.64) @ 05/02/2014 19:54:08 Eastern Standard Time</text:p>
          </table:table-cell>
        </table:table-row>
        <table:table-row table:style-name="ro2">
          <table:table-cell office:value-type="string">
            <text:p>2014-02-05 19:54:10.004 Location Tryout[2551:60b] didUpdateToLocation: &lt;+45.39968430,-75.72152142&gt; +/- 5.00m (speed 30.00 mps / course 58.91) @ 05/02/2014 19:54:09 Eastern Standard Time</text:p>
          </table:table-cell>
        </table:table-row>
        <table:table-row table:style-name="ro2">
          <table:table-cell office:value-type="string">
            <text:p>2014-02-05 19:54:11.002 Location Tryout[2551:60b] didUpdateToLocation: &lt;+45.39980756,-75.72119270&gt; +/- 5.00m (speed 30.05 mps / course 58.91) @ 05/02/2014 19:54:10 Eastern Standard Time</text:p>
          </table:table-cell>
        </table:table-row>
        <table:table-row table:style-name="ro2">
          <table:table-cell office:value-type="string">
            <text:p>2014-02-05 19:54:12.002 Location Tryout[2551:60b] didUpdateToLocation: &lt;+45.39994174,-75.72084747&gt; +/- 10.00m (speed 30.00 mps / course 58.91) @ 05/02/2014 19:54:11 Eastern Standard Time</text:p>
          </table:table-cell>
        </table:table-row>
        <table:table-row table:style-name="ro2">
          <table:table-cell office:value-type="string">
            <text:p>2014-02-05 19:54:13.006 Location Tryout[2551:60b] didUpdateToLocation: &lt;+45.40006080,-75.72050470&gt; +/- 10.00m (speed 30.18 mps / course 60.28) @ 05/02/2014 19:54:12 Eastern Standard Time</text:p>
          </table:table-cell>
        </table:table-row>
        <table:table-row table:style-name="ro2">
          <table:table-cell office:value-type="string">
            <text:p>2014-02-05 19:54:14.019 Location Tryout[2551:60b] didUpdateToLocation: &lt;+45.40019486,-75.72016122&gt; +/- 10.00m (speed 30.27 mps / course 60.28) @ 05/02/2014 19:54:14 Eastern Standard Time</text:p>
          </table:table-cell>
        </table:table-row>
        <table:table-row table:style-name="ro2">
          <table:table-cell office:value-type="string">
            <text:p>2014-02-05 19:54:15.002 Location Tryout[2551:60b] didUpdateToLocation: &lt;+45.40032522,-75.71980920&gt; +/- 10.00m (speed 30.29 mps / course 60.97) @ 05/02/2014 19:54:14 Eastern Standard Time</text:p>
          </table:table-cell>
        </table:table-row>
        <table:table-row table:style-name="ro2">
          <table:table-cell office:value-type="string">
            <text:p>2014-02-05 19:54:16.002 Location Tryout[2551:60b] didUpdateToLocation: &lt;+45.40044898,-75.71946662&gt; +/- 10.00m (speed 30.23 mps / course 61.59) @ 05/02/2014 19:54:15 Eastern Standard Time</text:p>
          </table:table-cell>
        </table:table-row>
        <table:table-row table:style-name="ro2">
          <table:table-cell office:value-type="string">
            <text:p>2014-02-05 19:54:17.181 Location Tryout[2551:60b] didUpdateToLocation: &lt;+45.40057795,-75.71911952&gt; +/- 10.00m (speed 30.42 mps / course 62.06) @ 05/02/2014 19:54:17 Eastern Standard Time</text:p>
          </table:table-cell>
        </table:table-row>
        <table:table-row table:style-name="ro2">
          <table:table-cell office:value-type="string">
            <text:p>2014-02-05 19:54:18.245 Location Tryout[2551:60b] didUpdateToLocation: &lt;+45.40070200,-75.71876654&gt; +/- 10.00m (speed 30.62 mps / course 63.38) @ 05/02/2014 19:54:18 Eastern Standard Time</text:p>
          </table:table-cell>
        </table:table-row>
        <table:table-row table:style-name="ro2">
          <table:table-cell office:value-type="string">
            <text:p>2014-02-05 19:54:19.165 Location Tryout[2551:60b] didUpdateToLocation: &lt;+45.40081534,-75.71841913&gt; +/- 10.00m (speed 30.66 mps / course 63.38) @ 05/02/2014 19:54:19 Eastern Standard Time</text:p>
          </table:table-cell>
        </table:table-row>
        <table:table-row table:style-name="ro2">
          <table:table-cell office:value-type="string">
            <text:p>2014-02-05 19:54:20.359 Location Tryout[2551:60b] didUpdateToLocation: &lt;+45.40093442,-75.71807143&gt; +/- 10.00m (speed 30.79 mps / course 63.63) @ 05/02/2014 19:54:20 Eastern Standard Time</text:p>
          </table:table-cell>
        </table:table-row>
        <table:table-row table:style-name="ro2">
          <table:table-cell office:value-type="string">
            <text:p>2014-02-05 19:54:21.086 Location Tryout[2551:60b] didUpdateToLocation: &lt;+45.40105939,-75.71771924&gt; +/- 10.00m (speed 30.65 mps / course 64.98) @ 05/02/2014 19:54:21 Eastern Standard Time</text:p>
          </table:table-cell>
        </table:table-row>
        <table:table-row table:style-name="ro2">
          <table:table-cell office:value-type="string">
            <text:p>2014-02-05 19:54:22.285 Location Tryout[2551:60b] didUpdateToLocation: &lt;+45.40117307,-75.71736263&gt; +/- 10.00m (speed 30.71 mps / course 65.67) @ 05/02/2014 19:54:22 Eastern Standard Time</text:p>
          </table:table-cell>
        </table:table-row>
        <table:table-row table:style-name="ro2">
          <table:table-cell office:value-type="string">
            <text:p>2014-02-05 19:54:23.083 Location Tryout[2551:60b] didUpdateToLocation: &lt;+45.40128347,-75.71700582&gt; +/- 10.00m (speed 30.53 mps / course 65.67) @ 05/02/2014 19:54:23 Eastern Standard Time</text:p>
          </table:table-cell>
        </table:table-row>
        <table:table-row table:style-name="ro2">
          <table:table-cell office:value-type="string">
            <text:p>2014-02-05 19:54:24.215 Location Tryout[2551:60b] didUpdateToLocation: &lt;+45.40138929,-75.71664536&gt; +/- 10.00m (speed 30.10 mps / course 66.59) @ 05/02/2014 19:54:24 Eastern Standard Time</text:p>
          </table:table-cell>
        </table:table-row>
        <table:table-row table:style-name="ro2">
          <table:table-cell office:value-type="string">
            <text:p>2014-02-05 19:54:25.067 Location Tryout[2551:60b] didUpdateToLocation: &lt;+45.40149795,-75.71629864&gt; +/- 5.00m (speed 29.82 mps / course 67.84) @ 05/02/2014 19:54:25 Eastern Standard Time</text:p>
          </table:table-cell>
        </table:table-row>
        <table:table-row table:style-name="ro2">
          <table:table-cell office:value-type="string">
            <text:p>2014-02-05 19:54:26.113 Location Tryout[2551:60b] didUpdateToLocation: &lt;+45.40160512,-75.71595428&gt; +/- 5.00m (speed 29.70 mps / course 67.84) @ 05/02/2014 19:54:26 Eastern Standard Time</text:p>
          </table:table-cell>
        </table:table-row>
        <table:table-row table:style-name="ro2">
          <table:table-cell office:value-type="string">
            <text:p>2014-02-05 19:54:27.113 Location Tryout[2551:60b] didUpdateToLocation: &lt;+45.40170960,-75.71559765&gt; +/- 5.00m (speed 29.78 mps / course 67.84) @ 05/02/2014 19:54:27 Eastern Standard Time</text:p>
          </table:table-cell>
        </table:table-row>
        <table:table-row table:style-name="ro2">
          <table:table-cell office:value-type="string">
            <text:p>2014-02-05 19:54:28.020 Location Tryout[2551:60b] didUpdateToLocation: &lt;+45.40181357,-75.71524805&gt; +/- 5.00m (speed 29.79 mps / course 68.27) @ 05/02/2014 19:54:28 Eastern Standard Time</text:p>
          </table:table-cell>
        </table:table-row>
        <table:table-row table:style-name="ro2">
          <table:table-cell office:value-type="string">
            <text:p>2014-02-05 19:54:29.013 Location Tryout[2551:60b] didUpdateToLocation: &lt;+45.40191380,-75.71490319&gt; +/- 5.00m (speed 29.78 mps / course 68.13) @ 05/02/2014 19:54:29 Eastern Standard Time</text:p>
          </table:table-cell>
        </table:table-row>
        <table:table-row table:style-name="ro2">
          <table:table-cell office:value-type="string">
            <text:p>2014-02-05 19:54:30.002 Location Tryout[2551:60b] didUpdateToLocation: &lt;+45.40200820,-75.71454055&gt; +/- 5.00m (speed 29.85 mps / course 69.54) @ 05/02/2014 19:54:29 Eastern Standard Time</text:p>
          </table:table-cell>
        </table:table-row>
        <table:table-row table:style-name="ro2">
          <table:table-cell office:value-type="string">
            <text:p>2014-02-05 19:54:31.015 Location Tryout[2551:60b] didUpdateToLocation: &lt;+45.40210258,-75.71417314&gt; +/- 5.00m (speed 29.96 mps / course 69.91) @ 05/02/2014 19:54:31 Eastern Standard Time</text:p>
          </table:table-cell>
        </table:table-row>
        <table:table-row table:style-name="ro2">
          <table:table-cell office:value-type="string">
            <text:p>2014-02-05 19:54:32.002 Location Tryout[2551:60b] didUpdateToLocation: &lt;+45.40219386,-75.71381992&gt; +/- 5.00m (speed 30.17 mps / course 70.55) @ 05/02/2014 19:54:31 Eastern Standard Time</text:p>
          </table:table-cell>
        </table:table-row>
        <table:table-row table:style-name="ro2">
          <table:table-cell office:value-type="string">
            <text:p>2014-02-05 19:54:33.003 Location Tryout[2551:60b] didUpdateToLocation: &lt;+45.40229165,-75.71345221&gt; +/- 5.00m (speed 30.40 mps / course 71.57) @ 05/02/2014 19:54:32 Eastern Standard Time</text:p>
          </table:table-cell>
        </table:table-row>
        <table:table-row table:style-name="ro2">
          <table:table-cell office:value-type="string">
            <text:p>2014-02-05 19:54:34.008 Location Tryout[2551:60b] didUpdateToLocation: &lt;+45.40237695,-75.71307563&gt; +/- 5.00m (speed 30.52 mps / course 72.26) @ 05/02/2014 19:54:34 Eastern Standard Time</text:p>
          </table:table-cell>
        </table:table-row>
        <table:table-row table:style-name="ro2">
          <table:table-cell office:value-type="string">
            <text:p>2014-02-05 19:54:35.003 Location Tryout[2551:60b] didUpdateToLocation: &lt;+45.40245727,-75.71270866&gt; +/- 5.00m (speed 30.49 mps / course 72.26) @ 05/02/2014 19:54:34 Eastern Standard Time</text:p>
          </table:table-cell>
        </table:table-row>
        <table:table-row table:style-name="ro2">
          <table:table-cell office:value-type="string">
            <text:p>2014-02-05 19:54:36.004 Location Tryout[2551:60b] didUpdateToLocation: &lt;+45.40253962,-75.71233086&gt; +/- 5.00m (speed 30.37 mps / course 71.52) @ 05/02/2014 19:54:35 Eastern Standard Time</text:p>
          </table:table-cell>
        </table:table-row>
        <table:table-row table:style-name="ro2">
          <table:table-cell office:value-type="string">
            <text:p>2014-02-05 19:54:37.004 Location Tryout[2551:60b] didUpdateToLocation: &lt;+45.40262194,-75.71197362&gt; +/- 5.00m (speed 30.22 mps / course 72.39) @ 05/02/2014 19:54:36 Eastern Standard Time</text:p>
          </table:table-cell>
        </table:table-row>
        <table:table-row table:style-name="ro2">
          <table:table-cell office:value-type="string">
            <text:p>2014-02-05 19:54:38.103 Location Tryout[2551:60b] didUpdateToLocation: &lt;+45.40270521,-75.71161053&gt; +/- 5.00m (speed 30.10 mps / course 72.39) @ 05/02/2014 19:54:38 Eastern Standard Time</text:p>
          </table:table-cell>
        </table:table-row>
        <table:table-row table:style-name="ro2">
          <table:table-cell office:value-type="string">
            <text:p>2014-02-05 19:54:39.112 Location Tryout[2551:60b] didUpdateToLocation: &lt;+45.40278579,-75.71124259&gt; +/- 5.00m (speed 30.05 mps / course 72.95) @ 05/02/2014 19:54:39 Eastern Standard Time</text:p>
          </table:table-cell>
        </table:table-row>
        <table:table-row table:style-name="ro2">
          <table:table-cell office:value-type="string">
            <text:p>2014-02-05 19:54:40.013 Location Tryout[2551:60b] didUpdateToLocation: &lt;+45.40285877,-75.71087556&gt; +/- 5.00m (speed 29.86 mps / course 72.95) @ 05/02/2014 19:54:40 Eastern Standard Time</text:p>
          </table:table-cell>
        </table:table-row>
        <table:table-row table:style-name="ro2">
          <table:table-cell office:value-type="string">
            <text:p>2014-02-05 19:54:41.330 Location Tryout[2551:60b] didUpdateToLocation: &lt;+45.40292975,-75.71052255&gt; +/- 5.00m (speed 29.74 mps / course 74.12) @ 05/02/2014 19:54:41 Eastern Standard Time</text:p>
          </table:table-cell>
        </table:table-row>
        <table:table-row table:style-name="ro2">
          <table:table-cell office:value-type="string">
            <text:p>2014-02-05 19:54:42.120 Location Tryout[2551:60b] didUpdateToLocation: &lt;+45.40299823,-75.71015837&gt; +/- 5.00m (speed 29.56 mps / course 74.49) @ 05/02/2014 19:54:42 Eastern Standard Time</text:p>
          </table:table-cell>
        </table:table-row>
        <table:table-row table:style-name="ro2">
          <table:table-cell office:value-type="string">
            <text:p>2014-02-05 19:54:43.116 Location Tryout[2551:60b] didUpdateToLocation: &lt;+45.40305565,-75.70981997&gt; +/- 5.00m (speed 29.19 mps / course 74.49) @ 05/02/2014 19:54:43 Eastern Standard Time</text:p>
          </table:table-cell>
        </table:table-row>
        <table:table-row table:style-name="ro2">
          <table:table-cell office:value-type="string">
            <text:p>2014-02-05 19:54:44.166 Location Tryout[2551:60b] didUpdateToLocation: &lt;+45.40312389,-75.70946795&gt; +/- 5.00m (speed 28.86 mps / course 74.49) @ 05/02/2014 19:54:44 Eastern Standard Time</text:p>
          </table:table-cell>
        </table:table-row>
        <table:table-row table:style-name="ro2">
          <table:table-cell office:value-type="string">
            <text:p>2014-02-05 19:54:45.029 Location Tryout[2551:60b] didUpdateToLocation: &lt;+45.40319070,-75.70911099&gt; +/- 5.00m (speed 28.54 mps / course 74.49) @ 05/02/2014 19:54:45 Eastern Standard Time</text:p>
          </table:table-cell>
        </table:table-row>
        <table:table-row table:style-name="ro2">
          <table:table-cell office:value-type="string">
            <text:p>2014-02-05 19:54:46.302 Location Tryout[2551:60b] didUpdateToLocation: &lt;+45.40325872,-75.70876007&gt; +/- 5.00m (speed 28.31 mps / course 74.49) @ 05/02/2014 19:54:46 Eastern Standard Time</text:p>
          </table:table-cell>
        </table:table-row>
        <table:table-row table:style-name="ro2">
          <table:table-cell office:value-type="string">
            <text:p>2014-02-05 19:54:47.169 Location Tryout[2551:60b] didUpdateToLocation: &lt;+45.40332435,-75.70841942&gt; +/- 5.00m (speed 28.11 mps / course 74.12) @ 05/02/2014 19:54:47 Eastern Standard Time</text:p>
          </table:table-cell>
        </table:table-row>
        <table:table-row table:style-name="ro2">
          <table:table-cell office:value-type="string">
            <text:p>2014-02-05 19:54:48.364 Location Tryout[2551:60b] didUpdateToLocation: &lt;+45.40339743,-75.70807486&gt; +/- 5.00m (speed 28.29 mps / course 74.45) @ 05/02/2014 19:54:48 Eastern Standard Time</text:p>
          </table:table-cell>
        </table:table-row>
        <table:table-row table:style-name="ro2">
          <table:table-cell office:value-type="string">
            <text:p>2014-02-05 19:54:49.140 Location Tryout[2551:60b] didUpdateToLocation: &lt;+45.40347004,-75.70771014&gt; +/- 5.00m (speed 28.57 mps / course 74.45) @ 05/02/2014 19:54:49 Eastern Standard Time</text:p>
          </table:table-cell>
        </table:table-row>
        <table:table-row table:style-name="ro2">
          <table:table-cell office:value-type="string">
            <text:p>2014-02-05 19:54:50.313 Location Tryout[2551:60b] didUpdateToLocation: &lt;+45.40353805,-75.70736538&gt; +/- 5.00m (speed 28.55 mps / course 74.18) @ 05/02/2014 19:54:50 Eastern Standard Time</text:p>
          </table:table-cell>
        </table:table-row>
        <table:table-row table:style-name="ro2">
          <table:table-cell office:value-type="string">
            <text:p>2014-02-05 19:54:51.096 Location Tryout[2551:60b] didUpdateToLocation: &lt;+45.40361370,-75.70701309&gt; +/- 5.00m (speed 28.44 mps / course 73.83) @ 05/02/2014 19:54:51 Eastern Standard Time</text:p>
          </table:table-cell>
        </table:table-row>
        <table:table-row table:style-name="ro2">
          <table:table-cell office:value-type="string">
            <text:p>2014-02-05 19:54:52.023 Location Tryout[2551:60b] didUpdateToLocation: &lt;+45.40368507,-75.70665836&gt; +/- 5.00m (speed 28.33 mps / course 73.48) @ 05/02/2014 19:54:52 Eastern Standard Time</text:p>
          </table:table-cell>
        </table:table-row>
        <table:table-row table:style-name="ro2">
          <table:table-cell office:value-type="string">
            <text:p>2014-02-05 19:54:53.002 Location Tryout[2551:60b] didUpdateToLocation: &lt;+45.40376089,-75.70630750&gt; +/- 5.00m (speed 28.51 mps / course 72.77) @ 05/02/2014 19:54:52 Eastern Standard Time</text:p>
          </table:table-cell>
        </table:table-row>
        <table:table-row table:style-name="ro2">
          <table:table-cell office:value-type="string">
            <text:p>2014-02-05 19:54:54.009 Location Tryout[2551:60b] didUpdateToLocation: &lt;+45.40384190,-75.70595093&gt; +/- 5.00m (speed 28.59 mps / course 72.07) @ 05/02/2014 19:54:54 Eastern Standard Time</text:p>
          </table:table-cell>
        </table:table-row>
        <table:table-row table:style-name="ro2">
          <table:table-cell office:value-type="string">
            <text:p>2014-02-05 19:54:55.010 Location Tryout[2551:60b] didUpdateToLocation: &lt;+45.40391122,-75.70559939&gt; +/- 5.00m (speed 28.68 mps / course 72.07) @ 05/02/2014 19:54:55 Eastern Standard Time</text:p>
          </table:table-cell>
        </table:table-row>
        <table:table-row table:style-name="ro2">
          <table:table-cell office:value-type="string">
            <text:p>2014-02-05 19:54:56.002 Location Tryout[2551:60b] didUpdateToLocation: &lt;+45.40399511,-75.70525561&gt; +/- 5.00m (speed 28.43 mps / course 72.86) @ 05/02/2014 19:54:55 Eastern Standard Time</text:p>
          </table:table-cell>
        </table:table-row>
        <table:table-row table:style-name="ro2">
          <table:table-cell office:value-type="string">
            <text:p>2014-02-05 19:54:57.004 Location Tryout[2551:60b] didUpdateToLocation: &lt;+45.40408150,-75.70491071&gt; +/- 5.00m (speed 28.63 mps / course 72.86) @ 05/02/2014 19:54:56 Eastern Standard Time</text:p>
          </table:table-cell>
        </table:table-row>
        <table:table-row table:style-name="ro2">
          <table:table-cell office:value-type="string">
            <text:p>2014-02-05 19:54:58.006 Location Tryout[2551:60b] didUpdateToLocation: &lt;+45.40416083,-75.70456626&gt; +/- 5.00m (speed 28.60 mps / course 72.66) @ 05/02/2014 19:54:57 Eastern Standard Time</text:p>
          </table:table-cell>
        </table:table-row>
        <table:table-row table:style-name="ro2">
          <table:table-cell office:value-type="string">
            <text:p>2014-02-05 19:54:59.002 Location Tryout[2551:60b] didUpdateToLocation: &lt;+45.40424348,-75.70421803&gt; +/- 5.00m (speed 28.48 mps / course 72.66) @ 05/02/2014 19:54:58 Eastern Standard Time</text:p>
          </table:table-cell>
        </table:table-row>
        <table:table-row table:style-name="ro2">
          <table:table-cell office:value-type="string">
            <text:p>2014-02-05 19:55:00.009 Location Tryout[2551:60b] didUpdateToLocation: &lt;+45.40433777,-75.70384320&gt; +/- 5.00m (speed 28.93 mps / course 71.40) @ 05/02/2014 19:54:59 Eastern Standard Time</text:p>
          </table:table-cell>
        </table:table-row>
        <table:table-row table:style-name="ro2">
          <table:table-cell office:value-type="string">
            <text:p>2014-02-05 19:55:01.012 Location Tryout[2551:60b] didUpdateToLocation: &lt;+45.40442295,-75.70349890&gt; +/- 5.00m (speed 28.68 mps / course 70.76) @ 05/02/2014 19:55:01 Eastern Standard Time</text:p>
          </table:table-cell>
        </table:table-row>
        <table:table-row table:style-name="ro2">
          <table:table-cell office:value-type="string">
            <text:p>2014-02-05 19:55:02.017 Location Tryout[2551:60b] didUpdateToLocation: &lt;+45.40450922,-75.70315748&gt; +/- 5.00m (speed 28.83 mps / course 69.24) @ 05/02/2014 19:55:02 Eastern Standard Time</text:p>
          </table:table-cell>
        </table:table-row>
        <table:table-row table:style-name="ro2">
          <table:table-cell office:value-type="string">
            <text:p>2014-02-05 19:55:03.013 Location Tryout[2551:60b] didUpdateToLocation: &lt;+45.40460088,-75.70281203&gt; +/- 5.00m (speed 29.00 mps / course 69.24) @ 05/02/2014 19:55:03 Eastern Standard Time</text:p>
          </table:table-cell>
        </table:table-row>
        <table:table-row table:style-name="ro2">
          <table:table-cell office:value-type="string">
            <text:p>2014-02-05 19:55:04.015 Location Tryout[2551:60b] didUpdateToLocation: &lt;+45.40469838,-75.70246696&gt; +/- 5.00m (speed 29.19 mps / course 68.09) @ 05/02/2014 19:55:04 Eastern Standard Time</text:p>
          </table:table-cell>
        </table:table-row>
        <table:table-row table:style-name="ro2">
          <table:table-cell office:value-type="string">
            <text:p>2014-02-05 19:55:05.030 Location Tryout[2551:60b] didUpdateToLocation: &lt;+45.40479597,-75.70213289&gt; +/- 5.00m (speed 29.32 mps / course 68.09) @ 05/02/2014 19:55:05 Eastern Standard Time</text:p>
          </table:table-cell>
        </table:table-row>
        <table:table-row table:style-name="ro2">
          <table:table-cell office:value-type="string">
            <text:p>2014-02-05 19:55:06.299 Location Tryout[2551:60b] didUpdateToLocation: &lt;+45.40490056,-75.70179141&gt; +/- 5.00m (speed 29.39 mps / course 68.38) @ 05/02/2014 19:55:06 Eastern Standard Time</text:p>
          </table:table-cell>
        </table:table-row>
        <table:table-row table:style-name="ro2">
          <table:table-cell office:value-type="string">
            <text:p>2014-02-05 19:55:07.036 Location Tryout[2551:60b] didUpdateToLocation: &lt;+45.40500686,-75.70144236&gt; +/- 5.00m (speed 29.22 mps / course 67.97) @ 05/02/2014 19:55:07 Eastern Standard Time</text:p>
          </table:table-cell>
        </table:table-row>
        <table:table-row table:style-name="ro2">
          <table:table-cell office:value-type="string">
            <text:p>2014-02-05 19:55:08.024 Location Tryout[2551:60b] didUpdateToLocation: &lt;+45.40510916,-75.70110529&gt; +/- 5.00m (speed 29.08 mps / course 67.50) @ 05/02/2014 19:55:08 Eastern Standard Time</text:p>
          </table:table-cell>
        </table:table-row>
        <table:table-row table:style-name="ro2">
          <table:table-cell office:value-type="string">
            <text:p>2014-02-05 19:55:09.019 Location Tryout[2551:60b] didUpdateToLocation: &lt;+45.40520856,-75.70076483&gt; +/- 5.00m (speed 29.11 mps / course 66.31) @ 05/02/2014 19:55:09 Eastern Standard Time</text:p>
          </table:table-cell>
        </table:table-row>
        <table:table-row table:style-name="ro2">
          <table:table-cell office:value-type="string">
            <text:p>2014-02-05 19:55:10.002 Location Tryout[2551:60b] didUpdateToLocation: &lt;+45.40531516,-75.70041337&gt; +/- 5.00m (speed 29.15 mps / course 65.68) @ 05/02/2014 19:55:09 Eastern Standard Time</text:p>
          </table:table-cell>
        </table:table-row>
        <table:table-row table:style-name="ro2">
          <table:table-cell office:value-type="string">
            <text:p>2014-02-05 19:55:11.006 Location Tryout[2551:60b] didUpdateToLocation: &lt;+45.40541062,-75.70007801&gt; +/- 5.00m (speed 29.08 mps / course 65.36) @ 05/02/2014 19:55:10 Eastern Standard Time</text:p>
          </table:table-cell>
        </table:table-row>
        <table:table-row table:style-name="ro2">
          <table:table-cell office:value-type="string">
            <text:p>2014-02-05 19:55:12.005 Location Tryout[2551:60b] didUpdateToLocation: &lt;+45.40551817,-75.69974284&gt; +/- 5.00m (speed 29.08 mps / course 65.36) @ 05/02/2014 19:55:11 Eastern Standard Time</text:p>
          </table:table-cell>
        </table:table-row>
        <table:table-row table:style-name="ro2">
          <table:table-cell office:value-type="string">
            <text:p>2014-02-05 19:55:13.002 Location Tryout[2551:60b] didUpdateToLocation: &lt;+45.40562405,-75.69939963&gt; +/- 5.00m (speed 29.09 mps / course 65.36) @ 05/02/2014 19:55:12 Eastern Standard Time</text:p>
          </table:table-cell>
        </table:table-row>
        <table:table-row table:style-name="ro2">
          <table:table-cell office:value-type="string">
            <text:p>2014-02-05 19:55:14.003 Location Tryout[2551:60b] didUpdateToLocation: &lt;+45.40573323,-75.69906488&gt; +/- 5.00m (speed 29.02 mps / course 64.81) @ 05/02/2014 19:55:13 Eastern Standard Time</text:p>
          </table:table-cell>
        </table:table-row>
        <table:table-row table:style-name="ro2">
          <table:table-cell office:value-type="string">
            <text:p>2014-02-05 19:55:15.003 Location Tryout[2551:60b] didUpdateToLocation: &lt;+45.40583996,-75.69873804&gt; +/- 5.00m (speed 28.93 mps / course 64.81) @ 05/02/2014 19:55:14 Eastern Standard Time</text:p>
          </table:table-cell>
        </table:table-row>
        <table:table-row table:style-name="ro2">
          <table:table-cell office:value-type="string">
            <text:p>2014-02-05 19:55:16.005 Location Tryout[2551:60b] didUpdateToLocation: &lt;+45.40595301,-75.69839261&gt; +/- 5.00m (speed 28.73 mps / course 63.15) @ 05/02/2014 19:55:15 Eastern Standard Time</text:p>
          </table:table-cell>
        </table:table-row>
        <table:table-row table:style-name="ro2">
          <table:table-cell office:value-type="string">
            <text:p>2014-02-05 19:55:17.014 Location Tryout[2551:60b] didUpdateToLocation: &lt;+45.40606835,-75.69806732&gt; +/- 5.00m (speed 28.79 mps / course 63.01) @ 05/02/2014 19:55:17 Eastern Standard Time</text:p>
          </table:table-cell>
        </table:table-row>
        <table:table-row table:style-name="ro2">
          <table:table-cell office:value-type="string">
            <text:p>2014-02-05 19:55:18.017 Location Tryout[2551:60b] didUpdateToLocation: &lt;+45.40618517,-75.69773620&gt; +/- 5.00m (speed 28.87 mps / course 63.01) @ 05/02/2014 19:55:18 Eastern Standard Time</text:p>
          </table:table-cell>
        </table:table-row>
        <table:table-row table:style-name="ro2">
          <table:table-cell office:value-type="string">
            <text:p>2014-02-05 19:55:19.033 Location Tryout[2551:60b] didUpdateToLocation: &lt;+45.40630869,-75.69740423&gt; +/- 5.00m (speed 29.08 mps / course 62.14) @ 05/02/2014 19:55:19 Eastern Standard Time</text:p>
          </table:table-cell>
        </table:table-row>
        <table:table-row table:style-name="ro2">
          <table:table-cell office:value-type="string">
            <text:p>2014-02-05 19:55:20.332 Location Tryout[2551:60b] didUpdateToLocation: &lt;+45.40642713,-75.69708018&gt; +/- 5.00m (speed 29.67 mps / course 62.14) @ 05/02/2014 19:55:20 Eastern Standard Time</text:p>
          </table:table-cell>
        </table:table-row>
        <table:table-row table:style-name="ro2">
          <table:table-cell office:value-type="string">
            <text:p>2014-02-05 19:55:21.136 Location Tryout[2551:60b] didUpdateToLocation: &lt;+45.40654808,-75.69672950&gt; +/- 5.00m (speed 29.18 mps / course 62.23) @ 05/02/2014 19:55:21 Eastern Standard Time</text:p>
          </table:table-cell>
        </table:table-row>
        <table:table-row table:style-name="ro2">
          <table:table-cell office:value-type="string">
            <text:p>2014-02-05 19:55:22.057 Location Tryout[2551:60b] didUpdateToLocation: &lt;+45.40667159,-75.69641249&gt; +/- 5.00m (speed 28.76 mps / course 61.52) @ 05/02/2014 19:55:22 Eastern Standard Time</text:p>
          </table:table-cell>
        </table:table-row>
        <table:table-row table:style-name="ro2">
          <table:table-cell office:value-type="string">
            <text:p>2014-02-05 19:55:23.043 Location Tryout[2551:60b] didUpdateToLocation: &lt;+45.40680184,-75.69607353&gt; +/- 5.00m (speed 29.32 mps / course 61.17) @ 05/02/2014 19:55:23 Eastern Standard Time</text:p>
          </table:table-cell>
        </table:table-row>
        <table:table-row table:style-name="ro2">
          <table:table-cell office:value-type="string">
            <text:p>2014-02-05 19:55:24.046 Location Tryout[2551:60b] didUpdateToLocation: &lt;+45.40691412,-75.69574580&gt; +/- 5.00m (speed 28.95 mps / course 60.82) @ 05/02/2014 19:55:24 Eastern Standard Time</text:p>
          </table:table-cell>
        </table:table-row>
        <table:table-row table:style-name="ro2">
          <table:table-cell office:value-type="string">
            <text:p>2014-02-05 19:55:25.021 Location Tryout[2551:60b] didUpdateToLocation: &lt;+45.40704252,-75.69538658&gt; +/- 5.00m (speed 29.26 mps / course 59.37) @ 05/02/2014 19:55:25 Eastern Standard Time</text:p>
          </table:table-cell>
        </table:table-row>
        <table:table-row table:style-name="ro2">
          <table:table-cell office:value-type="string">
            <text:p>2014-02-05 19:55:25.999 Location Tryout[2551:60b] didUpdateToLocation: &lt;+45.40716767,-75.69505479&gt; +/- 5.00m (speed 29.26 mps / course 61.52) @ 05/02/2014 19:55:25 Eastern Standard Time</text:p>
          </table:table-cell>
        </table:table-row>
        <table:table-row table:style-name="ro2">
          <table:table-cell office:value-type="string">
            <text:p>2014-02-05 19:55:27.036 Location Tryout[2551:60b] didUpdateToLocation: &lt;+45.40730807,-75.69473343&gt; +/- 5.00m (speed 29.66 mps / course 59.41) @ 05/02/2014 19:55:27 Eastern Standard Time</text:p>
          </table:table-cell>
        </table:table-row>
        <table:table-row table:style-name="ro2">
          <table:table-cell office:value-type="string">
            <text:p>2014-02-05 19:55:28.026 Location Tryout[2551:60b] didUpdateToLocation: &lt;+45.40744473,-75.69441936&gt; +/- 5.00m (speed 29.25 mps / course 58.01) @ 05/02/2014 19:55:28 Eastern Standard Time</text:p>
          </table:table-cell>
        </table:table-row>
        <table:table-row table:style-name="ro2">
          <table:table-cell office:value-type="string">
            <text:p>2014-02-05 19:55:29.075 Location Tryout[2551:60b] didUpdateToLocation: &lt;+45.40758530,-75.69411426&gt; +/- 10.00m (speed 29.24 mps / course 57.66) @ 05/02/2014 19:55:29 Eastern Standard Time</text:p>
          </table:table-cell>
        </table:table-row>
        <table:table-row table:style-name="ro2">
          <table:table-cell office:value-type="string">
            <text:p>2014-02-05 19:55:30.129 Location Tryout[2551:60b] didUpdateToLocation: &lt;+45.40773491,-75.69380067&gt; +/- 10.00m (speed 29.08 mps / course 56.60) @ 05/02/2014 19:55:30 Eastern Standard Time</text:p>
          </table:table-cell>
        </table:table-row>
        <table:table-row table:style-name="ro2">
          <table:table-cell office:value-type="string">
            <text:p>2014-02-05 19:55:31.067 Location Tryout[2551:60b] didUpdateToLocation: &lt;+45.40786991,-75.69346884&gt; +/- 10.00m (speed 29.00 mps / course 56.46) @ 05/02/2014 19:55:31 Eastern Standard Time</text:p>
          </table:table-cell>
        </table:table-row>
        <table:table-row table:style-name="ro2">
          <table:table-cell office:value-type="string">
            <text:p>2014-02-05 19:55:32.005 Location Tryout[2551:60b] didUpdateToLocation: &lt;+45.40801575,-75.69315647&gt; +/- 10.00m (speed 29.00 mps / course 55.34) @ 05/02/2014 19:55:31 Eastern Standard Time</text:p>
          </table:table-cell>
        </table:table-row>
        <table:table-row table:style-name="ro2">
          <table:table-cell office:value-type="string">
            <text:p>2014-02-05 19:55:33.048 Location Tryout[2551:60b] didUpdateToLocation: &lt;+45.40818121,-75.69283353&gt; +/- 10.00m (speed 30.44 mps / course 55.55) @ 05/02/2014 19:55:33 Eastern Standard Time</text:p>
          </table:table-cell>
        </table:table-row>
        <table:table-row table:style-name="ro2">
          <table:table-cell office:value-type="string">
            <text:p>2014-02-05 19:55:34.021 Location Tryout[2551:60b] didUpdateToLocation: &lt;+45.40835233,-75.69250811&gt; +/- 10.00m (speed 30.79 mps / course 55.55) @ 05/02/2014 19:55:34 Eastern Standard Time</text:p>
          </table:table-cell>
        </table:table-row>
        <table:table-row table:style-name="ro2">
          <table:table-cell office:value-type="string">
            <text:p>2014-02-05 19:55:35.006 Location Tryout[2551:60b] didUpdateToLocation: &lt;+45.40848864,-75.69226623&gt; +/- 10.00m (speed 30.92 mps / course 55.55) @ 05/02/2014 19:55:34 Eastern Standard Time</text:p>
          </table:table-cell>
        </table:table-row>
        <table:table-row table:style-name="ro2">
          <table:table-cell office:value-type="string">
            <text:p>2014-02-05 19:55:36.011 Location Tryout[2551:60b] didUpdateToLocation: &lt;+45.40868563,-75.69187611&gt; +/- 10.00m (speed 31.31 mps / course 55.56) @ 05/02/2014 19:55:35 Eastern Standard Time</text:p>
          </table:table-cell>
        </table:table-row>
        <table:table-row table:style-name="ro2">
          <table:table-cell office:value-type="string">
            <text:p>2014-02-05 19:55:37.017 Location Tryout[2551:60b] didUpdateToLocation: &lt;+45.40884747,-75.69154179&gt; +/- 10.00m (speed 31.75 mps / course 55.65) @ 05/02/2014 19:55:37 Eastern Standard Time</text:p>
          </table:table-cell>
        </table:table-row>
        <table:table-row table:style-name="ro2">
          <table:table-cell office:value-type="string">
            <text:p>2014-02-05 19:55:38.290 Location Tryout[2551:60b] didUpdateToLocation: &lt;+45.40900803,-75.69120430&gt; +/- 10.00m (speed 32.06 mps / course 55.65) @ 05/02/2014 19:55:38 Eastern Standard Time</text:p>
          </table:table-cell>
        </table:table-row>
        <table:table-row table:style-name="ro2">
          <table:table-cell office:value-type="string">
            <text:p>2014-02-05 19:55:39.067 Location Tryout[2551:60b] didUpdateToLocation: &lt;+45.40915862,-75.69087985&gt; +/- 10.00m (speed 32.27 mps / course 55.90) @ 05/02/2014 19:55:39 Eastern Standard Time</text:p>
          </table:table-cell>
        </table:table-row>
        <table:table-row table:style-name="ro2">
          <table:table-cell office:value-type="string">
            <text:p>2014-02-05 19:55:40.247 Location Tryout[2551:60b] didUpdateToLocation: &lt;+45.40932714,-75.69053259&gt; +/- 10.00m (speed 32.20 mps / course 55.55) @ 05/02/2014 19:55:40 Eastern Standard Time</text:p>
          </table:table-cell>
        </table:table-row>
        <table:table-row table:style-name="ro2">
          <table:table-cell office:value-type="string">
            <text:p>2014-02-05 19:55:41.085 Location Tryout[2551:60b] didUpdateToLocation: &lt;+45.40948195,-75.69021852&gt; +/- 10.00m (speed 31.36 mps / course 55.55) @ 05/02/2014 19:55:41 Eastern Standard Time</text:p>
          </table:table-cell>
        </table:table-row>
        <table:table-row table:style-name="ro2">
          <table:table-cell office:value-type="string">
            <text:p>2014-02-05 19:55:42.182 Location Tryout[2551:60b] didUpdateToLocation: &lt;+45.40964959,-75.68987302&gt; +/- 10.00m (speed 31.89 mps / course 55.90) @ 05/02/2014 19:55:42 Eastern Standard Time</text:p>
          </table:table-cell>
        </table:table-row>
        <table:table-row table:style-name="ro2">
          <table:table-cell office:value-type="string">
            <text:p>2014-02-05 19:55:43.132 Location Tryout[2551:60b] didUpdateToLocation: &lt;+45.40981116,-75.68953273&gt; +/- 10.00m (speed 31.55 mps / course 55.65) @ 05/02/2014 19:55:43 Eastern Standard Time</text:p>
          </table:table-cell>
        </table:table-row>
        <table:table-row table:style-name="ro2">
          <table:table-cell office:value-type="string">
            <text:p>2014-02-05 19:55:44.140 Location Tryout[2551:60b] didUpdateToLocation: &lt;+45.40996190,-75.68920520&gt; +/- 10.00m (speed 31.17 mps / course 56.16) @ 05/02/2014 19:55:44 Eastern Standard Time</text:p>
          </table:table-cell>
        </table:table-row>
        <table:table-row table:style-name="ro2">
          <table:table-cell office:value-type="string">
            <text:p>2014-02-05 19:55:45.341 Location Tryout[2551:60b] didUpdateToLocation: &lt;+45.41010974,-75.68888172&gt; +/- 10.00m (speed 31.20 mps / course 57.92) @ 05/02/2014 19:55:45 Eastern Standard Time</text:p>
          </table:table-cell>
        </table:table-row>
        <table:table-row table:style-name="ro2">
          <table:table-cell office:value-type="string">
            <text:p>2014-02-05 19:55:46.071 Location Tryout[2551:60b] didUpdateToLocation: &lt;+45.41025935,-75.68855244&gt; +/- 10.00m (speed 30.95 mps / course 57.92) @ 05/02/2014 19:55:46 Eastern Standard Time</text:p>
          </table:table-cell>
        </table:table-row>
        <table:table-row table:style-name="ro2">
          <table:table-cell office:value-type="string">
            <text:p>2014-02-05 19:55:47.277 Location Tryout[2551:60b] didUpdateToLocation: &lt;+45.41040856,-75.68822334&gt; +/- 10.00m (speed 30.78 mps / course 58.27) @ 05/02/2014 19:55:47 Eastern Standard Time</text:p>
          </table:table-cell>
        </table:table-row>
        <table:table-row table:style-name="ro2">
          <table:table-cell office:value-type="string">
            <text:p>2014-02-05 19:55:48.054 Location Tryout[2551:60b] didUpdateToLocation: &lt;+45.41055242,-75.68788687&gt; +/- 10.00m (speed 30.78 mps / course 58.27) @ 05/02/2014 19:55:48 Eastern Standard Time</text:p>
          </table:table-cell>
        </table:table-row>
        <table:table-row table:style-name="ro2">
          <table:table-cell office:value-type="string">
            <text:p>2014-02-05 19:55:49.206 Location Tryout[2551:60b] didUpdateToLocation: &lt;+45.41068764,-75.68755092&gt; +/- 10.00m (speed 30.65 mps / course 58.97) @ 05/02/2014 19:55:49 Eastern Standard Time</text:p>
          </table:table-cell>
        </table:table-row>
        <table:table-row table:style-name="ro2">
          <table:table-cell office:value-type="string">
            <text:p>2014-02-05 19:55:50.019 Location Tryout[2551:60b] didUpdateToLocation: &lt;+45.41082693,-75.68721985&gt; +/- 10.00m (speed 30.68 mps / course 59.55) @ 05/02/2014 19:55:50 Eastern Standard Time</text:p>
          </table:table-cell>
        </table:table-row>
        <table:table-row table:style-name="ro2">
          <table:table-cell office:value-type="string">
            <text:p>2014-02-05 19:55:51.154 Location Tryout[2551:60b] didUpdateToLocation: &lt;+45.41096578,-75.68687532&gt; +/- 10.00m (speed 30.70 mps / course 61.29) @ 05/02/2014 19:55:51 Eastern Standard Time</text:p>
          </table:table-cell>
        </table:table-row>
        <table:table-row table:style-name="ro2">
          <table:table-cell office:value-type="string">
            <text:p>2014-02-05 19:55:52.014 Location Tryout[2551:60b] didUpdateToLocation: &lt;+45.41109358,-75.68653922&gt; +/- 10.00m (speed 30.57 mps / course 61.29) @ 05/02/2014 19:55:52 Eastern Standard Time</text:p>
          </table:table-cell>
        </table:table-row>
        <table:table-row table:style-name="ro2">
          <table:table-cell office:value-type="string">
            <text:p>2014-02-05 19:55:53.026 Location Tryout[2551:60b] didUpdateToLocation: &lt;+45.41122132,-75.68621456&gt; +/- 10.00m (speed 30.09 mps / course 61.29) @ 05/02/2014 19:55:53 Eastern Standard Time</text:p>
          </table:table-cell>
        </table:table-row>
        <table:table-row table:style-name="ro2">
          <table:table-cell office:value-type="string">
            <text:p>2014-02-05 19:55:54.047 Location Tryout[2551:60b] didUpdateToLocation: &lt;+45.41135145,-75.68588433&gt; +/- 10.00m (speed 29.65 mps / course 61.29) @ 05/02/2014 19:55:54 Eastern Standard Time</text:p>
          </table:table-cell>
        </table:table-row>
        <table:table-row table:style-name="ro2">
          <table:table-cell office:value-type="string">
            <text:p>2014-02-05 19:55:55.032 Location Tryout[2551:60b] didUpdateToLocation: &lt;+45.41147077,-75.68555938&gt; +/- 10.00m (speed 29.13 mps / course 61.29) @ 05/02/2014 19:55:55 Eastern Standard Time</text:p>
          </table:table-cell>
        </table:table-row>
        <table:table-row table:style-name="ro2">
          <table:table-cell office:value-type="string">
            <text:p>2014-02-05 19:55:56.034 Location Tryout[2551:60b] didUpdateToLocation: &lt;+45.41159258,-75.68524553&gt; +/- 10.00m (speed 28.81 mps / course 62.32) @ 05/02/2014 19:55:56 Eastern Standard Time</text:p>
          </table:table-cell>
        </table:table-row>
        <table:table-row table:style-name="ro2">
          <table:table-cell office:value-type="string">
            <text:p>2014-02-05 19:55:57.205 Location Tryout[2551:60b] didUpdateToLocation: &lt;+45.41170710,-75.68492676&gt; +/- 10.00m (speed 28.36 mps / course 63.44) @ 05/02/2014 19:55:57 Eastern Standard Time</text:p>
          </table:table-cell>
        </table:table-row>
        <table:table-row table:style-name="ro2">
          <table:table-cell office:value-type="string">
            <text:p>2014-02-05 19:55:58.090 Location Tryout[2551:60b] didUpdateToLocation: &lt;+45.41182874,-75.68461613&gt; +/- 10.00m (speed 27.85 mps / course 62.98) @ 05/02/2014 19:55:58 Eastern Standard Time</text:p>
          </table:table-cell>
        </table:table-row>
        <table:table-row table:style-name="ro2">
          <table:table-cell office:value-type="string">
            <text:p>2014-02-05 19:55:59.124 Location Tryout[2551:60b] didUpdateToLocation: &lt;+45.41194754,-75.68430013&gt; +/- 10.00m (speed 27.51 mps / course 62.98) @ 05/02/2014 19:55:59 Eastern Standard Time</text:p>
          </table:table-cell>
        </table:table-row>
        <table:table-row table:style-name="ro2">
          <table:table-cell office:value-type="string">
            <text:p>2014-02-05 19:56:00.294 Location Tryout[2551:60b] didUpdateToLocation: &lt;+45.41206376,-75.68399150&gt; +/- 10.00m (speed 27.43 mps / course 66.25) @ 05/02/2014 19:56:00 Eastern Standard Time</text:p>
          </table:table-cell>
        </table:table-row>
        <table:table-row table:style-name="ro2">
          <table:table-cell office:value-type="string">
            <text:p>2014-02-05 19:56:01.064 Location Tryout[2551:60b] didUpdateToLocation: &lt;+45.41216402,-75.68369351&gt; +/- 10.00m (speed 26.55 mps / course 66.09) @ 05/02/2014 19:56:01 Eastern Standard Time</text:p>
          </table:table-cell>
        </table:table-row>
        <table:table-row table:style-name="ro2">
          <table:table-cell office:value-type="string">
            <text:p>2014-02-05 19:56:02.268 Location Tryout[2551:60b] didUpdateToLocation: &lt;+45.41226483,-75.68339361&gt; +/- 10.00m (speed 25.96 mps / course 66.09) @ 05/02/2014 19:56:02 Eastern Standard Time</text:p>
          </table:table-cell>
        </table:table-row>
        <table:table-row table:style-name="ro2">
          <table:table-cell office:value-type="string">
            <text:p>2014-02-05 19:56:03.059 Location Tryout[2551:60b] didUpdateToLocation: &lt;+45.41236147,-75.68310515&gt; +/- 10.00m (speed 25.26 mps / course 63.62) @ 05/02/2014 19:56:03 Eastern Standard Time</text:p>
          </table:table-cell>
        </table:table-row>
        <table:table-row table:style-name="ro2">
          <table:table-cell office:value-type="string">
            <text:p>2014-02-05 19:56:04.221 Location Tryout[2551:60b] didUpdateToLocation: &lt;+45.41245087,-75.68280611&gt; +/- 10.00m (speed 24.70 mps / course 64.46) @ 05/02/2014 19:56:04 Eastern Standard Time</text:p>
          </table:table-cell>
        </table:table-row>
        <table:table-row table:style-name="ro2">
          <table:table-cell office:value-type="string">
            <text:p>2014-02-05 19:56:05.049 Location Tryout[2551:60b] didUpdateToLocation: &lt;+45.41254749,-75.68252207&gt; +/- 10.00m (speed 24.14 mps / course 64.46) @ 05/02/2014 19:56:05 Eastern Standard Time</text:p>
          </table:table-cell>
        </table:table-row>
        <table:table-row table:style-name="ro2">
          <table:table-cell office:value-type="string">
            <text:p>2014-02-05 19:56:06.158 Location Tryout[2551:60b] didUpdateToLocation: &lt;+45.41262553,-75.68223539&gt; +/- 10.00m (speed 23.73 mps / course 64.46) @ 05/02/2014 19:56:06 Eastern Standard Time</text:p>
          </table:table-cell>
        </table:table-row>
        <table:table-row table:style-name="ro2">
          <table:table-cell office:value-type="string">
            <text:p>2014-02-05 19:56:07.021 Location Tryout[2551:60b] didUpdateToLocation: &lt;+45.41270550,-75.68196135&gt; +/- 10.00m (speed 23.32 mps / course 64.46) @ 05/02/2014 19:56:07 Eastern Standard Time</text:p>
          </table:table-cell>
        </table:table-row>
        <table:table-row table:style-name="ro2">
          <table:table-cell office:value-type="string">
            <text:p>2014-02-05 19:56:08.058 Location Tryout[2551:60b] didUpdateToLocation: &lt;+45.41279990,-75.68167237&gt; +/- 10.00m (speed 23.68 mps / course 64.46) @ 05/02/2014 19:56:08 Eastern Standard Time</text:p>
          </table:table-cell>
        </table:table-row>
        <table:table-row table:style-name="ro2">
          <table:table-cell office:value-type="string">
            <text:p>2014-02-05 19:56:09.083 Location Tryout[2551:60b] didUpdateToLocation: &lt;+45.41288850,-75.68138789&gt; +/- 10.00m (speed 24.03 mps / course 62.93) @ 05/02/2014 19:56:09 Eastern Standard Time</text:p>
          </table:table-cell>
        </table:table-row>
        <table:table-row table:style-name="ro2">
          <table:table-cell office:value-type="string">
            <text:p>2014-02-05 19:56:10.034 Location Tryout[2551:60b] didUpdateToLocation: &lt;+45.41298335,-75.68110803&gt; +/- 10.00m (speed 24.03 mps / course 61.81) @ 05/02/2014 19:56:10 Eastern Standard Time</text:p>
          </table:table-cell>
        </table:table-row>
        <table:table-row table:style-name="ro2">
          <table:table-cell office:value-type="string">
            <text:p>2014-02-05 19:56:11.053 Location Tryout[2551:60b] didUpdateToLocation: &lt;+45.41309154,-75.68081621&gt; +/- 10.00m (speed 25.48 mps / course 60.98) @ 05/02/2014 19:56:11 Eastern Standard Time</text:p>
          </table:table-cell>
        </table:table-row>
        <table:table-row table:style-name="ro2">
          <table:table-cell office:value-type="string">
            <text:p>2014-02-05 19:56:12.062 Location Tryout[2551:60b] didUpdateToLocation: &lt;+45.41319364,-75.68055698&gt; +/- 10.00m (speed 25.54 mps / course 60.98) @ 05/02/2014 19:56:12 Eastern Standard Time</text:p>
          </table:table-cell>
        </table:table-row>
        <table:table-row table:style-name="ro2">
          <table:table-cell office:value-type="string">
            <text:p>2014-02-05 19:56:13.052 Location Tryout[2551:60b] didUpdateToLocation: &lt;+45.41330235,-75.68028561&gt; +/- 10.00m (speed 24.50 mps / course 59.77) @ 05/02/2014 19:56:13 Eastern Standard Time</text:p>
          </table:table-cell>
        </table:table-row>
        <table:table-row table:style-name="ro2">
          <table:table-cell office:value-type="string">
            <text:p>2014-02-05 19:56:14.068 Location Tryout[2551:60b] didUpdateToLocation: &lt;+45.41340227,-75.68001362&gt; +/- 10.00m (speed 25.17 mps / course 57.45) @ 05/02/2014 19:56:14 Eastern Standard Time</text:p>
          </table:table-cell>
        </table:table-row>
        <table:table-row table:style-name="ro2">
          <table:table-cell office:value-type="string">
            <text:p>2014-02-05 19:56:15.032 Location Tryout[2551:60b] didUpdateToLocation: &lt;+45.41353078,-75.67972702&gt; +/- 10.00m (speed 26.13 mps / course 54.95) @ 05/02/2014 19:56:15 Eastern Standard Time</text:p>
          </table:table-cell>
        </table:table-row>
        <table:table-row table:style-name="ro2">
          <table:table-cell office:value-type="string">
            <text:p>2014-02-05 19:56:16.035 Location Tryout[2551:60b] didUpdateToLocation: &lt;+45.41364777,-75.67944669&gt; +/- 10.00m (speed 25.51 mps / course 54.95) @ 05/02/2014 19:56:16 Eastern Standard Time</text:p>
          </table:table-cell>
        </table:table-row>
        <table:table-row table:style-name="ro2">
          <table:table-cell office:value-type="string">
            <text:p>2014-02-05 19:56:17.021 Location Tryout[2551:60b] didUpdateToLocation: &lt;+45.41376635,-75.67916752&gt; +/- 10.00m (speed 25.51 mps / course 56.26) @ 05/02/2014 19:56:17 Eastern Standard Time</text:p>
          </table:table-cell>
        </table:table-row>
        <table:table-row table:style-name="ro2">
          <table:table-cell office:value-type="string">
            <text:p>2014-02-05 19:56:18.104 Location Tryout[2551:60b] didUpdateToLocation: &lt;+45.41390696,-75.67889072&gt; +/- 10.00m (speed 25.99 mps / course 56.44) @ 05/02/2014 19:56:18 Eastern Standard Time</text:p>
          </table:table-cell>
        </table:table-row>
        <table:table-row table:style-name="ro2">
          <table:table-cell office:value-type="string">
            <text:p>2014-02-05 19:56:19.052 Location Tryout[2551:60b] didUpdateToLocation: &lt;+45.41403320,-75.67860967&gt; +/- 10.00m (speed 25.99 mps / course 57.30) @ 05/02/2014 19:56:19 Eastern Standard Time</text:p>
          </table:table-cell>
        </table:table-row>
        <table:table-row table:style-name="ro2">
          <table:table-cell office:value-type="string">
            <text:p>2014-02-05 19:56:20.035 Location Tryout[2551:60b] didUpdateToLocation: &lt;+45.41413131,-75.67834656&gt; +/- 10.00m (speed 23.27 mps / course 59.77) @ 05/02/2014 19:56:20 Eastern Standard Time</text:p>
          </table:table-cell>
        </table:table-row>
        <table:table-row table:style-name="ro2">
          <table:table-cell office:value-type="string">
            <text:p>2014-02-05 19:56:21.048 Location Tryout[2551:60b] didUpdateToLocation: &lt;+45.41422766,-75.67809627&gt; +/- 10.00m (speed 22.84 mps / course 59.77) @ 05/02/2014 19:56:21 Eastern Standard Time</text:p>
          </table:table-cell>
        </table:table-row>
        <table:table-row table:style-name="ro2">
          <table:table-cell office:value-type="string">
            <text:p>2014-02-05 19:56:22.024 Location Tryout[2551:60b] didUpdateToLocation: &lt;+45.41433084,-75.67784381&gt; +/- 10.00m (speed 22.84 mps / course 59.77) @ 05/02/2014 19:56:22 Eastern Standard Time</text:p>
          </table:table-cell>
        </table:table-row>
        <table:table-row table:style-name="ro2">
          <table:table-cell office:value-type="string">
            <text:p>2014-02-05 19:56:23.050 Location Tryout[2551:60b] didUpdateToLocation: &lt;+45.41443423,-75.67760677&gt; +/- 10.00m (speed 22.24 mps / course 58.71) @ 05/02/2014 19:56:23 Eastern Standard Time</text:p>
          </table:table-cell>
        </table:table-row>
        <table:table-row table:style-name="ro2">
          <table:table-cell office:value-type="string">
            <text:p>2014-02-05 19:56:24.065 Location Tryout[2551:60b] didUpdateToLocation: &lt;+45.41453838,-75.67739085&gt; +/- 10.00m (speed 20.20 mps / course 58.71) @ 05/02/2014 19:56:24 Eastern Standard Time</text:p>
          </table:table-cell>
        </table:table-row>
        <table:table-row table:style-name="ro2">
          <table:table-cell office:value-type="string">
            <text:p>2014-02-05 19:56:25.005 Location Tryout[2551:60b] didUpdateToLocation: &lt;+45.41463297,-75.67717041&gt; +/- 10.00m (speed 20.20 mps / course 58.71) @ 05/02/2014 19:56:24 Eastern Standard Time</text:p>
          </table:table-cell>
        </table:table-row>
        <table:table-row table:style-name="ro2">
          <table:table-cell office:value-type="string">
            <text:p>2014-02-05 19:56:26.025 Location Tryout[2551:60b] didUpdateToLocation: &lt;+45.41471771,-75.67696866&gt; +/- 10.00m (speed 19.35 mps / course 59.41) @ 05/02/2014 19:56:26 Eastern Standard Time</text:p>
          </table:table-cell>
        </table:table-row>
        <table:table-row table:style-name="ro2">
          <table:table-cell office:value-type="string">
            <text:p>2014-02-05 19:56:27.046 Location Tryout[2551:60b] didUpdateToLocation: &lt;+45.41480006,-75.67675760&gt; +/- 10.00m (speed 18.84 mps / course 61.52) @ 05/02/2014 19:56:27 Eastern Standard Time</text:p>
          </table:table-cell>
        </table:table-row>
        <table:table-row table:style-name="ro2">
          <table:table-cell office:value-type="string">
            <text:p>2014-02-05 19:56:28.018 Location Tryout[2551:60b] didUpdateToLocation: &lt;+45.41487898,-75.67653858&gt; +/- 10.00m (speed 18.37 mps / course 62.58) @ 05/02/2014 19:56:28 Eastern Standard Time</text:p>
          </table:table-cell>
        </table:table-row>
        <table:table-row table:style-name="ro2">
          <table:table-cell office:value-type="string">
            <text:p>2014-02-05 19:56:29.012 Location Tryout[2551:60b] didUpdateToLocation: &lt;+45.41493778,-75.67635193&gt; +/- 5.00m (speed 16.85 mps / course 68.81) @ 05/02/2014 19:56:29 Eastern Standard Time</text:p>
          </table:table-cell>
        </table:table-row>
        <table:table-row table:style-name="ro2">
          <table:table-cell office:value-type="string">
            <text:p>2014-02-05 19:56:29.987 Location Tryout[2551:60b] didUpdateToLocation: &lt;+45.41499682,-75.67615816&gt; +/- 5.00m (speed 16.85 mps / course 75.53) @ 05/02/2014 19:56:29 Eastern Standard Time</text:p>
          </table:table-cell>
        </table:table-row>
        <table:table-row table:style-name="ro2">
          <table:table-cell office:value-type="string">
            <text:p>2014-02-05 19:56:31.003 Location Tryout[2551:60b] didUpdateToLocation: &lt;+45.41503381,-75.67601772&gt; +/- 10.00m (speed 16.48 mps / course 81.09) @ 05/02/2014 19:56:30 Eastern Standard Time</text:p>
          </table:table-cell>
        </table:table-row>
        <table:table-row table:style-name="ro2">
          <table:table-cell office:value-type="string">
            <text:p>2014-02-05 19:56:32.016 Location Tryout[2551:60b] didUpdateToLocation: &lt;+45.41501641,-75.67574966&gt; +/- 5.00m (speed 16.72 mps / course 96.07) @ 05/02/2014 19:56:32 Eastern Standard Time</text:p>
          </table:table-cell>
        </table:table-row>
        <table:table-row table:style-name="ro2">
          <table:table-cell office:value-type="string">
            <text:p>2014-02-05 19:56:33.030 Location Tryout[2551:60b] didUpdateToLocation: &lt;+45.41496455,-75.67555903&gt; +/- 5.00m (speed 17.93 mps / course 106.53) @ 05/02/2014 19:56:33 Eastern Standard Time</text:p>
          </table:table-cell>
        </table:table-row>
        <table:table-row table:style-name="ro2">
          <table:table-cell office:value-type="string">
            <text:p>2014-02-05 19:56:34.011 Location Tryout[2551:60b] didUpdateToLocation: &lt;+45.41490144,-75.67532023&gt; +/- 10.00m (speed 17.93 mps / course 120.70) @ 05/02/2014 19:56:34 Eastern Standard Time</text:p>
          </table:table-cell>
        </table:table-row>
        <table:table-row table:style-name="ro2">
          <table:table-cell office:value-type="string">
            <text:p>2014-02-05 19:56:35.020 Location Tryout[2551:60b] didUpdateToLocation: &lt;+45.41484360,-75.67516190&gt; +/- 5.00m (speed 16.41 mps / course 120.70) @ 05/02/2014 19:56:35 Eastern Standard Time</text:p>
          </table:table-cell>
        </table:table-row>
        <table:table-row table:style-name="ro2">
          <table:table-cell office:value-type="string">
            <text:p>2014-02-05 19:56:36.025 Location Tryout[2551:60b] didUpdateToLocation: &lt;+45.41476721,-75.67496797&gt; +/- 5.00m (speed 16.08 mps / course 120.70) @ 05/02/2014 19:56:36 Eastern Standard Time</text:p>
          </table:table-cell>
        </table:table-row>
        <table:table-row table:style-name="ro2">
          <table:table-cell office:value-type="string">
            <text:p>2014-02-05 19:56:37.085 Location Tryout[2551:60b] didUpdateToLocation: &lt;+45.41468946,-75.67481308&gt; +/- 5.00m (speed 16.18 mps / course 118.12) @ 05/02/2014 19:56:37 Eastern Standard Time</text:p>
          </table:table-cell>
        </table:table-row>
        <table:table-row table:style-name="ro2">
          <table:table-cell office:value-type="string">
            <text:p>2014-02-05 19:56:38.167 Location Tryout[2551:60b] didUpdateToLocation: &lt;+45.41463557,-75.67461644&gt; +/- 5.00m (speed 16.18 mps / course 112.50) @ 05/02/2014 19:56:38 Eastern Standard Time</text:p>
          </table:table-cell>
        </table:table-row>
        <table:table-row table:style-name="ro2">
          <table:table-cell office:value-type="string">
            <text:p>2014-02-05 19:56:39.015 Location Tryout[2551:60b] didUpdateToLocation: &lt;+45.41458955,-75.67445937&gt; +/- 5.00m (speed 14.43 mps / course 106.88) @ 05/02/2014 19:56:39 Eastern Standard Time</text:p>
          </table:table-cell>
        </table:table-row>
        <table:table-row table:style-name="ro2">
          <table:table-cell office:value-type="string">
            <text:p>2014-02-05 19:56:40.014 Location Tryout[2551:60b] didUpdateToLocation: &lt;+45.41457853,-75.67424856&gt; +/- 5.00m (speed 15.74 mps / course 93.52) @ 05/02/2014 19:56:40 Eastern Standard Time</text:p>
          </table:table-cell>
        </table:table-row>
        <table:table-row table:style-name="ro2">
          <table:table-cell office:value-type="string">
            <text:p>2014-02-05 19:56:41.019 Location Tryout[2551:60b] didUpdateToLocation: &lt;+45.41459916,-75.67409367&gt; +/- 5.00m (speed 15.37 mps / course 79.77) @ 05/02/2014 19:56:41 Eastern Standard Time</text:p>
          </table:table-cell>
        </table:table-row>
        <table:table-row table:style-name="ro2">
          <table:table-cell office:value-type="string">
            <text:p>2014-02-05 19:56:42.030 Location Tryout[2551:60b] didUpdateToLocation: &lt;+45.41465271,-75.67386750&gt; +/- 5.00m (speed 15.49 mps / course 63.05) @ 05/02/2014 19:56:42 Eastern Standard Time</text:p>
          </table:table-cell>
        </table:table-row>
        <table:table-row table:style-name="ro2">
          <table:table-cell office:value-type="string">
            <text:p>2014-02-05 19:56:43.020 Location Tryout[2551:60b] didUpdateToLocation: &lt;+45.41472128,-75.67370004&gt; +/- 5.00m (speed 15.06 mps / course 53.97) @ 05/02/2014 19:56:43 Eastern Standard Time</text:p>
          </table:table-cell>
        </table:table-row>
        <table:table-row table:style-name="ro2">
          <table:table-cell office:value-type="string">
            <text:p>2014-02-05 19:56:44.021 Location Tryout[2551:60b] didUpdateToLocation: &lt;+45.41480435,-75.67359052&gt; +/- 5.00m (speed 15.03 mps / course 41.91) @ 05/02/2014 19:56:44 Eastern Standard Time</text:p>
          </table:table-cell>
        </table:table-row>
        <table:table-row table:style-name="ro2">
          <table:table-cell office:value-type="string">
            <text:p>2014-02-05 19:56:45.006 Location Tryout[2551:60b] didUpdateToLocation: &lt;+45.41494084,-75.67346611&gt; +/- 5.00m (speed 15.10 mps / course 29.05) @ 05/02/2014 19:56:45 Eastern Standard Time</text:p>
          </table:table-cell>
        </table:table-row>
        <table:table-row table:style-name="ro2">
          <table:table-cell office:value-type="string">
            <text:p>2014-02-05 19:56:46.004 Location Tryout[2551:60b] didUpdateToLocation: &lt;+45.41508216,-75.67337904&gt; +/- 5.00m (speed 15.18 mps / course 19.38) @ 05/02/2014 19:56:45 Eastern Standard Time</text:p>
          </table:table-cell>
        </table:table-row>
        <table:table-row table:style-name="ro2">
          <table:table-cell office:value-type="string">
            <text:p>2014-02-05 19:56:47.022 Location Tryout[2551:60b] didUpdateToLocation: &lt;+45.41522332,-75.67333301&gt; +/- 5.00m (speed 15.08 mps / course 10.06) @ 05/02/2014 19:56:47 Eastern Standard Time</text:p>
          </table:table-cell>
        </table:table-row>
        <table:table-row table:style-name="ro2">
          <table:table-cell office:value-type="string">
            <text:p>2014-02-05 19:56:48.016 Location Tryout[2551:60b] didUpdateToLocation: &lt;+45.41536397,-75.67330373&gt; +/- 5.00m (speed 15.85 mps / course 4.09) @ 05/02/2014 19:56:48 Eastern Standard Time</text:p>
          </table:table-cell>
        </table:table-row>
        <table:table-row table:style-name="ro2">
          <table:table-cell office:value-type="string">
            <text:p>2014-02-05 19:56:49.025 Location Tryout[2551:60b] didUpdateToLocation: &lt;+45.41550955,-75.67329528&gt; +/- 5.00m (speed 16.50 mps / course 357.86) @ 05/02/2014 19:56:49 Eastern Standard Time</text:p>
          </table:table-cell>
        </table:table-row>
        <table:table-row table:style-name="ro2">
          <table:table-cell office:value-type="string">
            <text:p>2014-02-05 19:56:50.024 Location Tryout[2551:60b] didUpdateToLocation: &lt;+45.41566285,-75.67331309&gt; +/- 5.00m (speed 16.83 mps / course 351.31) @ 05/02/2014 19:56:50 Eastern Standard Time</text:p>
          </table:table-cell>
        </table:table-row>
        <table:table-row table:style-name="ro2">
          <table:table-cell office:value-type="string">
            <text:p>2014-02-05 19:56:51.381 Location Tryout[2551:60b] didUpdateToLocation: &lt;+45.41582317,-75.67335112&gt; +/- 5.00m (speed 17.44 mps / course 345.96) @ 05/02/2014 19:56:51 Eastern Standard Time</text:p>
          </table:table-cell>
        </table:table-row>
        <table:table-row table:style-name="ro2">
          <table:table-cell office:value-type="string">
            <text:p>2014-02-05 19:56:52.192 Location Tryout[2551:60b] didUpdateToLocation: &lt;+45.41596916,-75.67341123&gt; +/- 5.00m (speed 17.54 mps / course 340.99) @ 05/02/2014 19:56:52 Eastern Standard Time</text:p>
          </table:table-cell>
        </table:table-row>
        <table:table-row table:style-name="ro2">
          <table:table-cell office:value-type="string">
            <text:p>2014-02-05 19:56:53.347 Location Tryout[2551:60b] didUpdateToLocation: &lt;+45.41611606,-75.67351634&gt; +/- 5.00m (speed 18.48 mps / course 338.85) @ 05/02/2014 19:56:53 Eastern Standard Time</text:p>
          </table:table-cell>
        </table:table-row>
        <table:table-row table:style-name="ro2">
          <table:table-cell office:value-type="string">
            <text:p>2014-02-05 19:56:54.167 Location Tryout[2551:60b] didUpdateToLocation: &lt;+45.41627252,-75.67362806&gt; +/- 5.00m (speed 18.72 mps / course 332.20) @ 05/02/2014 19:56:54 Eastern Standard Time</text:p>
          </table:table-cell>
        </table:table-row>
        <table:table-row table:style-name="ro2">
          <table:table-cell office:value-type="string">
            <text:p>2014-02-05 19:56:55.265 Location Tryout[2551:60b] didUpdateToLocation: &lt;+45.41642356,-75.67372753&gt; +/- 5.00m (speed 18.93 mps / course 332.24) @ 05/02/2014 19:56:55 Eastern Standard Time</text:p>
          </table:table-cell>
        </table:table-row>
        <table:table-row table:style-name="ro2">
          <table:table-cell office:value-type="string">
            <text:p>2014-02-05 19:56:56.235 Location Tryout[2551:60b] didUpdateToLocation: &lt;+45.41659127,-75.67386688&gt; +/- 5.00m (speed 19.89 mps / course 326.86) @ 05/02/2014 19:56:56 Eastern Standard Time</text:p>
          </table:table-cell>
        </table:table-row>
        <table:table-row table:style-name="ro2">
          <table:table-cell office:value-type="string">
            <text:p>2014-02-05 19:56:57.204 Location Tryout[2551:60b] didUpdateToLocation: &lt;+45.41674530,-75.67403609&gt; +/- 5.00m (speed 20.12 mps / course 324.92) @ 05/02/2014 19:56:57 Eastern Standard Time</text:p>
          </table:table-cell>
        </table:table-row>
        <table:table-row table:style-name="ro2">
          <table:table-cell office:value-type="string">
            <text:p>2014-02-05 19:56:58.401 Location Tryout[2551:60b] didUpdateToLocation: &lt;+45.41689139,-75.67418352&gt; +/- 5.00m (speed 20.26 mps / course 322.84) @ 05/02/2014 19:56:58 Eastern Standard Time</text:p>
          </table:table-cell>
        </table:table-row>
        <table:table-row table:style-name="ro2">
          <table:table-cell office:value-type="string">
            <text:p>2014-02-05 19:56:59.182 Location Tryout[2551:60b] didUpdateToLocation: &lt;+45.41703896,-75.67435220&gt; +/- 5.00m (speed 20.48 mps / course 320.74) @ 05/02/2014 19:56:59 Eastern Standard Time</text:p>
          </table:table-cell>
        </table:table-row>
        <table:table-row table:style-name="ro2">
          <table:table-cell office:value-type="string">
            <text:p>2014-02-05 19:57:00.345 Location Tryout[2551:60b] didUpdateToLocation: &lt;+45.41717704,-75.67453384&gt; +/- 5.00m (speed 20.23 mps / course 316.69) @ 05/02/2014 19:57:00 Eastern Standard Time</text:p>
          </table:table-cell>
        </table:table-row>
        <table:table-row table:style-name="ro2">
          <table:table-cell office:value-type="string">
            <text:p>2014-02-05 19:57:01.190 Location Tryout[2551:60b] didUpdateToLocation: &lt;+45.41730409,-75.67470068&gt; +/- 5.00m (speed 20.28 mps / course 314.75) @ 05/02/2014 19:57:01 Eastern Standard Time</text:p>
          </table:table-cell>
        </table:table-row>
        <table:table-row table:style-name="ro2">
          <table:table-cell office:value-type="string">
            <text:p>2014-02-05 19:57:02.316 Location Tryout[2551:60b] didUpdateToLocation: &lt;+45.41742496,-75.67490433&gt; +/- 5.00m (speed 20.35 mps / course 308.66) @ 05/02/2014 19:57:02 Eastern Standard Time</text:p>
          </table:table-cell>
        </table:table-row>
        <table:table-row table:style-name="ro2">
          <table:table-cell office:value-type="string">
            <text:p>2014-02-05 19:57:03.269 Location Tryout[2551:60b] didUpdateToLocation: &lt;+45.41754309,-75.67510736&gt; +/- 5.00m (speed 20.27 mps / course 306.95) @ 05/02/2014 19:57:03 Eastern Standard Time</text:p>
          </table:table-cell>
        </table:table-row>
        <table:table-row table:style-name="ro2">
          <table:table-cell office:value-type="string">
            <text:p>2014-02-05 19:57:04.200 Location Tryout[2551:60b] didUpdateToLocation: &lt;+45.41764350,-75.67530891&gt; +/- 5.00m (speed 20.16 mps / course 303.11) @ 05/02/2014 19:57:04 Eastern Standard Time</text:p>
          </table:table-cell>
        </table:table-row>
        <table:table-row table:style-name="ro2">
          <table:table-cell office:value-type="string">
            <text:p>2014-02-05 19:57:05.186 Location Tryout[2551:60b] didUpdateToLocation: &lt;+45.41774668,-75.67553408&gt; +/- 5.00m (speed 20.32 mps / course 297.12) @ 05/02/2014 19:57:05 Eastern Standard Time</text:p>
          </table:table-cell>
        </table:table-row>
        <table:table-row table:style-name="ro2">
          <table:table-cell office:value-type="string">
            <text:p>2014-02-05 19:57:06.031 Location Tryout[2551:60b] didUpdateToLocation: &lt;+45.41783934,-75.67575703&gt; +/- 5.00m (speed 20.37 mps / course 295.18) @ 05/02/2014 19:57:06 Eastern Standard Time</text:p>
          </table:table-cell>
        </table:table-row>
        <table:table-row table:style-name="ro2">
          <table:table-cell office:value-type="string">
            <text:p>2014-02-05 19:57:07.032 Location Tryout[2551:60b] didUpdateToLocation: &lt;+45.41792130,-75.67599245&gt; +/- 5.00m (speed 21.12 mps / course 295.18) @ 05/02/2014 19:57:07 Eastern Standard Time</text:p>
          </table:table-cell>
        </table:table-row>
        <table:table-row table:style-name="ro2">
          <table:table-cell office:value-type="string">
            <text:p>2014-02-05 19:57:08.002 Location Tryout[2551:60b] didUpdateToLocation: &lt;+45.41800238,-75.67624928&gt; +/- 5.00m (speed 21.77 mps / course 295.18) @ 05/02/2014 19:57:07 Eastern Standard Time</text:p>
          </table:table-cell>
        </table:table-row>
        <table:table-row table:style-name="ro2">
          <table:table-cell office:value-type="string">
            <text:p>2014-02-05 19:57:09.024 Location Tryout[2551:60b] didUpdateToLocation: &lt;+45.41809360,-75.67651047&gt; +/- 5.00m (speed 22.27 mps / course 295.18) @ 05/02/2014 19:57:09 Eastern Standard Time</text:p>
          </table:table-cell>
        </table:table-row>
        <table:table-row table:style-name="ro2">
          <table:table-cell office:value-type="string">
            <text:p>2014-02-05 19:57:10.192 Location Tryout[2551:60b] didUpdateToLocation: &lt;+45.41817994,-75.67677486&gt; +/- 5.00m (speed 22.69 mps / course 295.04) @ 05/02/2014 19:57:10 Eastern Standard Time</text:p>
          </table:table-cell>
        </table:table-row>
        <table:table-row table:style-name="ro2">
          <table:table-cell office:value-type="string">
            <text:p>2014-02-05 19:57:11.198 Location Tryout[2551:60b] didUpdateToLocation: &lt;+45.41826723,-75.67706049&gt; +/- 5.00m (speed 23.06 mps / course 295.04) @ 05/02/2014 19:57:11 Eastern Standard Time</text:p>
          </table:table-cell>
        </table:table-row>
        <table:table-row table:style-name="ro2">
          <table:table-cell office:value-type="string">
            <text:p>2014-02-05 19:57:12.208 Location Tryout[2551:60b] didUpdateToLocation: &lt;+45.41836487,-75.67732432&gt; +/- 5.00m (speed 23.47 mps / course 295.04) @ 05/02/2014 19:57:12 Eastern Standard Time</text:p>
          </table:table-cell>
        </table:table-row>
        <table:table-row table:style-name="ro2">
          <table:table-cell office:value-type="string">
            <text:p>2014-02-05 19:57:13.199 Location Tryout[2551:60b] didUpdateToLocation: &lt;+45.41845900,-75.67759490&gt; +/- 5.00m (speed 23.56 mps / course 295.04) @ 05/02/2014 19:57:13 Eastern Standard Time</text:p>
          </table:table-cell>
        </table:table-row>
        <table:table-row table:style-name="ro2">
          <table:table-cell office:value-type="string">
            <text:p>2014-02-05 19:57:14.199 Location Tryout[2551:60b] didUpdateToLocation: &lt;+45.41853810,-75.67785320&gt; +/- 5.00m (speed 23.08 mps / course 295.59) @ 05/02/2014 19:57:14 Eastern Standard Time</text:p>
          </table:table-cell>
        </table:table-row>
        <table:table-row table:style-name="ro2">
          <table:table-cell office:value-type="string">
            <text:p>2014-02-05 19:57:15.181 Location Tryout[2551:60b] didUpdateToLocation: &lt;+45.41862106,-75.67812106&gt; +/- 5.00m (speed 23.11 mps / course 294.36) @ 05/02/2014 19:57:15 Eastern Standard Time</text:p>
          </table:table-cell>
        </table:table-row>
        <table:table-row table:style-name="ro2">
          <table:table-cell office:value-type="string">
            <text:p>2014-02-05 19:57:16.206 Location Tryout[2551:60b] didUpdateToLocation: &lt;+45.41870668,-75.67839702&gt; +/- 5.00m (speed 22.94 mps / course 296.85) @ 05/02/2014 19:57:16 Eastern Standard Time</text:p>
          </table:table-cell>
        </table:table-row>
        <table:table-row table:style-name="ro2">
          <table:table-cell office:value-type="string">
            <text:p>2014-02-05 19:57:17.025 Location Tryout[2551:60b] didUpdateToLocation: &lt;+45.41879419,-75.67866970&gt; +/- 5.00m (speed 22.71 mps / course 296.85) @ 05/02/2014 19:57:17 Eastern Standard Time</text:p>
          </table:table-cell>
        </table:table-row>
        <table:table-row table:style-name="ro2">
          <table:table-cell office:value-type="string">
            <text:p>2014-02-05 19:57:18.026 Location Tryout[2551:60b] didUpdateToLocation: &lt;+45.41888274,-75.67892931&gt; +/- 5.00m (speed 22.61 mps / course 295.06) @ 05/02/2014 19:57:18 Eastern Standard Time</text:p>
          </table:table-cell>
        </table:table-row>
        <table:table-row table:style-name="ro2">
          <table:table-cell office:value-type="string">
            <text:p>2014-02-05 19:57:19.003 Location Tryout[2551:60b] didUpdateToLocation: &lt;+45.41896441,-75.67918979&gt; +/- 5.00m (speed 22.45 mps / course 295.70) @ 05/02/2014 19:57:18 Eastern Standard Time</text:p>
          </table:table-cell>
        </table:table-row>
        <table:table-row table:style-name="ro2">
          <table:table-cell office:value-type="string">
            <text:p>2014-02-05 19:57:20.024 Location Tryout[2551:60b] didUpdateToLocation: &lt;+45.41906552,-75.67946088&gt; +/- 5.00m (speed 22.62 mps / course 295.70) @ 05/02/2014 19:57:20 Eastern Standard Time</text:p>
          </table:table-cell>
        </table:table-row>
        <table:table-row table:style-name="ro2">
          <table:table-cell office:value-type="string">
            <text:p>2014-02-05 19:57:21.015 Location Tryout[2551:60b] didUpdateToLocation: &lt;+45.41916811,-75.67971640&gt; +/- 5.00m (speed 22.81 mps / course 296.57) @ 05/02/2014 19:57:21 Eastern Standard Time</text:p>
          </table:table-cell>
        </table:table-row>
        <table:table-row table:style-name="ro2">
          <table:table-cell office:value-type="string">
            <text:p>2014-02-05 19:57:22.032 Location Tryout[2551:60b] didUpdateToLocation: &lt;+45.41925787,-75.67995287&gt; +/- 5.00m (speed 22.29 mps / course 296.57) @ 05/02/2014 19:57:22 Eastern Standard Time</text:p>
          </table:table-cell>
        </table:table-row>
        <table:table-row table:style-name="ro2">
          <table:table-cell office:value-type="string">
            <text:p>2014-02-05 19:57:23.021 Location Tryout[2551:60b] didUpdateToLocation: &lt;+45.41934113,-75.68021166&gt; +/- 10.00m (speed 22.05 mps / course 299.40) @ 05/02/2014 19:57:23 Eastern Standard Time</text:p>
          </table:table-cell>
        </table:table-row>
        <table:table-row table:style-name="ro2">
          <table:table-cell office:value-type="string">
            <text:p>2014-02-05 19:57:24.034 Location Tryout[2551:60b] didUpdateToLocation: &lt;+45.41943745,-75.68046195&gt; +/- 10.00m (speed 22.35 mps / course 301.94) @ 05/02/2014 19:57:24 Eastern Standard Time</text:p>
          </table:table-cell>
        </table:table-row>
        <table:table-row table:style-name="ro2">
          <table:table-cell office:value-type="string">
            <text:p>2014-02-05 19:57:25.024 Location Tryout[2551:60b] didUpdateToLocation: &lt;+45.41955738,-75.68073577&gt; +/- 5.00m (speed 22.78 mps / course 305.71) @ 05/02/2014 19:57:25 Eastern Standard Time</text:p>
          </table:table-cell>
        </table:table-row>
        <table:table-row table:style-name="ro2">
          <table:table-cell office:value-type="string">
            <text:p>2014-02-05 19:57:26.006 Location Tryout[2551:60b] didUpdateToLocation: &lt;+45.41965968,-75.68096454&gt; +/- 5.00m (speed 22.48 mps / course 305.71) @ 05/02/2014 19:57:25 Eastern Standard Time</text:p>
          </table:table-cell>
        </table:table-row>
        <table:table-row table:style-name="ro2">
          <table:table-cell office:value-type="string">
            <text:p>2014-02-05 19:57:27.022 Location Tryout[2551:60b] didUpdateToLocation: &lt;+45.41977068,-75.68121030&gt; +/- 5.00m (speed 22.92 mps / course 306.96) @ 05/02/2014 19:57:27 Eastern Standard Time</text:p>
          </table:table-cell>
        </table:table-row>
        <table:table-row table:style-name="ro2">
          <table:table-cell office:value-type="string">
            <text:p>2014-02-05 19:57:28.014 Location Tryout[2551:60b] didUpdateToLocation: &lt;+45.41990490,-75.68143281&gt; +/- 5.00m (speed 23.40 mps / course 306.96) @ 05/02/2014 19:57:28 Eastern Standard Time</text:p>
          </table:table-cell>
        </table:table-row>
        <table:table-row table:style-name="ro2">
          <table:table-cell office:value-type="string">
            <text:p>2014-02-05 19:57:29.029 Location Tryout[2551:60b] didUpdateToLocation: &lt;+45.42004506,-75.68167860&gt; +/- 5.00m (speed 23.47 mps / course 306.96) @ 05/02/2014 19:57:29 Eastern Standard Time</text:p>
          </table:table-cell>
        </table:table-row>
        <table:table-row table:style-name="ro2">
          <table:table-cell office:value-type="string">
            <text:p>2014-02-05 19:57:30.002 Location Tryout[2551:60b] didUpdateToLocation: &lt;+45.42017673,-75.68193260&gt; +/- 5.00m (speed 23.76 mps / course 306.96) @ 05/02/2014 19:57:29 Eastern Standard Time</text:p>
          </table:table-cell>
        </table:table-row>
        <table:table-row table:style-name="ro2">
          <table:table-cell office:value-type="string">
            <text:p>2014-02-05 19:57:31.030 Location Tryout[2551:60b] didUpdateToLocation: &lt;+45.42031535,-75.68217383&gt; +/- 5.00m (speed 24.16 mps / course 306.96) @ 05/02/2014 19:57:31 Eastern Standard Time</text:p>
          </table:table-cell>
        </table:table-row>
        <table:table-row table:style-name="ro2">
          <table:table-cell office:value-type="string">
            <text:p>2014-02-05 19:57:32.019 Location Tryout[2551:60b] didUpdateToLocation: &lt;+45.42045507,-75.68243238&gt; +/- 5.00m (speed 24.45 mps / course 306.96) @ 05/02/2014 19:57:32 Eastern Standard Time</text:p>
          </table:table-cell>
        </table:table-row>
        <table:table-row table:style-name="ro2">
          <table:table-cell office:value-type="string">
            <text:p>2014-02-05 19:57:33.022 Location Tryout[2551:60b] didUpdateToLocation: &lt;+45.42058557,-75.68268100&gt; +/- 5.00m (speed 24.62 mps / course 307.56) @ 05/02/2014 19:57:33 Eastern Standard Time</text:p>
          </table:table-cell>
        </table:table-row>
        <table:table-row table:style-name="ro2">
          <table:table-cell office:value-type="string">
            <text:p>2014-02-05 19:57:34.117 Location Tryout[2551:60b] didUpdateToLocation: &lt;+45.42072400,-75.68292409&gt; +/- 5.00m (speed 24.71 mps / course 307.56) @ 05/02/2014 19:57:34 Eastern Standard Time</text:p>
          </table:table-cell>
        </table:table-row>
        <table:table-row table:style-name="ro2">
          <table:table-cell office:value-type="string">
            <text:p>2014-02-05 19:57:35.349 Location Tryout[2551:60b] didUpdateToLocation: &lt;+45.42086458,-75.68315851&gt; +/- 5.00m (speed 24.56 mps / course 307.56) @ 05/02/2014 19:57:35 Eastern Standard Time</text:p>
          </table:table-cell>
        </table:table-row>
        <table:table-row table:style-name="ro2">
          <table:table-cell office:value-type="string">
            <text:p>2014-02-05 19:57:36.145 Location Tryout[2551:60b] didUpdateToLocation: &lt;+45.42098481,-75.68341061&gt; +/- 5.00m (speed 24.78 mps / course 307.56) @ 05/02/2014 19:57:36 Eastern Standard Time</text:p>
          </table:table-cell>
        </table:table-row>
        <table:table-row table:style-name="ro2">
          <table:table-cell office:value-type="string">
            <text:p>2014-02-05 19:57:37.266 Location Tryout[2551:60b] didUpdateToLocation: &lt;+45.42112812,-75.68367268&gt; +/- 5.00m (speed 24.64 mps / course 307.56) @ 05/02/2014 19:57:37 Eastern Standard Time</text:p>
          </table:table-cell>
        </table:table-row>
        <table:table-row table:style-name="ro2">
          <table:table-cell office:value-type="string">
            <text:p>2014-02-05 19:57:38.156 Location Tryout[2551:60b] didUpdateToLocation: &lt;+45.42126738,-75.68393772&gt; +/- 5.00m (speed 25.15 mps / course 307.56) @ 05/02/2014 19:57:38 Eastern Standard Time</text:p>
          </table:table-cell>
        </table:table-row>
        <table:table-row table:style-name="ro2">
          <table:table-cell office:value-type="string">
            <text:p>2014-02-05 19:57:39.214 Location Tryout[2551:60b] didUpdateToLocation: &lt;+45.42139022,-75.68418625&gt; +/- 5.00m (speed 24.62 mps / course 307.56) @ 05/02/2014 19:57:39 Eastern Standard Time</text:p>
          </table:table-cell>
        </table:table-row>
        <table:table-row table:style-name="ro2">
          <table:table-cell office:value-type="string">
            <text:p>2014-02-05 19:57:40.032 Location Tryout[2551:60b] didUpdateToLocation: &lt;+45.42152889,-75.68443738&gt; +/- 5.00m (speed 24.54 mps / course 307.75) @ 05/02/2014 19:57:40 Eastern Standard Time</text:p>
          </table:table-cell>
        </table:table-row>
        <table:table-row table:style-name="ro2">
          <table:table-cell office:value-type="string">
            <text:p>2014-02-05 19:57:41.147 Location Tryout[2551:60b] didUpdateToLocation: &lt;+45.42167196,-75.68469183&gt; +/- 5.00m (speed 24.33 mps / course 307.26) @ 05/02/2014 19:57:41 Eastern Standard Time</text:p>
          </table:table-cell>
        </table:table-row>
        <table:table-row table:style-name="ro2">
          <table:table-cell office:value-type="string">
            <text:p>2014-02-05 19:57:42.280 Location Tryout[2551:60b] didUpdateToLocation: &lt;+45.42179776,-75.68492414&gt; +/- 5.00m (speed 24.06 mps / course 307.28) @ 05/02/2014 19:57:42 Eastern Standard Time</text:p>
          </table:table-cell>
        </table:table-row>
        <table:table-row table:style-name="ro2">
          <table:table-cell office:value-type="string">
            <text:p>2014-02-05 19:57:43.079 Location Tryout[2551:60b] didUpdateToLocation: &lt;+45.42192187,-75.68517412&gt; +/- 5.00m (speed 23.90 mps / course 307.28) @ 05/02/2014 19:57:43 Eastern Standard Time</text:p>
          </table:table-cell>
        </table:table-row>
        <table:table-row table:style-name="ro2">
          <table:table-cell office:value-type="string">
            <text:p>2014-02-05 19:57:44.263 Location Tryout[2551:60b] didUpdateToLocation: &lt;+45.42203474,-75.68540630&gt; +/- 5.00m (speed 22.98 mps / course 307.28) @ 05/02/2014 19:57:44 Eastern Standard Time</text:p>
          </table:table-cell>
        </table:table-row>
        <table:table-row table:style-name="ro2">
          <table:table-cell office:value-type="string">
            <text:p>2014-02-05 19:57:45.009 Location Tryout[2551:60b] didUpdateToLocation: &lt;+45.42215817,-75.68560983&gt; +/- 5.00m (speed 22.48 mps / course 306.46) @ 05/02/2014 19:57:45 Eastern Standard Time</text:p>
          </table:table-cell>
        </table:table-row>
        <table:table-row table:style-name="ro2">
          <table:table-cell office:value-type="string">
            <text:p>2014-02-05 19:57:46.013 Location Tryout[2551:60b] didUpdateToLocation: &lt;+45.42229597,-75.68583471&gt; +/- 10.00m (speed 21.99 mps / course 305.73) @ 05/02/2014 19:57:46 Eastern Standard Time</text:p>
          </table:table-cell>
        </table:table-row>
        <table:table-row table:style-name="ro2">
          <table:table-cell office:value-type="string">
            <text:p>2014-02-05 19:57:47.125 Location Tryout[2551:60b] didUpdateToLocation: &lt;+45.42240002,-75.68604983&gt; +/- 10.00m (speed 20.50 mps / course 303.76) @ 05/02/2014 19:57:47 Eastern Standard Time</text:p>
          </table:table-cell>
        </table:table-row>
        <table:table-row table:style-name="ro2">
          <table:table-cell office:value-type="string">
            <text:p>2014-02-05 19:57:48.031 Location Tryout[2551:60b] didUpdateToLocation: &lt;+45.42248565,-75.68627490&gt; +/- 10.00m (speed 19.53 mps / course 306.05) @ 05/02/2014 19:57:48 Eastern Standard Time</text:p>
          </table:table-cell>
        </table:table-row>
        <table:table-row table:style-name="ro2">
          <table:table-cell office:value-type="string">
            <text:p>2014-02-05 19:57:49.029 Location Tryout[2551:60b] didUpdateToLocation: &lt;+45.42258767,-75.68645745&gt; +/- 10.00m (speed 18.82 mps / course 306.05) @ 05/02/2014 19:57:49 Eastern Standard Time</text:p>
          </table:table-cell>
        </table:table-row>
        <table:table-row table:style-name="ro2">
          <table:table-cell office:value-type="string">
            <text:p>2014-02-05 19:57:50.030 Location Tryout[2551:60b] didUpdateToLocation: &lt;+45.42268255,-75.68663622&gt; +/- 10.00m (speed 18.27 mps / course 307.67) @ 05/02/2014 19:57:50 Eastern Standard Time</text:p>
          </table:table-cell>
        </table:table-row>
        <table:table-row table:style-name="ro2">
          <table:table-cell office:value-type="string">
            <text:p>2014-02-05 19:57:51.022 Location Tryout[2551:60b] didUpdateToLocation: &lt;+45.42277067,-75.68682409&gt; +/- 10.00m (speed 17.11 mps / course 309.71) @ 05/02/2014 19:57:51 Eastern Standard Time</text:p>
          </table:table-cell>
        </table:table-row>
        <table:table-row table:style-name="ro2">
          <table:table-cell office:value-type="string">
            <text:p>2014-02-05 19:57:52.018 Location Tryout[2551:60b] didUpdateToLocation: &lt;+45.42286672,-75.68697608&gt; +/- 10.00m (speed 16.62 mps / course 312.73) @ 05/02/2014 19:57:52 Eastern Standard Time</text:p>
          </table:table-cell>
        </table:table-row>
        <table:table-row table:style-name="ro2">
          <table:table-cell office:value-type="string">
            <text:p>2014-02-05 19:57:53.030 Location Tryout[2551:60b] didUpdateToLocation: &lt;+45.42297186,-75.68712175&gt; +/- 10.00m (speed 16.13 mps / course 315.00) @ 05/02/2014 19:57:53 Eastern Standard Time</text:p>
          </table:table-cell>
        </table:table-row>
        <table:table-row table:style-name="ro2">
          <table:table-cell office:value-type="string">
            <text:p>2014-02-05 19:57:54.047 Location Tryout[2551:60b] didUpdateToLocation: &lt;+45.42306379,-75.68723955&gt; +/- 10.00m (speed 15.22 mps / course 323.96) @ 05/02/2014 19:57:54 Eastern Standard Time</text:p>
          </table:table-cell>
        </table:table-row>
        <table:table-row table:style-name="ro2">
          <table:table-cell office:value-type="string">
            <text:p>2014-02-05 19:57:55.049 Location Tryout[2551:60b] didUpdateToLocation: &lt;+45.42317012,-75.68735393&gt; +/- 10.00m (speed 14.27 mps / course 323.96) @ 05/02/2014 19:57:55 Eastern Standard Time</text:p>
          </table:table-cell>
        </table:table-row>
        <table:table-row table:style-name="ro2">
          <table:table-cell office:value-type="string">
            <text:p>2014-02-05 19:57:56.021 Location Tryout[2551:60b] didUpdateToLocation: &lt;+45.42326616,-75.68745063&gt; +/- 10.00m (speed 13.90 mps / course 329.53) @ 05/02/2014 19:57:56 Eastern Standard Time</text:p>
          </table:table-cell>
        </table:table-row>
        <table:table-row table:style-name="ro2">
          <table:table-cell office:value-type="string">
            <text:p>2014-02-05 19:57:57.035 Location Tryout[2551:60b] didUpdateToLocation: &lt;+45.42330504,-75.68748734&gt; +/- 10.00m (speed 13.33 mps / course 329.53) @ 05/02/2014 19:57:57 Eastern Standard Time</text:p>
          </table:table-cell>
        </table:table-row>
        <table:table-row table:style-name="ro2">
          <table:table-cell office:value-type="string">
            <text:p>2014-02-05 19:57:58.021 Location Tryout[2551:60b] didUpdateToLocation: &lt;+45.42345676,-75.68760385&gt; +/- 10.00m (speed 12.59 mps / course 336.88) @ 05/02/2014 19:57:58 Eastern Standard Time</text:p>
          </table:table-cell>
        </table:table-row>
        <table:table-row table:style-name="ro2">
          <table:table-cell office:value-type="string">
            <text:p>2014-02-05 19:57:59.021 Location Tryout[2551:60b] didUpdateToLocation: &lt;+45.42356687,-75.68766061&gt; +/- 10.00m (speed 12.52 mps / course 338.40) @ 05/02/2014 19:57:59 Eastern Standard Time</text:p>
          </table:table-cell>
        </table:table-row>
        <table:table-row table:style-name="ro2">
          <table:table-cell office:value-type="string">
            <text:p>2014-02-05 19:58:00.026 Location Tryout[2551:60b] didUpdateToLocation: &lt;+45.42366335,-75.68770396&gt; +/- 10.00m (speed 12.40 mps / course 340.46) @ 05/02/2014 19:58:00 Eastern Standard Time</text:p>
          </table:table-cell>
        </table:table-row>
        <table:table-row table:style-name="ro2">
          <table:table-cell office:value-type="string">
            <text:p>2014-02-05 19:58:01.013 Location Tryout[2551:60b] didUpdateToLocation: &lt;+45.42376235,-75.68775894&gt; +/- 10.00m (speed 11.92 mps / course 348.62) @ 05/02/2014 19:58:01 Eastern Standard Time</text:p>
          </table:table-cell>
        </table:table-row>
        <table:table-row table:style-name="ro2">
          <table:table-cell office:value-type="string">
            <text:p>2014-02-05 19:58:02.023 Location Tryout[2551:60b] didUpdateToLocation: &lt;+45.42387995,-75.68776584&gt; +/- 10.00m (speed 12.01 mps / course 357.40) @ 05/02/2014 19:58:02 Eastern Standard Time</text:p>
          </table:table-cell>
        </table:table-row>
        <table:table-row table:style-name="ro2">
          <table:table-cell office:value-type="string">
            <text:p>2014-02-05 19:58:03.042 Location Tryout[2551:60b] didUpdateToLocation: &lt;+45.42399178,-75.68776855&gt; +/- 10.00m (speed 12.20 mps / course 357.40) @ 05/02/2014 19:58:03 Eastern Standard Time</text:p>
          </table:table-cell>
        </table:table-row>
        <table:table-row table:style-name="ro2">
          <table:table-cell office:value-type="string">
            <text:p>2014-02-05 19:58:04.026 Location Tryout[2551:60b] didUpdateToLocation: &lt;+45.42408741,-75.68775612&gt; +/- 10.00m (speed 12.22 mps / course 2.01) @ 05/02/2014 19:58:04 Eastern Standard Time</text:p>
          </table:table-cell>
        </table:table-row>
        <table:table-row table:style-name="ro2">
          <table:table-cell office:value-type="string">
            <text:p>2014-02-05 19:58:05.022 Location Tryout[2551:60b] didUpdateToLocation: &lt;+45.42422034,-75.68773535&gt; +/- 10.00m (speed 12.57 mps / course 7.62) @ 05/02/2014 19:58:05 Eastern Standard Time</text:p>
          </table:table-cell>
        </table:table-row>
        <table:table-row table:style-name="ro2">
          <table:table-cell office:value-type="string">
            <text:p>2014-02-05 19:58:06.007 Location Tryout[2551:60b] didUpdateToLocation: &lt;+45.42433908,-75.68770450&gt; +/- 10.00m (speed 12.58 mps / course 7.62) @ 05/02/2014 19:58:06 Eastern Standard Time</text:p>
          </table:table-cell>
        </table:table-row>
        <table:table-row table:style-name="ro2">
          <table:table-cell office:value-type="string">
            <text:p>2014-02-05 19:58:07.016 Location Tryout[2551:60b] didUpdateToLocation: &lt;+45.42445656,-75.68767049&gt; +/- 10.00m (speed 12.86 mps / course 7.59) @ 05/02/2014 19:58:07 Eastern Standard Time</text:p>
          </table:table-cell>
        </table:table-row>
        <table:table-row table:style-name="ro2">
          <table:table-cell office:value-type="string">
            <text:p>2014-02-05 19:58:08.029 Location Tryout[2551:60b] didUpdateToLocation: &lt;+45.42456393,-75.68764838&gt; +/- 10.00m (speed 12.46 mps / course 6.56) @ 05/02/2014 19:58:08 Eastern Standard Time</text:p>
          </table:table-cell>
        </table:table-row>
        <table:table-row table:style-name="ro2">
          <table:table-cell office:value-type="string">
            <text:p>2014-02-05 19:58:09.005 Location Tryout[2551:60b] didUpdateToLocation: &lt;+45.42467241,-75.68763310&gt; +/- 10.00m (speed 12.28 mps / course 6.56) @ 05/02/2014 19:58:08 Eastern Standard Time</text:p>
          </table:table-cell>
        </table:table-row>
        <table:table-row table:style-name="ro2">
          <table:table-cell office:value-type="string">
            <text:p>2014-02-05 19:58:10.024 Location Tryout[2551:60b] didUpdateToLocation: &lt;+45.42478224,-75.68761495&gt; +/- 10.00m (speed 12.38 mps / course 6.56) @ 05/02/2014 19:58:10 Eastern Standard Time</text:p>
          </table:table-cell>
        </table:table-row>
        <table:table-row table:style-name="ro2">
          <table:table-cell office:value-type="string">
            <text:p>2014-02-05 19:58:11.007 Location Tryout[2551:60b] didUpdateToLocation: &lt;+45.42488521,-75.68759808&gt; +/- 10.00m (speed 11.99 mps / course 6.56) @ 05/02/2014 19:58:10 Eastern Standard Time</text:p>
          </table:table-cell>
        </table:table-row>
        <table:table-row table:style-name="ro2">
          <table:table-cell office:value-type="string">
            <text:p>2014-02-05 19:58:12.038 Location Tryout[2551:60b] didUpdateToLocation: &lt;+45.42495338,-75.68759157&gt; +/- 10.00m (speed 11.71 mps / course 4.54) @ 05/02/2014 19:58:12 Eastern Standard Time</text:p>
          </table:table-cell>
        </table:table-row>
        <table:table-row table:style-name="ro2">
          <table:table-cell office:value-type="string">
            <text:p>2014-02-05 19:58:13.024 Location Tryout[2551:60b] didUpdateToLocation: &lt;+45.42506600,-75.68757705&gt; +/- 10.00m (speed 11.23 mps / course 5.91) @ 05/02/2014 19:58:13 Eastern Standard Time</text:p>
          </table:table-cell>
        </table:table-row>
        <table:table-row table:style-name="ro2">
          <table:table-cell office:value-type="string">
            <text:p>2014-02-05 19:58:14.029 Location Tryout[2551:60b] didUpdateToLocation: &lt;+45.42516131,-75.68755606&gt; +/- 10.00m (speed 11.25 mps / course 3.71) @ 05/02/2014 19:58:14 Eastern Standard Time</text:p>
          </table:table-cell>
        </table:table-row>
        <table:table-row table:style-name="ro2">
          <table:table-cell office:value-type="string">
            <text:p>2014-02-05 19:58:15.022 Location Tryout[2551:60b] didUpdateToLocation: &lt;+45.42525535,-75.68756925&gt; +/- 10.00m (speed 10.88 mps / course -0.00) @ 05/02/2014 19:58:15 Eastern Standard Time</text:p>
          </table:table-cell>
        </table:table-row>
        <table:table-row table:style-name="ro2">
          <table:table-cell office:value-type="string">
            <text:p>2014-02-05 19:58:16.024 Location Tryout[2551:60b] didUpdateToLocation: &lt;+45.42535628,-75.68756750&gt; +/- 10.00m (speed 10.74 mps / course 355.66) @ 05/02/2014 19:58:16 Eastern Standard Time</text:p>
          </table:table-cell>
        </table:table-row>
        <table:table-row table:style-name="ro2">
          <table:table-cell office:value-type="string">
            <text:p>2014-02-05 19:58:17.046 Location Tryout[2551:60b] didUpdateToLocation: &lt;+45.42544338,-75.68758927&gt; +/- 10.00m (speed 10.44 mps / course 353.11) @ 05/02/2014 19:58:17 Eastern Standard Time</text:p>
          </table:table-cell>
        </table:table-row>
        <table:table-row table:style-name="ro2">
          <table:table-cell office:value-type="string">
            <text:p>2014-02-05 19:58:18.011 Location Tryout[2551:60b] didUpdateToLocation: &lt;+45.42553391,-75.68761977&gt; +/- 10.00m (speed 10.19 mps / course 344.74) @ 05/02/2014 19:58:17 Eastern Standard Time</text:p>
          </table:table-cell>
        </table:table-row>
        <table:table-row table:style-name="ro2">
          <table:table-cell office:value-type="string">
            <text:p>2014-02-05 19:58:19.026 Location Tryout[2551:60b] didUpdateToLocation: &lt;+45.42562409,-75.68764258&gt; +/- 10.00m (speed 10.08 mps / course 341.43) @ 05/02/2014 19:58:19 Eastern Standard Time</text:p>
          </table:table-cell>
        </table:table-row>
        <table:table-row table:style-name="ro2">
          <table:table-cell office:value-type="string">
            <text:p>2014-02-05 19:58:20.010 Location Tryout[2551:60b] didUpdateToLocation: &lt;+45.42571511,-75.68767236&gt; +/- 10.00m (speed 10.46 mps / course 338.95) @ 05/02/2014 19:58:20 Eastern Standard Time</text:p>
          </table:table-cell>
        </table:table-row>
        <table:table-row table:style-name="ro2">
          <table:table-cell office:value-type="string">
            <text:p>2014-02-05 19:58:21.035 Location Tryout[2551:60b] didUpdateToLocation: &lt;+45.42580937,-75.68772175&gt; +/- 10.00m (speed 10.64 mps / course 338.95) @ 05/02/2014 19:58:21 Eastern Standard Time</text:p>
          </table:table-cell>
        </table:table-row>
        <table:table-row table:style-name="ro2">
          <table:table-cell office:value-type="string">
            <text:p>2014-02-05 19:58:22.020 Location Tryout[2551:60b] didUpdateToLocation: &lt;+45.42589554,-75.68776245&gt; +/- 10.00m (speed 10.37 mps / course 338.95) @ 05/02/2014 19:58:22 Eastern Standard Time</text:p>
          </table:table-cell>
        </table:table-row>
        <table:table-row table:style-name="ro2">
          <table:table-cell office:value-type="string">
            <text:p>2014-02-05 19:58:23.035 Location Tryout[2551:60b] didUpdateToLocation: &lt;+45.42598838,-75.68781977&gt; +/- 10.00m (speed 10.64 mps / course 338.95) @ 05/02/2014 19:58:23 Eastern Standard Time</text:p>
          </table:table-cell>
        </table:table-row>
        <table:table-row table:style-name="ro2">
          <table:table-cell office:value-type="string">
            <text:p>2014-02-05 19:58:24.026 Location Tryout[2551:60b] didUpdateToLocation: &lt;+45.42610250,-75.68785495&gt; +/- 10.00m (speed 10.81 mps / course 338.95) @ 05/02/2014 19:58:24 Eastern Standard Time</text:p>
          </table:table-cell>
        </table:table-row>
        <table:table-row table:style-name="ro2">
          <table:table-cell office:value-type="string">
            <text:p>2014-02-05 19:58:25.025 Location Tryout[2551:60b] didUpdateToLocation: &lt;+45.42614705,-75.68787980&gt; +/- 10.00m (speed 10.85 mps / course 338.95) @ 05/02/2014 19:58:25 Eastern Standard Time</text:p>
          </table:table-cell>
        </table:table-row>
        <table:table-row table:style-name="ro2">
          <table:table-cell office:value-type="string">
            <text:p>2014-02-05 19:58:26.051 Location Tryout[2551:60b] didUpdateToLocation: &lt;+45.42622782,-75.68790943&gt; +/- 10.00m (speed 10.34 mps / course 336.04) @ 05/02/2014 19:58:26 Eastern Standard Time</text:p>
          </table:table-cell>
        </table:table-row>
        <table:table-row table:style-name="ro2">
          <table:table-cell office:value-type="string">
            <text:p>2014-02-05 19:58:27.014 Location Tryout[2551:60b] didUpdateToLocation: &lt;+45.42635013,-75.68802066&gt; +/- 10.00m (speed 9.69 mps / course 336.50) @ 05/02/2014 19:58:27 Eastern Standard Time</text:p>
          </table:table-cell>
        </table:table-row>
        <table:table-row table:style-name="ro2">
          <table:table-cell office:value-type="string">
            <text:p>2014-02-05 19:58:28.014 Location Tryout[2551:60b] didUpdateToLocation: &lt;+45.42646482,-75.68806778&gt; +/- 10.00m (speed 9.63 mps / course 337.46) @ 05/02/2014 19:58:28 Eastern Standard Time</text:p>
          </table:table-cell>
        </table:table-row>
        <table:table-row table:style-name="ro2">
          <table:table-cell office:value-type="string">
            <text:p>2014-02-05 19:58:29.016 Location Tryout[2551:60b] didUpdateToLocation: &lt;+45.42651394,-75.68808896&gt; +/- 10.00m (speed 9.01 mps / course 337.46) @ 05/02/2014 19:58:29 Eastern Standard Time</text:p>
          </table:table-cell>
        </table:table-row>
        <table:table-row table:style-name="ro2">
          <table:table-cell office:value-type="string">
            <text:p>2014-02-05 19:58:30.061 Location Tryout[2551:60b] didUpdateToLocation: &lt;+45.42658121,-75.68811592&gt; +/- 10.00m (speed 8.72 mps / course 339.37) @ 05/02/2014 19:58:30 Eastern Standard Time</text:p>
          </table:table-cell>
        </table:table-row>
        <table:table-row table:style-name="ro2">
          <table:table-cell office:value-type="string">
            <text:p>2014-02-05 19:58:31.207 Location Tryout[2551:60b] didUpdateToLocation: &lt;+45.42665752,-75.68814244&gt; +/- 10.00m (speed 8.46 mps / course 339.37) @ 05/02/2014 19:58:31 Eastern Standard Time</text:p>
          </table:table-cell>
        </table:table-row>
        <table:table-row table:style-name="ro2">
          <table:table-cell office:value-type="string">
            <text:p>2014-02-05 19:58:32.282 Location Tryout[2551:60b] didUpdateToLocation: &lt;+45.42673315,-75.68815567&gt; +/- 10.00m (speed 7.69 mps / course 342.90) @ 05/02/2014 19:58:32 Eastern Standard Time</text:p>
          </table:table-cell>
        </table:table-row>
        <table:table-row table:style-name="ro2">
          <table:table-cell office:value-type="string">
            <text:p>2014-02-05 19:58:33.223 Location Tryout[2551:60b] didUpdateToLocation: &lt;+45.42680289,-75.68817328&gt; +/- 10.00m (speed 8.44 mps / course 342.90) @ 05/02/2014 19:58:33 Eastern Standard Time</text:p>
          </table:table-cell>
        </table:table-row>
        <table:table-row table:style-name="ro2">
          <table:table-cell office:value-type="string">
            <text:p>2014-02-05 19:58:34.058 Location Tryout[2551:60b] didUpdateToLocation: &lt;+45.42680066,-75.68820758&gt; +/- 10.00m (speed 7.93 mps / course 22.85) @ 05/02/2014 19:58:34 Eastern Standard Time</text:p>
          </table:table-cell>
        </table:table-row>
        <table:table-row table:style-name="ro2">
          <table:table-cell office:value-type="string">
            <text:p>2014-02-05 19:58:35.018 Location Tryout[2551:60b] didUpdateToLocation: &lt;+45.42691063,-75.68800218&gt; +/- 10.00m (speed 6.61 mps / course 59.01) @ 05/02/2014 19:58:35 Eastern Standard Time</text:p>
          </table:table-cell>
        </table:table-row>
        <table:table-row table:style-name="ro2">
          <table:table-cell office:value-type="string">
            <text:p>2014-02-05 19:58:36.181 Location Tryout[2551:60b] didUpdateToLocation: &lt;+45.42692983,-75.68795662&gt; +/- 10.00m (speed 6.74 mps / course 59.01) @ 05/02/2014 19:58:36 Eastern Standard Time</text:p>
          </table:table-cell>
        </table:table-row>
        <table:table-row table:style-name="ro2">
          <table:table-cell office:value-type="string">
            <text:p>2014-02-05 19:58:37.117 Location Tryout[2551:60b] didUpdateToLocation: &lt;+45.42694334,-75.68792458&gt; +/- 10.00m (speed 5.80 mps / course 59.01) @ 05/02/2014 19:58:37 Eastern Standard Time</text:p>
          </table:table-cell>
        </table:table-row>
        <table:table-row table:style-name="ro2">
          <table:table-cell office:value-type="string">
            <text:p>2014-02-05 19:58:38.205 Location Tryout[2551:60b] didUpdateToLocation: &lt;+45.42696765,-75.68786691&gt; +/- 10.00m (speed 5.52 mps / course 59.01) @ 05/02/2014 19:58:38 Eastern Standard Time</text:p>
          </table:table-cell>
        </table:table-row>
        <table:table-row table:style-name="ro2">
          <table:table-cell office:value-type="string">
            <text:p>2014-02-05 19:58:39.305 Location Tryout[2551:60b] didUpdateToLocation: &lt;+45.42702208,-75.68773781&gt; +/- 10.00m (speed 7.18 mps / course 59.01) @ 05/02/2014 19:58:39 Eastern Standard Time</text:p>
          </table:table-cell>
        </table:table-row>
        <table:table-row table:style-name="ro2">
          <table:table-cell office:value-type="string">
            <text:p>2014-02-05 19:58:40.139 Location Tryout[2551:60b] didUpdateToLocation: &lt;+45.42707459,-75.68761327&gt; +/- 10.00m (speed 8.21 mps / course 59.01) @ 05/02/2014 19:58:40 Eastern Standard Time</text:p>
          </table:table-cell>
        </table:table-row>
        <table:table-row table:style-name="ro2">
          <table:table-cell office:value-type="string">
            <text:p>2014-02-05 19:58:41.320 Location Tryout[2551:60b] didUpdateToLocation: &lt;+45.42712058,-75.68750401&gt; +/- 10.00m (speed 8.97 mps / course 59.05) @ 05/02/2014 19:58:41 Eastern Standard Time</text:p>
          </table:table-cell>
        </table:table-row>
        <table:table-row table:style-name="ro2">
          <table:table-cell office:value-type="string">
            <text:p>2014-02-05 19:58:42.107 Location Tryout[2551:60b] didUpdateToLocation: &lt;+45.42717472,-75.68737535&gt; +/- 10.00m (speed 8.69 mps / course 59.05) @ 05/02/2014 19:58:42 Eastern Standard Time</text:p>
          </table:table-cell>
        </table:table-row>
        <table:table-row table:style-name="ro2">
          <table:table-cell office:value-type="string">
            <text:p>2014-02-05 19:58:43.256 Location Tryout[2551:60b] didUpdateToLocation: &lt;+45.42726441,-75.68728215&gt; +/- 10.00m (speed 8.44 mps / course 45.73) @ 05/02/2014 19:58:43 Eastern Standard Time</text:p>
          </table:table-cell>
        </table:table-row>
        <table:table-row table:style-name="ro2">
          <table:table-cell office:value-type="string">
            <text:p>2014-02-05 19:58:44.065 Location Tryout[2551:60b] didUpdateToLocation: &lt;+45.42732785,-75.68720218&gt; +/- 10.00m (speed 7.97 mps / course 33.18) @ 05/02/2014 19:58:44 Eastern Standard Time</text:p>
          </table:table-cell>
        </table:table-row>
        <table:table-row table:style-name="ro2">
          <table:table-cell office:value-type="string">
            <text:p>2014-02-05 19:58:45.255 Location Tryout[2551:60b] didUpdateToLocation: &lt;+45.42740243,-75.68714875&gt; +/- 10.00m (speed 8.14 mps / course 14.53) @ 05/02/2014 19:58:45 Eastern Standard Time</text:p>
          </table:table-cell>
        </table:table-row>
        <table:table-row table:style-name="ro2">
          <table:table-cell office:value-type="string">
            <text:p>2014-02-05 19:58:46.313 Location Tryout[2551:60b] didUpdateToLocation: &lt;+45.42747660,-75.68713354&gt; +/- 10.00m (speed 8.65 mps / course 1.79) @ 05/02/2014 19:58:46 Eastern Standard Time</text:p>
          </table:table-cell>
        </table:table-row>
        <table:table-row table:style-name="ro2">
          <table:table-cell office:value-type="string">
            <text:p>2014-02-05 19:58:47.180 Location Tryout[2551:60b] didUpdateToLocation: &lt;+45.42754107,-75.68714152&gt; +/- 10.00m (speed 8.20 mps / course 354.96) @ 05/02/2014 19:58:47 Eastern Standard Time</text:p>
          </table:table-cell>
        </table:table-row>
        <table:table-row table:style-name="ro2">
          <table:table-cell office:value-type="string">
            <text:p>2014-02-05 19:58:48.051 Location Tryout[2551:60b] didUpdateToLocation: &lt;+45.42762868,-75.68721162&gt; +/- 10.00m (speed 8.11 mps / course 330.63) @ 05/02/2014 19:58:48 Eastern Standard Time</text:p>
          </table:table-cell>
        </table:table-row>
        <table:table-row table:style-name="ro2">
          <table:table-cell office:value-type="string">
            <text:p>2014-02-05 19:58:49.004 Location Tryout[2551:60b] didUpdateToLocation: &lt;+45.42771135,-75.68727793&gt; +/- 10.00m (speed 8.58 mps / course 330.63) @ 05/02/2014 19:58:48 Eastern Standard Time</text:p>
          </table:table-cell>
        </table:table-row>
        <table:table-row table:style-name="ro2">
          <table:table-cell office:value-type="string">
            <text:p>2014-02-05 19:58:50.039 Location Tryout[2551:60b] didUpdateToLocation: &lt;+45.42777229,-75.68732680&gt; +/- 10.00m (speed 7.48 mps / course 330.63) @ 05/02/2014 19:58:50 Eastern Standard Time</text:p>
          </table:table-cell>
        </table:table-row>
        <table:table-row table:style-name="ro2">
          <table:table-cell office:value-type="string">
            <text:p>2014-02-05 19:58:51.013 Location Tryout[2551:60b] didUpdateToLocation: &lt;+45.42781770,-75.68736322&gt; +/- 10.00m (speed 5.39 mps / course 330.63) @ 05/02/2014 19:58:51 Eastern Standard Time</text:p>
          </table:table-cell>
        </table:table-row>
        <table:table-row table:style-name="ro2">
          <table:table-cell office:value-type="string">
            <text:p>2014-02-05 19:58:52.032 Location Tryout[2551:60b] didUpdateToLocation: &lt;+45.42783557,-75.68737755&gt; +/- 10.00m (speed 3.80 mps / course 330.63) @ 05/02/2014 19:58:52 Eastern Standard Time</text:p>
          </table:table-cell>
        </table:table-row>
        <table:table-row table:style-name="ro2">
          <table:table-cell office:value-type="string">
            <text:p>2014-02-05 19:58:53.015 Location Tryout[2551:60b] didUpdateToLocation: &lt;+45.42784342,-75.68738385&gt; +/- 10.00m (speed 1.90 mps / course 330.63) @ 05/02/2014 19:58:53 Eastern Standard Time</text:p>
          </table:table-cell>
        </table:table-row>
        <table:table-row table:style-name="ro2">
          <table:table-cell office:value-type="string">
            <text:p>2014-02-05 19:58:54.020 Location Tryout[2551:60b] didUpdateToLocation: &lt;+45.42784935,-75.68738861&gt; +/- 10.00m (speed 0.54 mps / course 330.63) @ 05/02/2014 19:58:54 Eastern Standard Time</text:p>
          </table:table-cell>
        </table:table-row>
        <table:table-row table:style-name="ro2">
          <table:table-cell office:value-type="string">
            <text:p>2014-02-05 19:58:55.020 Location Tryout[2551:60b] didUpdateToLocation: &lt;+45.42785363,-75.68739204&gt; +/- 10.00m (speed 0.00 mps / course 330.63) @ 05/02/2014 19:58:55 Eastern Standard Time</text:p>
          </table:table-cell>
        </table:table-row>
        <table:table-row table:style-name="ro2">
          <table:table-cell office:value-type="string">
            <text:p>2014-02-05 19:58:56.019 Location Tryout[2551:60b] didUpdateToLocation: &lt;+45.42785075,-75.68738973&gt; +/- 10.00m (speed 0.00 mps / course 330.63) @ 05/02/2014 19:58:56 Eastern Standard Time</text:p>
          </table:table-cell>
        </table:table-row>
        <table:table-row table:style-name="ro2">
          <table:table-cell office:value-type="string">
            <text:p>2014-02-05 19:58:57.017 Location Tryout[2551:60b] didUpdateToLocation: &lt;+45.42785688,-75.68739465&gt; +/- 10.00m (speed 0.00 mps / course 330.63) @ 05/02/2014 19:58:57 Eastern Standard Time</text:p>
          </table:table-cell>
        </table:table-row>
        <table:table-row table:style-name="ro2">
          <table:table-cell office:value-type="string">
            <text:p>2014-02-05 19:58:58.032 Location Tryout[2551:60b] didUpdateToLocation: &lt;+45.42785585,-75.68739382&gt; +/- 10.00m (speed 0.00 mps / course 330.63) @ 05/02/2014 19:58:58 Eastern Standard Time</text:p>
          </table:table-cell>
        </table:table-row>
        <table:table-row table:style-name="ro2">
          <table:table-cell office:value-type="string">
            <text:p>2014-02-05 19:58:59.019 Location Tryout[2551:60b] didUpdateToLocation: &lt;+45.42785678,-75.68739457&gt; +/- 10.00m (speed 0.00 mps / course 330.63) @ 05/02/2014 19:58:59 Eastern Standard Time</text:p>
          </table:table-cell>
        </table:table-row>
        <table:table-row table:style-name="ro2">
          <table:table-cell office:value-type="string">
            <text:p>2014-02-05 19:59:00.010 Location Tryout[2551:60b] didUpdateToLocation: &lt;+45.42785666,-75.68739447&gt; +/- 10.00m (speed 0.00 mps / course 330.63) @ 05/02/2014 19:59:00 Eastern Standard Time</text:p>
          </table:table-cell>
        </table:table-row>
        <table:table-row table:style-name="ro2">
          <table:table-cell office:value-type="string">
            <text:p>2014-02-05 19:59:01.024 Location Tryout[2551:60b] didUpdateToLocation: &lt;+45.42784961,-75.68738881&gt; +/- 10.00m (speed 0.00 mps / course 330.63) @ 05/02/2014 19:59:01 Eastern Standard Time</text:p>
          </table:table-cell>
        </table:table-row>
        <table:table-row table:style-name="ro2">
          <table:table-cell office:value-type="string">
            <text:p>2014-02-05 19:59:02.008 Location Tryout[2551:60b] didUpdateToLocation: &lt;+45.42784864,-75.68738804&gt; +/- 10.00m (speed 0.00 mps / course 330.63) @ 05/02/2014 19:59:02 Eastern Standard Time</text:p>
          </table:table-cell>
        </table:table-row>
        <table:table-row table:style-name="ro2">
          <table:table-cell office:value-type="string">
            <text:p>2014-02-05 19:59:03.010 Location Tryout[2551:60b] didUpdateToLocation: &lt;+45.42784888,-75.68738823&gt; +/- 10.00m (speed 0.00 mps / course 330.63) @ 05/02/2014 19:59:03 Eastern Standard Time</text:p>
          </table:table-cell>
        </table:table-row>
        <table:table-row table:style-name="ro2">
          <table:table-cell office:value-type="string">
            <text:p>2014-02-05 19:59:04.024 Location Tryout[2551:60b] didUpdateToLocation: &lt;+45.42784951,-75.68738874&gt; +/- 10.00m (speed 0.00 mps / course 330.63) @ 05/02/2014 19:59:04 Eastern Standard Time</text:p>
          </table:table-cell>
        </table:table-row>
        <table:table-row table:style-name="ro2">
          <table:table-cell office:value-type="string">
            <text:p>2014-02-05 19:59:05.018 Location Tryout[2551:60b] didUpdateToLocation: &lt;+45.42784945,-75.68738869&gt; +/- 10.00m (speed 0.00 mps / course 330.63) @ 05/02/2014 19:59:05 Eastern Standard Time</text:p>
          </table:table-cell>
        </table:table-row>
        <table:table-row table:style-name="ro2">
          <table:table-cell office:value-type="string">
            <text:p>2014-02-05 19:59:06.013 Location Tryout[2551:60b] didUpdateToLocation: &lt;+45.42784813,-75.68738763&gt; +/- 10.00m (speed 0.00 mps / course 330.63) @ 05/02/2014 19:59:06 Eastern Standard Time</text:p>
          </table:table-cell>
        </table:table-row>
        <table:table-row table:style-name="ro2">
          <table:table-cell office:value-type="string">
            <text:p>2014-02-05 19:59:07.006 Location Tryout[2551:60b] didUpdateToLocation: &lt;+45.42784836,-75.68738781&gt; +/- 10.00m (speed 0.00 mps / course 330.63) @ 05/02/2014 19:59:06 Eastern Standard Time</text:p>
          </table:table-cell>
        </table:table-row>
        <table:table-row table:style-name="ro2">
          <table:table-cell office:value-type="string">
            <text:p>2014-02-05 19:59:08.008 Location Tryout[2551:60b] didUpdateToLocation: &lt;+45.42784767,-75.68738726&gt; +/- 10.00m (speed 0.00 mps / course 330.63) @ 05/02/2014 19:59:08 Eastern Standard Time</text:p>
          </table:table-cell>
        </table:table-row>
        <table:table-row table:style-name="ro2">
          <table:table-cell office:value-type="string">
            <text:p>2014-02-05 19:59:09.014 Location Tryout[2551:60b] didUpdateToLocation: &lt;+45.42784849,-75.68738792&gt; +/- 10.00m (speed 0.00 mps / course 330.63) @ 05/02/2014 19:59:09 Eastern Standard Time</text:p>
          </table:table-cell>
        </table:table-row>
        <table:table-row table:style-name="ro2">
          <table:table-cell office:value-type="string">
            <text:p>2014-02-05 19:59:10.029 Location Tryout[2551:60b] didUpdateToLocation: &lt;+45.42784974,-75.68738892&gt; +/- 10.00m (speed 0.00 mps / course 330.63) @ 05/02/2014 19:59:10 Eastern Standard Time</text:p>
          </table:table-cell>
        </table:table-row>
        <table:table-row table:style-name="ro2">
          <table:table-cell office:value-type="string">
            <text:p>2014-02-05 19:59:11.008 Location Tryout[2551:60b] didUpdateToLocation: &lt;+45.42784856,-75.68738797&gt; +/- 10.00m (speed 0.00 mps / course 330.63) @ 05/02/2014 19:59:11 Eastern Standard Time</text:p>
          </table:table-cell>
        </table:table-row>
        <table:table-row table:style-name="ro2">
          <table:table-cell office:value-type="string">
            <text:p>2014-02-05 19:59:12.036 Location Tryout[2551:60b] didUpdateToLocation: &lt;+45.42784781,-75.68738737&gt; +/- 10.00m (speed 0.00 mps / course 330.63) @ 05/02/2014 19:59:12 Eastern Standard Time</text:p>
          </table:table-cell>
        </table:table-row>
        <table:table-row table:style-name="ro2">
          <table:table-cell office:value-type="string">
            <text:p>2014-02-05 19:59:13.004 Location Tryout[2551:60b] didUpdateToLocation: &lt;+45.42784906,-75.68738837&gt; +/- 10.00m (speed 0.00 mps / course 330.63) @ 05/02/2014 19:59:12 Eastern Standard Time</text:p>
          </table:table-cell>
        </table:table-row>
        <table:table-row table:style-name="ro2">
          <table:table-cell office:value-type="string">
            <text:p>2014-02-05 19:59:14.162 Location Tryout[2551:60b] didUpdateToLocation: &lt;+45.42784810,-75.68738760&gt; +/- 10.00m (speed 0.00 mps / course 330.63) @ 05/02/2014 19:59:14 Eastern Standard Time</text:p>
          </table:table-cell>
        </table:table-row>
        <table:table-row table:style-name="ro2">
          <table:table-cell office:value-type="string">
            <text:p>2014-02-05 19:59:15.334 Location Tryout[2551:60b] didUpdateToLocation: &lt;+45.42784957,-75.68738878&gt; +/- 10.00m (speed 0.00 mps / course 330.63) @ 05/02/2014 19:59:15 Eastern Standard Time</text:p>
          </table:table-cell>
        </table:table-row>
        <table:table-row table:style-name="ro2">
          <table:table-cell office:value-type="string">
            <text:p>2014-02-05 19:59:16.177 Location Tryout[2551:60b] didUpdateToLocation: &lt;+45.42785687,-75.68739464&gt; +/- 10.00m (speed 0.00 mps / course 330.63) @ 05/02/2014 19:59:16 Eastern Standard Time</text:p>
          </table:table-cell>
        </table:table-row>
        <table:table-row table:style-name="ro2">
          <table:table-cell office:value-type="string">
            <text:p>2014-02-05 19:59:17.246 Location Tryout[2551:60b] didUpdateToLocation: &lt;+45.42785551,-75.68739355&gt; +/- 10.00m (speed 0.00 mps / course 330.63) @ 05/02/2014 19:59:17 Eastern Standard Time</text:p>
          </table:table-cell>
        </table:table-row>
        <table:table-row table:style-name="ro2">
          <table:table-cell office:value-type="string">
            <text:p>2014-02-05 19:59:18.276 Location Tryout[2551:60b] didUpdateToLocation: &lt;+45.42785646,-75.68739431&gt; +/- 10.00m (speed 0.00 mps / course 330.63) @ 05/02/2014 19:59:18 Eastern Standard Time</text:p>
          </table:table-cell>
        </table:table-row>
        <table:table-row table:style-name="ro2">
          <table:table-cell office:value-type="string">
            <text:p>2014-02-05 19:59:19.203 Location Tryout[2551:60b] didUpdateToLocation: &lt;+45.42785676,-75.68739455&gt; +/- 10.00m (speed 0.00 mps / course 330.63) @ 05/02/2014 19:59:19 Eastern Standard Time</text:p>
          </table:table-cell>
        </table:table-row>
        <table:table-row table:style-name="ro2">
          <table:table-cell office:value-type="string">
            <text:p>2014-02-05 19:59:20.376 Location Tryout[2551:60b] didUpdateToLocation: &lt;+45.42785770,-75.68739530&gt; +/- 10.00m (speed 0.00 mps / course 330.63) @ 05/02/2014 19:59:20 Eastern Standard Time</text:p>
          </table:table-cell>
        </table:table-row>
        <table:table-row table:style-name="ro2">
          <table:table-cell office:value-type="string">
            <text:p>2014-02-05 19:59:21.126 Location Tryout[2551:60b] didUpdateToLocation: &lt;+45.42785661,-75.68739443&gt; +/- 10.00m (speed 0.00 mps / course 330.63) @ 05/02/2014 19:59:21 Eastern Standard Time</text:p>
          </table:table-cell>
        </table:table-row>
        <table:table-row table:style-name="ro2">
          <table:table-cell office:value-type="string">
            <text:p>2014-02-05 19:59:22.335 Location Tryout[2551:60b] didUpdateToLocation: &lt;+45.42785741,-75.68739507&gt; +/- 10.00m (speed 0.00 mps / course 330.63) @ 05/02/2014 19:59:22 Eastern Standard Time</text:p>
          </table:table-cell>
        </table:table-row>
        <table:table-row table:style-name="ro2">
          <table:table-cell office:value-type="string">
            <text:p>2014-02-05 19:59:23.183 Location Tryout[2551:60b] didUpdateToLocation: &lt;+45.42785805,-75.68739559&gt; +/- 10.00m (speed 0.00 mps / course 330.63) @ 05/02/2014 19:59:23 Eastern Standard Time</text:p>
          </table:table-cell>
        </table:table-row>
        <table:table-row table:style-name="ro2">
          <table:table-cell office:value-type="string">
            <text:p>2014-02-05 19:59:24.258 Location Tryout[2551:60b] didUpdateToLocation: &lt;+45.42785748,-75.68739513&gt; +/- 10.00m (speed 0.00 mps / course 330.63) @ 05/02/2014 19:59:24 Eastern Standard Time</text:p>
          </table:table-cell>
        </table:table-row>
        <table:table-row table:style-name="ro2">
          <table:table-cell office:value-type="string">
            <text:p>2014-02-05 19:59:25.166 Location Tryout[2551:60b] didUpdateToLocation: &lt;+45.42785688,-75.68739465&gt; +/- 10.00m (speed 0.00 mps / course 330.63) @ 05/02/2014 19:59:25 Eastern Standard Time</text:p>
          </table:table-cell>
        </table:table-row>
        <table:table-row table:style-name="ro2">
          <table:table-cell office:value-type="string">
            <text:p>2014-02-05 19:59:26.203 Location Tryout[2551:60b] didUpdateToLocation: &lt;+45.42786036,-75.68739744&gt; +/- 10.00m (speed 0.00 mps / course 330.63) @ 05/02/2014 19:59:26 Eastern Standard Time</text:p>
          </table:table-cell>
        </table:table-row>
        <table:table-row table:style-name="ro2">
          <table:table-cell office:value-type="string">
            <text:p>2014-02-05 19:59:27.328 Location Tryout[2551:60b] didUpdateToLocation: &lt;+45.42785673,-75.68739453&gt; +/- 10.00m (speed 0.00 mps / course 330.63) @ 05/02/2014 19:59:27 Eastern Standard Time</text:p>
          </table:table-cell>
        </table:table-row>
        <table:table-row table:style-name="ro2">
          <table:table-cell office:value-type="string">
            <text:p>2014-02-05 19:59:28.151 Location Tryout[2551:60b] didUpdateToLocation: &lt;+45.42785621,-75.68739411&gt; +/- 10.00m (speed 0.00 mps / course 330.63) @ 05/02/2014 19:59:28 Eastern Standard Time</text:p>
          </table:table-cell>
        </table:table-row>
        <table:table-row table:style-name="ro2">
          <table:table-cell office:value-type="string">
            <text:p>2014-02-05 19:59:29.280 Location Tryout[2551:60b] didUpdateToLocation: &lt;+45.42785786,-75.68739543&gt; +/- 10.00m (speed 0.00 mps / course 330.63) @ 05/02/2014 19:59:29 Eastern Standard Time</text:p>
          </table:table-cell>
        </table:table-row>
        <table:table-row table:style-name="ro2">
          <table:table-cell office:value-type="string">
            <text:p>2014-02-05 19:59:30.122 Location Tryout[2551:60b] didUpdateToLocation: &lt;+45.42786060,-75.68739763&gt; +/- 10.00m (speed 0.00 mps / course 330.63) @ 05/02/2014 19:59:30 Eastern Standard Time</text:p>
          </table:table-cell>
        </table:table-row>
        <table:table-row table:style-name="ro2">
          <table:table-cell office:value-type="string">
            <text:p>2014-02-05 19:59:31.262 Location Tryout[2551:60b] didUpdateToLocation: &lt;+45.42785790,-75.68739546&gt; +/- 10.00m (speed 0.00 mps / course 330.63) @ 05/02/2014 19:59:31 Eastern Standard Time</text:p>
          </table:table-cell>
        </table:table-row>
        <table:table-row table:style-name="ro2">
          <table:table-cell office:value-type="string">
            <text:p>2014-02-05 19:59:32.175 Location Tryout[2551:60b] didUpdateToLocation: &lt;+45.42785761,-75.68739524&gt; +/- 10.00m (speed 0.00 mps / course 330.63) @ 05/02/2014 19:59:32 Eastern Standard Time</text:p>
          </table:table-cell>
        </table:table-row>
        <table:table-row table:style-name="ro2">
          <table:table-cell office:value-type="string">
            <text:p>2014-02-05 19:59:33.245 Location Tryout[2551:60b] didUpdateToLocation: &lt;+45.42785890,-75.68739627&gt; +/- 10.00m (speed 0.00 mps / course 330.63) @ 05/02/2014 19:59:33 Eastern Standard Time</text:p>
          </table:table-cell>
        </table:table-row>
        <table:table-row table:style-name="ro2">
          <table:table-cell office:value-type="string">
            <text:p>2014-02-05 19:59:34.320 Location Tryout[2551:60b] didUpdateToLocation: &lt;+45.42785638,-75.68739424&gt; +/- 10.00m (speed 0.00 mps / course 330.63) @ 05/02/2014 19:59:34 Eastern Standard Time</text:p>
          </table:table-cell>
        </table:table-row>
        <table:table-row table:style-name="ro2">
          <table:table-cell office:value-type="string">
            <text:p>2014-02-05 19:59:35.218 Location Tryout[2551:60b] didUpdateToLocation: &lt;+45.42785722,-75.68739492&gt; +/- 10.00m (speed 0.00 mps / course 330.63) @ 05/02/2014 19:59:35 Eastern Standard Ti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20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5T19:48:12</meta:creation-date>
    <meta:generator>OpenOffice.org/3.3$Unix OpenOffice.org_project/330m20$Build-9567</meta:generator>
    <dc:date>2014-02-05T20:00:07</dc:date>
    <meta:editing-duration>PT4S</meta:editing-duration>
    <meta:editing-cycles>1</meta:editing-cycles>
    <meta:document-statistic meta:table-count="3" meta:cell-count="868" meta:object-count="0"/>
  </office:meta>
</office:document-meta>
</file>